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reakdown" table:style-name="ta1">
        <table:shapes>
          <draw:frame draw:z-index="0" draw:style-name="gr1" draw:text-style-name="P1" svg:width="7.4465in" svg:height="4.724in" svg:x="0.7382in" svg:y="1.9217in">
            <draw:object draw:notify-on-update-of-ranges="Breakdown.B1:Breakdown.H1 Breakdown.A2:Breakdown.A2 Breakdown.B2:Breakdown.H2 Breakdown.A3:Breakdown.A3 Breakdown.B3:Breakdown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 loops</text:p>
          </table:table-cell>
          <table:table-cell office:value-type="string" calcext:value-type="string">
            <text:p>C omp loops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+loop</text:p>
          </table:table-cell>
          <table:table-cell office:value-type="string" calcext:value-type="string">
            <text:p>BLAS+permute</text:p>
          </table:table-cell>
          <table:table-cell office:value-type="string" calcext:value-type="string">
            <text:p>Einsums</text:p>
          </table:table-cell>
          <table:table-cell office:value-type="string" calcext:value-type="string">
            <text:p>Einsums+permute</text:p>
          </table:table-cell>
        </table:table-row>
        <table:table-row table:style-name="ro1">
          <table:table-cell office:value-type="string" calcext:value-type="string">
            <text:p>Form J</text:p>
          </table:table-cell>
          <table:table-cell office:value-type="float" office:value="0.057055" calcext:value-type="float">
            <text:p>0.057055</text:p>
          </table:table-cell>
          <table:table-cell office:value-type="float" office:value="0.057916" calcext:value-type="float">
            <text:p>0.057916</text:p>
          </table:table-cell>
          <table:table-cell office:value-type="float" office:value="0.0544342" calcext:value-type="float">
            <text:p>5.44E-02</text:p>
          </table:table-cell>
          <table:table-cell office:value-type="float" office:value="0.0239915" calcext:value-type="float">
            <text:p>0.0239915</text:p>
          </table:table-cell>
          <table:table-cell office:value-type="float" office:value="0.023775" calcext:value-type="float">
            <text:p>0.023775</text:p>
          </table:table-cell>
          <table:table-cell office:value-type="float" office:value="0.0240944" calcext:value-type="float">
            <text:p>0.0240944</text:p>
          </table:table-cell>
          <table:table-cell office:value-type="float" office:value="0.0239031" calcext:value-type="float">
            <text:p>0.0239031</text:p>
          </table:table-cell>
        </table:table-row>
        <table:table-row table:style-name="ro1">
          <table:table-cell office:value-type="string" calcext:value-type="string">
            <text:p>Form K</text:p>
          </table:table-cell>
          <table:table-cell office:value-type="float" office:value="0.043549" calcext:value-type="float">
            <text:p>0.043549</text:p>
          </table:table-cell>
          <table:table-cell office:value-type="float" office:value="0.048029" calcext:value-type="float">
            <text:p>0.048029</text:p>
          </table:table-cell>
          <table:table-cell office:value-type="float" office:value="0.0453861" calcext:value-type="float">
            <text:p>4.54E-02</text:p>
          </table:table-cell>
          <table:table-cell office:value-type="float" office:value="0.0436565" calcext:value-type="float">
            <text:p>0.0436565</text:p>
          </table:table-cell>
          <table:table-cell office:value-type="float" office:value="0.0965574" calcext:value-type="float">
            <text:p>0.0965574</text:p>
          </table:table-cell>
          <table:table-cell office:value-type="float" office:value="0.164999" calcext:value-type="float">
            <text:p>0.164999</text:p>
          </table:table-cell>
          <table:table-cell office:value-type="float" office:value="0.151493" calcext:value-type="float">
            <text:p>0.151493</text:p>
          </table:table-cell>
        </table:table-row>
        <table:table-row table:style-name="ro1">
          <table:table-cell office:value-type="string" calcext:value-type="string">
            <text:p>Form G</text:p>
          </table:table-cell>
          <table:table-cell table:number-columns-repeated="2" office:value-type="float" office:value="0.000009" calcext:value-type="float">
            <text:p>0.000009</text:p>
          </table:table-cell>
          <table:table-cell office:value-type="float" office:value="0.00000785" calcext:value-type="float">
            <text:p>7.85E-06</text:p>
          </table:table-cell>
          <table:table-cell table:style-name="ce1" office:value-type="float" office:value="0.0000238" calcext:value-type="float">
            <text:p>2.38E-05</text:p>
          </table:table-cell>
          <table:table-cell table:style-name="ce1" office:value-type="float" office:value="0.0000163" calcext:value-type="float">
            <text:p>1.63E-05</text:p>
          </table:table-cell>
          <table:table-cell table:style-name="ce1" office:value-type="float" office:value="0.00001865" calcext:value-type="float">
            <text:p>1.87E-05</text:p>
          </table:table-cell>
          <table:table-cell table:style-name="ce1" office:value-type="float" office:value="0.00001575" calcext:value-type="float">
            <text:p>1.58E-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.100614" calcext:value-type="float">
            <text:p>0.100614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09982815" calcext:value-type="float">
            <text:p>9.98E-02</text:p>
          </table:table-cell>
          <table:table-cell office:value-type="float" office:value="0.0676719" calcext:value-type="float">
            <text:p>0.0676719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0.189112" calcext:value-type="float">
            <text:p>0.189112</text:p>
          </table:table-cell>
          <table:table-cell office:value-type="float" office:value="0.175412" calcext:value-type="float">
            <text:p>0.175412</text:p>
          </table:table-cell>
        </table:table-row>
      </table:table>
      <table:table table:name="Growth" table:style-name="ta1">
        <table:shapes>
          <draw:frame draw:z-index="0" draw:style-name="gr1" draw:text-style-name="P1" svg:width="10.3398in" svg:height="6.8992in" svg:x="1.9374in" svg:y="7.6193in">
            <draw:object draw:notify-on-update-of-ranges="Growth.A3:Growth.A22 Growth.B2:Growth.B2 Growth.B3:Growth.B22 Growth.A3:Growth.A22 Growth.C2:Growth.C2 Growth.C3:Growth.C22 Growth.A3:Growth.A22 Growth.D2:Growth.D2 Growth.D3:Growth.D22 Growth.A3:Growth.A22 Growth.E2:Growth.E2 Growth.E3:Growth.E22 Growth.A3:Growth.A22 Growth.F2:Growth.F2 Growth.F3:Growth.F22 Growth.A3:Growth.A22 Growth.G2:Growth.G2 Growth.G3:Growth.G22 Growth.A3:Growth.A22 Growth.H2:Growth.H2 Growth.H3:Growth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2.0252in" svg:height="5.8244in" svg:x="12.411in" svg:y="7.4583in">
            <draw:object draw:notify-on-update-of-ranges="Growth.K2:Growth.K2 Growth.K3:Growth.K21 Growth.A3:Growth.A21 Growth.K23:Growth.K41 Growth.K23:Growth.K41 Growth.J3:Growth.J21 Growth.L2:Growth.L2 Growth.L3:Growth.L21 Growth.L23:Growth.L41 Growth.L23:Growth.L41 Growth.J3:Growth.J21 Growth.M2:Growth.M2 Growth.M3:Growth.M21 Growth.M23:Growth.M41 Growth.M23:Growth.M41 Growth.J3:Growth.J21 Growth.N2:Growth.N2 Growth.N3:Growth.N21 Growth.N23:Growth.N41 Growth.N23:Growth.N41 Growth.J3:Growth.J21 Growth.O2:Growth.O2 Growth.O3:Growth.O21 Growth.O23:Growth.O41 Growth.O23:Growth.O41 Growth.J3:Growth.J21 Growth.P2:Growth.P2 Growth.P3:Growth.P21 Growth.P23:Growth.P41 Growth.P23:Growth.P41 Growth.J3:Growth.J21 Growth.Q2:Growth.Q2 Growth.Q3:Growth.Q21 Growth.Q23:Growth.Q41 Growth.Q23:Growth.Q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Timings for different side length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Normalized log timings. Timings are normalized to C Loops, then the natural log is taken.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table:style-name="Default"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  <table:table-cell/>
          <table:table-cell office:value-type="string" calcext:value-type="string">
            <text:p>Side Length</text:p>
          </table:table-cell>
          <table:table-cell office:value-type="string" calcext:value-type="string">
            <text:p>C Loops</text:p>
          </table:table-cell>
          <table:table-cell office:value-type="string" calcext:value-type="string">
            <text:p>C Loops + OMP</text:p>
          </table:table-cell>
          <table:table-cell office:value-type="string" calcext:value-type="string">
            <text:p>Fortran Loops</text:p>
          </table:table-cell>
          <table:table-cell office:value-type="string" calcext:value-type="string">
            <text:p>BLAS + Loop</text:p>
          </table:table-cell>
          <table:table-cell office:value-type="string" calcext:value-type="string">
            <text:p>BLAS + Permute</text:p>
          </table:table-cell>
          <table:table-cell office:value-type="string" calcext:value-type="string">
            <text:p>Einsums Unsorted</text:p>
          </table:table-cell>
          <table:table-cell office:value-type="string" calcext:value-type="string">
            <text:p>Einsums Sor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284" calcext:value-type="float">
            <text:p>2.84E-05</text:p>
          </table:table-cell>
          <table:table-cell table:style-name="ce1" office:value-type="float" office:value="0.00002905" calcext:value-type="float">
            <text:p>2.91E-05</text:p>
          </table:table-cell>
          <table:table-cell office:value-type="float" office:value="0.00003345" calcext:value-type="float">
            <text:p>3.35E-05</text:p>
          </table:table-cell>
          <table:table-cell table:style-name="ce1" office:value-type="float" office:value="0.00007195" calcext:value-type="float">
            <text:p>7.20E-05</text:p>
          </table:table-cell>
          <table:table-cell table:style-name="ce1" office:value-type="float" office:value="0.0000051" calcext:value-type="float">
            <text:p>5.10E-06</text:p>
          </table:table-cell>
          <table:table-cell office:value-type="float" office:value="0.0001826" calcext:value-type="float">
            <text:p>0.0001826</text:p>
          </table:table-cell>
          <table:table-cell table:style-name="ce1" office:value-type="float" office:value="0.00006725" calcext:value-type="float">
            <text:p>6.73E-05</text:p>
          </table:table-cell>
          <table:table-cell/>
          <table:table-cell table:formula="of:=[.A3]" office:value-type="float" office:value="10" calcext:value-type="float">
            <text:p>10</text:p>
          </table:table-cell>
          <table:table-cell table:formula="of:=LN([.B3]/[.$E3])" office:value-type="float" office:value="-0.929582288166217" calcext:value-type="float">
            <text:p>-0.929582288166217</text:p>
          </table:table-cell>
          <table:table-cell table:formula="of:=LN([.C3]/[.$E3])" office:value-type="float" office:value="-0.906952950035457" calcext:value-type="float">
            <text:p>-0.906952950035457</text:p>
          </table:table-cell>
          <table:table-cell table:formula="of:=LN([.D3]/[.$E3])" office:value-type="float" office:value="-0.765919646759139" calcext:value-type="float">
            <text:p>-0.765919646759139</text:p>
          </table:table-cell>
          <table:table-cell table:formula="of:=LN([.E3]/[.$E3])" office:value-type="float" office:value="0" calcext:value-type="float">
            <text:p>0</text:p>
          </table:table-cell>
          <table:table-cell table:formula="of:=LN([.F3]/[.$E3])" office:value-type="float" office:value="-2.6467308936031" calcext:value-type="float">
            <text:p>-2.6467308936031</text:p>
          </table:table-cell>
          <table:table-cell table:formula="of:=LN([.G3]/[.$E3])" office:value-type="float" office:value="0.931326534827491" calcext:value-type="float">
            <text:p>0.931326534827491</text:p>
          </table:table-cell>
          <table:table-cell table:formula="of:=LN([.H3]/[.$E3])" office:value-type="float" office:value="-0.0675544148514284" calcext:value-type="float">
            <text:p>-0.06755441485142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01095" calcext:value-type="float">
            <text:p>0.0001095</text:p>
          </table:table-cell>
          <table:table-cell office:value-type="float" office:value="0.0001121" calcext:value-type="float">
            <text:p>0.0001121</text:p>
          </table:table-cell>
          <table:table-cell office:value-type="float" office:value="0.0000973" calcext:value-type="float">
            <text:p>9.73E-05</text:p>
          </table:table-cell>
          <table:table-cell office:value-type="float" office:value="0.00024875" calcext:value-type="float">
            <text:p>0.00024875</text:p>
          </table:table-cell>
          <table:table-cell table:style-name="ce1" office:value-type="float" office:value="0.0000826" calcext:value-type="float">
            <text:p>8.26E-05</text:p>
          </table:table-cell>
          <table:table-cell office:value-type="float" office:value="0.00057485" calcext:value-type="float">
            <text:p>0.00057485</text:p>
          </table:table-cell>
          <table:table-cell office:value-type="float" office:value="0.00010885" calcext:value-type="float">
            <text:p>0.00010885</text:p>
          </table:table-cell>
          <table:table-cell/>
          <table:table-cell table:formula="of:=[.A4]" office:value-type="float" office:value="20" calcext:value-type="float">
            <text:p>20</text:p>
          </table:table-cell>
          <table:table-cell table:formula="of:=LN([.B4]/[.$E4])" office:value-type="float" office:value="-0.820523826782147" calcext:value-type="float">
            <text:p>-0.820523826782147</text:p>
          </table:table-cell>
          <table:table-cell table:formula="of:=LN([.C4]/[.$E4])" office:value-type="float" office:value="-0.797057045960588" calcext:value-type="float">
            <text:p>-0.797057045960588</text:p>
          </table:table-cell>
          <table:table-cell table:formula="of:=LN([.D4]/[.$E4])" office:value-type="float" office:value="-0.938649386846743" calcext:value-type="float">
            <text:p>-0.938649386846743</text:p>
          </table:table-cell>
          <table:table-cell table:formula="of:=LN([.E4]/[.$E4])" office:value-type="float" office:value="0" calcext:value-type="float">
            <text:p>0</text:p>
          </table:table-cell>
          <table:table-cell table:formula="of:=LN([.F4]/[.$E4])" office:value-type="float" office:value="-1.10243869551177" calcext:value-type="float">
            <text:p>-1.10243869551177</text:p>
          </table:table-cell>
          <table:table-cell table:formula="of:=LN([.G4]/[.$E4])" office:value-type="float" office:value="0.837660761161047" calcext:value-type="float">
            <text:p>0.837660761161047</text:p>
          </table:table-cell>
          <table:table-cell table:formula="of:=LN([.H4]/[.$E4])" office:value-type="float" office:value="-0.826477588358146" calcext:value-type="float">
            <text:p>-0.8264775883581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5868" calcext:value-type="float">
            <text:p>0.0005868</text:p>
          </table:table-cell>
          <table:table-cell office:value-type="float" office:value="0.0005903" calcext:value-type="float">
            <text:p>0.0005903</text:p>
          </table:table-cell>
          <table:table-cell office:value-type="float" office:value="0.00045015" calcext:value-type="float">
            <text:p>4.50E-04</text:p>
          </table:table-cell>
          <table:table-cell office:value-type="float" office:value="0.00056265" calcext:value-type="float">
            <text:p>0.00056265</text:p>
          </table:table-cell>
          <table:table-cell office:value-type="float" office:value="0.00036015" calcext:value-type="float">
            <text:p>0.00036015</text:p>
          </table:table-cell>
          <table:table-cell office:value-type="float" office:value="0.00208875" calcext:value-type="float">
            <text:p>0.00208875</text:p>
          </table:table-cell>
          <table:table-cell office:value-type="float" office:value="0.00049455" calcext:value-type="float">
            <text:p>0.00049455</text:p>
          </table:table-cell>
          <table:table-cell/>
          <table:table-cell table:formula="of:=[.A5]" office:value-type="float" office:value="30" calcext:value-type="float">
            <text:p>30</text:p>
          </table:table-cell>
          <table:table-cell table:formula="of:=LN([.B5]/[.$E5])" office:value-type="float" office:value="0.0420262810728206" calcext:value-type="float">
            <text:p>0.0420262810728206</text:p>
          </table:table-cell>
          <table:table-cell table:formula="of:=LN([.C5]/[.$E5])" office:value-type="float" office:value="0.0479731170506375" calcext:value-type="float">
            <text:p>0.0479731170506375</text:p>
          </table:table-cell>
          <table:table-cell table:formula="of:=LN([.D5]/[.$E5])" office:value-type="float" office:value="-0.22307690464152" calcext:value-type="float">
            <text:p>-0.22307690464152</text:p>
          </table:table-cell>
          <table:table-cell table:formula="of:=LN([.E5]/[.$E5])" office:value-type="float" office:value="0" calcext:value-type="float">
            <text:p>0</text:p>
          </table:table-cell>
          <table:table-cell table:formula="of:=LN([.F5]/[.$E5])" office:value-type="float" office:value="-0.446137153860634" calcext:value-type="float">
            <text:p>-0.446137153860634</text:p>
          </table:table-cell>
          <table:table-cell table:formula="of:=LN([.G5]/[.$E5])" office:value-type="float" office:value="1.3116633147136" calcext:value-type="float">
            <text:p>1.3116633147136</text:p>
          </table:table-cell>
          <table:table-cell table:formula="of:=LN([.H5]/[.$E5])" office:value-type="float" office:value="-0.129009507010156" calcext:value-type="float">
            <text:p>-0.1290095070101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96535" calcext:value-type="float">
            <text:p>0.00196535</text:p>
          </table:table-cell>
          <table:table-cell office:value-type="float" office:value="0.0019737" calcext:value-type="float">
            <text:p>0.0019737</text:p>
          </table:table-cell>
          <table:table-cell office:value-type="float" office:value="0.00161145" calcext:value-type="float">
            <text:p>1.61E-03</text:p>
          </table:table-cell>
          <table:table-cell office:value-type="float" office:value="0.00152085" calcext:value-type="float">
            <text:p>0.00152085</text:p>
          </table:table-cell>
          <table:table-cell office:value-type="float" office:value="0.00258715" calcext:value-type="float">
            <text:p>0.00258715</text:p>
          </table:table-cell>
          <table:table-cell office:value-type="float" office:value="0.00504305" calcext:value-type="float">
            <text:p>0.00504305</text:p>
          </table:table-cell>
          <table:table-cell office:value-type="float" office:value="0.0031983" calcext:value-type="float">
            <text:p>0.0031983</text:p>
          </table:table-cell>
          <table:table-cell/>
          <table:table-cell table:formula="of:=[.A6]" office:value-type="float" office:value="40" calcext:value-type="float">
            <text:p>40</text:p>
          </table:table-cell>
          <table:table-cell table:formula="of:=LN([.B6]/[.$E6])" office:value-type="float" office:value="0.256400957424051" calcext:value-type="float">
            <text:p>0.256400957424051</text:p>
          </table:table-cell>
          <table:table-cell table:formula="of:=LN([.C6]/[.$E6])" office:value-type="float" office:value="0.260640564693363" calcext:value-type="float">
            <text:p>0.260640564693363</text:p>
          </table:table-cell>
          <table:table-cell table:formula="of:=LN([.D6]/[.$E6])" office:value-type="float" office:value="0.0578650057139627" calcext:value-type="float">
            <text:p>0.0578650057139627</text:p>
          </table:table-cell>
          <table:table-cell table:formula="of:=LN([.E6]/[.$E6])" office:value-type="float" office:value="0" calcext:value-type="float">
            <text:p>0</text:p>
          </table:table-cell>
          <table:table-cell table:formula="of:=LN([.F6]/[.$E6])" office:value-type="float" office:value="0.531287494657213" calcext:value-type="float">
            <text:p>0.531287494657213</text:p>
          </table:table-cell>
          <table:table-cell table:formula="of:=LN([.G6]/[.$E6])" office:value-type="float" office:value="1.19874166869417" calcext:value-type="float">
            <text:p>1.19874166869417</text:p>
          </table:table-cell>
          <table:table-cell table:formula="of:=LN([.H6]/[.$E6])" office:value-type="float" office:value="0.743350029557841" calcext:value-type="float">
            <text:p>0.7433500295578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589595" calcext:value-type="float">
            <text:p>0.00589595</text:p>
          </table:table-cell>
          <table:table-cell office:value-type="float" office:value="0.00591835" calcext:value-type="float">
            <text:p>0.00591835</text:p>
          </table:table-cell>
          <table:table-cell office:value-type="float" office:value="0.00710055" calcext:value-type="float">
            <text:p>7.10E-03</text:p>
          </table:table-cell>
          <table:table-cell office:value-type="float" office:value="0.00513015" calcext:value-type="float">
            <text:p>0.00513015</text:p>
          </table:table-cell>
          <table:table-cell office:value-type="float" office:value="0.00746125" calcext:value-type="float">
            <text:p>0.00746125</text:p>
          </table:table-cell>
          <table:table-cell office:value-type="float" office:value="0.0119757" calcext:value-type="float">
            <text:p>0.0119757</text:p>
          </table:table-cell>
          <table:table-cell office:value-type="float" office:value="0.0099923" calcext:value-type="float">
            <text:p>0.0099923</text:p>
          </table:table-cell>
          <table:table-cell/>
          <table:table-cell table:formula="of:=[.A7]" office:value-type="float" office:value="50" calcext:value-type="float">
            <text:p>50</text:p>
          </table:table-cell>
          <table:table-cell table:formula="of:=LN([.B7]/[.$E7])" office:value-type="float" office:value="0.139130776004146" calcext:value-type="float">
            <text:p>0.139130776004146</text:p>
          </table:table-cell>
          <table:table-cell table:formula="of:=LN([.C7]/[.$E7])" office:value-type="float" office:value="0.142922795309828" calcext:value-type="float">
            <text:p>0.142922795309828</text:p>
          </table:table-cell>
          <table:table-cell table:formula="of:=LN([.D7]/[.$E7])" office:value-type="float" office:value="0.325037347314474" calcext:value-type="float">
            <text:p>0.325037347314474</text:p>
          </table:table-cell>
          <table:table-cell table:formula="of:=LN([.E7]/[.$E7])" office:value-type="float" office:value="0" calcext:value-type="float">
            <text:p>0</text:p>
          </table:table-cell>
          <table:table-cell table:formula="of:=LN([.F7]/[.$E7])" office:value-type="float" office:value="0.374588061979436" calcext:value-type="float">
            <text:p>0.374588061979436</text:p>
          </table:table-cell>
          <table:table-cell table:formula="of:=LN([.G7]/[.$E7])" office:value-type="float" office:value="0.847744698182082" calcext:value-type="float">
            <text:p>0.847744698182082</text:p>
          </table:table-cell>
          <table:table-cell table:formula="of:=LN([.H7]/[.$E7])" office:value-type="float" office:value="0.666679897870494" calcext:value-type="float">
            <text:p>0.6666798978704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2539" calcext:value-type="float">
            <text:p>0.012539</text:p>
          </table:table-cell>
          <table:table-cell office:value-type="float" office:value="0.0124007" calcext:value-type="float">
            <text:p>0.0124007</text:p>
          </table:table-cell>
          <table:table-cell office:value-type="float" office:value="0.01253625" calcext:value-type="float">
            <text:p>1.25E-02</text:p>
          </table:table-cell>
          <table:table-cell office:value-type="float" office:value="0.00978445" calcext:value-type="float">
            <text:p>0.00978445</text:p>
          </table:table-cell>
          <table:table-cell office:value-type="float" office:value="0.0146528" calcext:value-type="float">
            <text:p>0.0146528</text:p>
          </table:table-cell>
          <table:table-cell office:value-type="float" office:value="0.025003" calcext:value-type="float">
            <text:p>0.025003</text:p>
          </table:table-cell>
          <table:table-cell office:value-type="float" office:value="0.0225632" calcext:value-type="float">
            <text:p>0.0225632</text:p>
          </table:table-cell>
          <table:table-cell/>
          <table:table-cell table:formula="of:=[.A8]" office:value-type="float" office:value="60" calcext:value-type="float">
            <text:p>60</text:p>
          </table:table-cell>
          <table:table-cell table:formula="of:=LN([.B8]/[.$E8])" office:value-type="float" office:value="0.248049396422488" calcext:value-type="float">
            <text:p>0.248049396422488</text:p>
          </table:table-cell>
          <table:table-cell table:formula="of:=LN([.C8]/[.$E8])" office:value-type="float" office:value="0.236958531844649" calcext:value-type="float">
            <text:p>0.236958531844649</text:p>
          </table:table-cell>
          <table:table-cell table:formula="of:=LN([.D8]/[.$E8])" office:value-type="float" office:value="0.247830056634368" calcext:value-type="float">
            <text:p>0.247830056634368</text:p>
          </table:table-cell>
          <table:table-cell table:formula="of:=LN([.E8]/[.$E8])" office:value-type="float" office:value="0" calcext:value-type="float">
            <text:p>0</text:p>
          </table:table-cell>
          <table:table-cell table:formula="of:=LN([.F8]/[.$E8])" office:value-type="float" office:value="0.403837052694727" calcext:value-type="float">
            <text:p>0.403837052694727</text:p>
          </table:table-cell>
          <table:table-cell table:formula="of:=LN([.G8]/[.$E8])" office:value-type="float" office:value="0.938201426882864" calcext:value-type="float">
            <text:p>0.938201426882864</text:p>
          </table:table-cell>
          <table:table-cell table:formula="of:=LN([.H8]/[.$E8])" office:value-type="float" office:value="0.835525869756672" calcext:value-type="float">
            <text:p>0.835525869756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46426" calcext:value-type="float">
            <text:p>0.0246426</text:p>
          </table:table-cell>
          <table:table-cell office:value-type="float" office:value="0.0231508" calcext:value-type="float">
            <text:p>0.0231508</text:p>
          </table:table-cell>
          <table:table-cell office:value-type="float" office:value="0.0237102" calcext:value-type="float">
            <text:p>2.37E-02</text:p>
          </table:table-cell>
          <table:table-cell office:value-type="float" office:value="0.0179946" calcext:value-type="float">
            <text:p>0.0179946</text:p>
          </table:table-cell>
          <table:table-cell office:value-type="float" office:value="0.0278953" calcext:value-type="float">
            <text:p>0.0278953</text:p>
          </table:table-cell>
          <table:table-cell office:value-type="float" office:value="0.0452445" calcext:value-type="float">
            <text:p>0.0452445</text:p>
          </table:table-cell>
          <table:table-cell office:value-type="float" office:value="0.0402739" calcext:value-type="float">
            <text:p>0.0402739</text:p>
          </table:table-cell>
          <table:table-cell/>
          <table:table-cell table:formula="of:=[.A9]" office:value-type="float" office:value="70" calcext:value-type="float">
            <text:p>70</text:p>
          </table:table-cell>
          <table:table-cell table:formula="of:=LN([.B9]/[.$E9])" office:value-type="float" office:value="0.314404939691887" calcext:value-type="float">
            <text:p>0.314404939691887</text:p>
          </table:table-cell>
          <table:table-cell table:formula="of:=LN([.C9]/[.$E9])" office:value-type="float" office:value="0.251957624283414" calcext:value-type="float">
            <text:p>0.251957624283414</text:p>
          </table:table-cell>
          <table:table-cell table:formula="of:=LN([.D9]/[.$E9])" office:value-type="float" office:value="0.275833622413959" calcext:value-type="float">
            <text:p>0.275833622413959</text:p>
          </table:table-cell>
          <table:table-cell table:formula="of:=LN([.E9]/[.$E9])" office:value-type="float" office:value="0" calcext:value-type="float">
            <text:p>0</text:p>
          </table:table-cell>
          <table:table-cell table:formula="of:=LN([.F9]/[.$E9])" office:value-type="float" office:value="0.438386502968021" calcext:value-type="float">
            <text:p>0.438386502968021</text:p>
          </table:table-cell>
          <table:table-cell table:formula="of:=LN([.G9]/[.$E9])" office:value-type="float" office:value="0.922009402910016" calcext:value-type="float">
            <text:p>0.922009402910016</text:p>
          </table:table-cell>
          <table:table-cell table:formula="of:=LN([.H9]/[.$E9])" office:value-type="float" office:value="0.80563190357446" calcext:value-type="float">
            <text:p>0.805631903574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433964" calcext:value-type="float">
            <text:p>0.0433964</text:p>
          </table:table-cell>
          <table:table-cell office:value-type="float" office:value="0.0395957" calcext:value-type="float">
            <text:p>0.0395957</text:p>
          </table:table-cell>
          <table:table-cell office:value-type="float" office:value="0.040334" calcext:value-type="float">
            <text:p>4.03E-02</text:p>
          </table:table-cell>
          <table:table-cell office:value-type="float" office:value="0.0264738" calcext:value-type="float">
            <text:p>0.0264738</text:p>
          </table:table-cell>
          <table:table-cell office:value-type="float" office:value="0.048195" calcext:value-type="float">
            <text:p>0.048195</text:p>
          </table:table-cell>
          <table:table-cell office:value-type="float" office:value="0.0754655" calcext:value-type="float">
            <text:p>0.0754655</text:p>
          </table:table-cell>
          <table:table-cell office:value-type="float" office:value="0.0711717" calcext:value-type="float">
            <text:p>0.0711717</text:p>
          </table:table-cell>
          <table:table-cell/>
          <table:table-cell table:formula="of:=[.A10]" office:value-type="float" office:value="80" calcext:value-type="float">
            <text:p>80</text:p>
          </table:table-cell>
          <table:table-cell table:formula="of:=LN([.B10]/[.$E10])" office:value-type="float" office:value="0.49422092367593" calcext:value-type="float">
            <text:p>0.49422092367593</text:p>
          </table:table-cell>
          <table:table-cell table:formula="of:=LN([.C10]/[.$E10])" office:value-type="float" office:value="0.402564961824789" calcext:value-type="float">
            <text:p>0.402564961824789</text:p>
          </table:table-cell>
          <table:table-cell table:formula="of:=LN([.D10]/[.$E10])" office:value-type="float" office:value="0.421039221036461" calcext:value-type="float">
            <text:p>0.421039221036461</text:p>
          </table:table-cell>
          <table:table-cell table:formula="of:=LN([.E10]/[.$E10])" office:value-type="float" office:value="0" calcext:value-type="float">
            <text:p>0</text:p>
          </table:table-cell>
          <table:table-cell table:formula="of:=LN([.F10]/[.$E10])" office:value-type="float" office:value="0.599099716554742" calcext:value-type="float">
            <text:p>0.599099716554742</text:p>
          </table:table-cell>
          <table:table-cell table:formula="of:=LN([.G10]/[.$E10])" office:value-type="float" office:value="1.04752003349627" calcext:value-type="float">
            <text:p>1.04752003349627</text:p>
          </table:table-cell>
          <table:table-cell table:formula="of:=LN([.H10]/[.$E10])" office:value-type="float" office:value="0.988939702813731" calcext:value-type="float">
            <text:p>0.98893970281373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740541" calcext:value-type="float">
            <text:p>0.0740541</text:p>
          </table:table-cell>
          <table:table-cell office:value-type="float" office:value="0.0638201" calcext:value-type="float">
            <text:p>0.0638201</text:p>
          </table:table-cell>
          <table:table-cell office:value-type="float" office:value="0.0677603" calcext:value-type="float">
            <text:p>6.78E-02</text:p>
          </table:table-cell>
          <table:table-cell office:value-type="float" office:value="0.0465776" calcext:value-type="float">
            <text:p>0.0465776</text:p>
          </table:table-cell>
          <table:table-cell office:value-type="float" office:value="0.0781497" calcext:value-type="float">
            <text:p>0.0781497</text:p>
          </table:table-cell>
          <table:table-cell office:value-type="float" office:value="0.126659" calcext:value-type="float">
            <text:p>0.126659</text:p>
          </table:table-cell>
          <table:table-cell office:value-type="float" office:value="0.111215" calcext:value-type="float">
            <text:p>0.111215</text:p>
          </table:table-cell>
          <table:table-cell/>
          <table:table-cell table:formula="of:=[.A11]" office:value-type="float" office:value="90" calcext:value-type="float">
            <text:p>90</text:p>
          </table:table-cell>
          <table:table-cell table:formula="of:=LN([.B11]/[.$E11])" office:value-type="float" office:value="0.463676168306219" calcext:value-type="float">
            <text:p>0.463676168306219</text:p>
          </table:table-cell>
          <table:table-cell table:formula="of:=LN([.C11]/[.$E11])" office:value-type="float" office:value="0.31494844888636" calcext:value-type="float">
            <text:p>0.31494844888636</text:p>
          </table:table-cell>
          <table:table-cell table:formula="of:=LN([.D11]/[.$E11])" office:value-type="float" office:value="0.374856738855353" calcext:value-type="float">
            <text:p>0.374856738855353</text:p>
          </table:table-cell>
          <table:table-cell table:formula="of:=LN([.E11]/[.$E11])" office:value-type="float" office:value="0" calcext:value-type="float">
            <text:p>0</text:p>
          </table:table-cell>
          <table:table-cell table:formula="of:=LN([.F11]/[.$E11])" office:value-type="float" office:value="0.517506479219089" calcext:value-type="float">
            <text:p>0.517506479219089</text:p>
          </table:table-cell>
          <table:table-cell table:formula="of:=LN([.G11]/[.$E11])" office:value-type="float" office:value="1.00037869703531" calcext:value-type="float">
            <text:p>1.00037869703531</text:p>
          </table:table-cell>
          <table:table-cell table:formula="of:=LN([.H11]/[.$E11])" office:value-type="float" office:value="0.870345525936258" calcext:value-type="float">
            <text:p>0.8703455259362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5502" calcext:value-type="float">
            <text:p>0.11550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1845" calcext:value-type="float">
            <text:p>9.92E-02</text:p>
          </table:table-cell>
          <table:table-cell office:value-type="float" office:value="0.0676719" calcext:value-type="float">
            <text:p>0.0676719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0.189112" calcext:value-type="float">
            <text:p>0.189112</text:p>
          </table:table-cell>
          <table:table-cell office:value-type="float" office:value="0.175412" calcext:value-type="float">
            <text:p>0.175412</text:p>
          </table:table-cell>
          <table:table-cell/>
          <table:table-cell table:formula="of:=[.A12]" office:value-type="float" office:value="100" calcext:value-type="float">
            <text:p>100</text:p>
          </table:table-cell>
          <table:table-cell table:formula="of:=LN([.B12]/[.$E12])" office:value-type="float" office:value="0.534616818544664" calcext:value-type="float">
            <text:p>0.534616818544664</text:p>
          </table:table-cell>
          <table:table-cell table:formula="of:=LN([.C12]/[.$E12])" office:value-type="float" office:value="0.398635964926393" calcext:value-type="float">
            <text:p>0.398635964926393</text:p>
          </table:table-cell>
          <table:table-cell table:formula="of:=LN([.D12]/[.$E12])" office:value-type="float" office:value="0.382652957615868" calcext:value-type="float">
            <text:p>0.382652957615868</text:p>
          </table:table-cell>
          <table:table-cell table:formula="of:=LN([.E12]/[.$E12])" office:value-type="float" office:value="0" calcext:value-type="float">
            <text:p>0</text:p>
          </table:table-cell>
          <table:table-cell table:formula="of:=LN([.F12]/[.$E12])" office:value-type="float" office:value="0.575724827811518" calcext:value-type="float">
            <text:p>0.575724827811518</text:p>
          </table:table-cell>
          <table:table-cell table:formula="of:=LN([.G12]/[.$E12])" office:value-type="float" office:value="1.027668404854" calcext:value-type="float">
            <text:p>1.027668404854</text:p>
          </table:table-cell>
          <table:table-cell table:formula="of:=LN([.H12]/[.$E12])" office:value-type="float" office:value="0.952466465364612" calcext:value-type="float">
            <text:p>0.9524664653646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154422" calcext:value-type="float">
            <text:p>0.154422</text:p>
          </table:table-cell>
          <table:table-cell table:style-name="Default" office:value-type="float" office:value="0.14606605" calcext:value-type="float">
            <text:p>0.14606605</text:p>
          </table:table-cell>
          <table:table-cell office:value-type="float" office:value="0.117531" calcext:value-type="float">
            <text:p>0.117531</text:p>
          </table:table-cell>
          <table:table-cell office:value-type="float" office:value="0.176391" calcext:value-type="float">
            <text:p>0.176391</text:p>
          </table:table-cell>
          <table:table-cell office:value-type="float" office:value="0.269849" calcext:value-type="float">
            <text:p>0.269849</text:p>
          </table:table-cell>
          <table:table-cell office:value-type="float" office:value="0.250827" calcext:value-type="float">
            <text:p>0.250827</text:p>
          </table:table-cell>
          <table:table-cell/>
          <table:table-cell table:formula="of:=[.A13]" office:value-type="float" office:value="110" calcext:value-type="float">
            <text:p>110</text:p>
          </table:table-cell>
          <table:table-cell table:formula="of:=LN([.B13]/[.$E13])" office:value-type="float" office:value="0.492999142002454" calcext:value-type="float">
            <text:p>0.492999142002454</text:p>
          </table:table-cell>
          <table:table-cell table:formula="of:=LN([.C13]/[.$E13])" office:value-type="float" office:value="0.272986985912503" calcext:value-type="float">
            <text:p>0.272986985912503</text:p>
          </table:table-cell>
          <table:table-cell table:formula="of:=LN([.D13]/[.$E13])" office:value-type="float" office:value="0.217356788093333" calcext:value-type="float">
            <text:p>0.217356788093333</text:p>
          </table:table-cell>
          <table:table-cell table:formula="of:=LN([.E13]/[.$E13])" office:value-type="float" office:value="0" calcext:value-type="float">
            <text:p>0</text:p>
          </table:table-cell>
          <table:table-cell table:formula="of:=LN([.F13]/[.$E13])" office:value-type="float" office:value="0.406000993288453" calcext:value-type="float">
            <text:p>0.406000993288453</text:p>
          </table:table-cell>
          <table:table-cell table:formula="of:=LN([.G13]/[.$E13])" office:value-type="float" office:value="0.831160414720835" calcext:value-type="float">
            <text:p>0.831160414720835</text:p>
          </table:table-cell>
          <table:table-cell table:formula="of:=LN([.H13]/[.$E13])" office:value-type="float" office:value="0.758061329892231" calcext:value-type="float">
            <text:p>0.75806132989223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278643" calcext:value-type="float">
            <text:p>0.278643</text:p>
          </table:table-cell>
          <table:table-cell office:value-type="float" office:value="0.232613" calcext:value-type="float">
            <text:p>0.232613</text:p>
          </table:table-cell>
          <table:table-cell table:style-name="Default" office:value-type="float" office:value="0.20723335" calcext:value-type="float">
            <text:p>0.20723335</text:p>
          </table:table-cell>
          <table:table-cell office:value-type="float" office:value="0.171095" calcext:value-type="float">
            <text:p>0.171095</text:p>
          </table:table-cell>
          <table:table-cell office:value-type="float" office:value="0.250839" calcext:value-type="float">
            <text:p>0.250839</text:p>
          </table:table-cell>
          <table:table-cell office:value-type="float" office:value="0.392447" calcext:value-type="float">
            <text:p>0.392447</text:p>
          </table:table-cell>
          <table:table-cell office:value-type="float" office:value="0.358084" calcext:value-type="float">
            <text:p>0.358084</text:p>
          </table:table-cell>
          <table:table-cell/>
          <table:table-cell table:formula="of:=[.A14]" office:value-type="float" office:value="120" calcext:value-type="float">
            <text:p>120</text:p>
          </table:table-cell>
          <table:table-cell table:formula="of:=LN([.B14]/[.$E14])" office:value-type="float" office:value="0.487712434785961" calcext:value-type="float">
            <text:p>0.487712434785961</text:p>
          </table:table-cell>
          <table:table-cell table:formula="of:=LN([.C14]/[.$E14])" office:value-type="float" office:value="0.30715717066823" calcext:value-type="float">
            <text:p>0.30715717066823</text:p>
          </table:table-cell>
          <table:table-cell table:formula="of:=LN([.D14]/[.$E14])" office:value-type="float" office:value="0.191626495237461" calcext:value-type="float">
            <text:p>0.191626495237461</text:p>
          </table:table-cell>
          <table:table-cell table:formula="of:=LN([.E14]/[.$E14])" office:value-type="float" office:value="0" calcext:value-type="float">
            <text:p>0</text:p>
          </table:table-cell>
          <table:table-cell table:formula="of:=LN([.F14]/[.$E14])" office:value-type="float" office:value="0.382592341267506" calcext:value-type="float">
            <text:p>0.382592341267506</text:p>
          </table:table-cell>
          <table:table-cell table:formula="of:=LN([.G14]/[.$E14])" office:value-type="float" office:value="0.830182538463349" calcext:value-type="float">
            <text:p>0.830182538463349</text:p>
          </table:table-cell>
          <table:table-cell table:formula="of:=LN([.H14]/[.$E14])" office:value-type="float" office:value="0.738548637954923" calcext:value-type="float">
            <text:p>0.73854863795492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7319" calcext:value-type="float">
            <text:p>0.37319</text:p>
          </table:table-cell>
          <table:table-cell office:value-type="float" office:value="0.320931" calcext:value-type="float">
            <text:p>0.320931</text:p>
          </table:table-cell>
          <table:table-cell table:style-name="Default" office:value-type="float" office:value="0.2867528" calcext:value-type="float">
            <text:p>0.2867528</text:p>
          </table:table-cell>
          <table:table-cell office:value-type="float" office:value="0.243037" calcext:value-type="float">
            <text:p>0.243037</text:p>
          </table:table-cell>
          <table:table-cell office:value-type="float" office:value="0.349493" calcext:value-type="float">
            <text:p>0.349493</text:p>
          </table:table-cell>
          <table:table-cell office:value-type="float" office:value="0.54581" calcext:value-type="float">
            <text:p>0.54581</text:p>
          </table:table-cell>
          <table:table-cell office:value-type="float" office:value="0.494971" calcext:value-type="float">
            <text:p>0.494971</text:p>
          </table:table-cell>
          <table:table-cell/>
          <table:table-cell table:formula="of:=[.A15]" office:value-type="float" office:value="130" calcext:value-type="float">
            <text:p>130</text:p>
          </table:table-cell>
          <table:table-cell table:formula="of:=LN([.B15]/[.$E15])" office:value-type="float" office:value="0.428873978206016" calcext:value-type="float">
            <text:p>0.428873978206016</text:p>
          </table:table-cell>
          <table:table-cell table:formula="of:=LN([.C15]/[.$E15])" office:value-type="float" office:value="0.278012451629079" calcext:value-type="float">
            <text:p>0.278012451629079</text:p>
          </table:table-cell>
          <table:table-cell table:formula="of:=LN([.D15]/[.$E15])" office:value-type="float" office:value="0.165406825440977" calcext:value-type="float">
            <text:p>0.165406825440977</text:p>
          </table:table-cell>
          <table:table-cell table:formula="of:=LN([.E15]/[.$E15])" office:value-type="float" office:value="0" calcext:value-type="float">
            <text:p>0</text:p>
          </table:table-cell>
          <table:table-cell table:formula="of:=LN([.F15]/[.$E15])" office:value-type="float" office:value="0.363269837736843" calcext:value-type="float">
            <text:p>0.363269837736843</text:p>
          </table:table-cell>
          <table:table-cell table:formula="of:=LN([.G15]/[.$E15])" office:value-type="float" office:value="0.809057234711826" calcext:value-type="float">
            <text:p>0.809057234711826</text:p>
          </table:table-cell>
          <table:table-cell table:formula="of:=LN([.H15]/[.$E15])" office:value-type="float" office:value="0.711285479869743" calcext:value-type="float">
            <text:p>0.71128547986974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0799" calcext:value-type="float">
            <text:p>0.50799</text:p>
          </table:table-cell>
          <table:table-cell office:value-type="float" office:value="0.427795" calcext:value-type="float">
            <text:p>0.427795</text:p>
          </table:table-cell>
          <table:table-cell table:style-name="Default" office:value-type="float" office:value="0.38525415" calcext:value-type="float">
            <text:p>0.38525415</text:p>
          </table:table-cell>
          <table:table-cell office:value-type="float" office:value="0.326141" calcext:value-type="float">
            <text:p>0.326141</text:p>
          </table:table-cell>
          <table:table-cell office:value-type="float" office:value="0.460858" calcext:value-type="float">
            <text:p>0.460858</text:p>
          </table:table-cell>
          <table:table-cell office:value-type="float" office:value="0.731432" calcext:value-type="float">
            <text:p>0.731432</text:p>
          </table:table-cell>
          <table:table-cell office:value-type="float" office:value="0.650553" calcext:value-type="float">
            <text:p>0.650553</text:p>
          </table:table-cell>
          <table:table-cell/>
          <table:table-cell table:formula="of:=[.A16]" office:value-type="float" office:value="140" calcext:value-type="float">
            <text:p>140</text:p>
          </table:table-cell>
          <table:table-cell table:formula="of:=LN([.B16]/[.$E16])" office:value-type="float" office:value="0.443131959149025" calcext:value-type="float">
            <text:p>0.443131959149025</text:p>
          </table:table-cell>
          <table:table-cell table:formula="of:=LN([.C16]/[.$E16])" office:value-type="float" office:value="0.271314305679135" calcext:value-type="float">
            <text:p>0.271314305679135</text:p>
          </table:table-cell>
          <table:table-cell table:formula="of:=LN([.D16]/[.$E16])" office:value-type="float" office:value="0.166573443171699" calcext:value-type="float">
            <text:p>0.166573443171699</text:p>
          </table:table-cell>
          <table:table-cell table:formula="of:=LN([.E16]/[.$E16])" office:value-type="float" office:value="0" calcext:value-type="float">
            <text:p>0</text:p>
          </table:table-cell>
          <table:table-cell table:formula="of:=LN([.F16]/[.$E16])" office:value-type="float" office:value="0.345760166320184" calcext:value-type="float">
            <text:p>0.345760166320184</text:p>
          </table:table-cell>
          <table:table-cell table:formula="of:=LN([.G16]/[.$E16])" office:value-type="float" office:value="0.80767445327092" calcext:value-type="float">
            <text:p>0.80767445327092</text:p>
          </table:table-cell>
          <table:table-cell table:formula="of:=LN([.H16]/[.$E16])" office:value-type="float" office:value="0.69049296722511" calcext:value-type="float">
            <text:p>0.6904929672251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7712" calcext:value-type="float">
            <text:p>0.647712</text:p>
          </table:table-cell>
          <table:table-cell office:value-type="float" office:value="0.565485" calcext:value-type="float">
            <text:p>0.565485</text:p>
          </table:table-cell>
          <table:table-cell table:style-name="Default" office:value-type="float" office:value="0.51053065" calcext:value-type="float">
            <text:p>0.51053065</text:p>
          </table:table-cell>
          <table:table-cell office:value-type="float" office:value="0.431431" calcext:value-type="float">
            <text:p>0.431431</text:p>
          </table:table-cell>
          <table:table-cell office:value-type="float" office:value="0.61246" calcext:value-type="float">
            <text:p>0.61246</text:p>
          </table:table-cell>
          <table:table-cell office:value-type="float" office:value="0.947517" calcext:value-type="float">
            <text:p>0.947517</text:p>
          </table:table-cell>
          <table:table-cell office:value-type="float" office:value="0.87134" calcext:value-type="float">
            <text:p>0.87134</text:p>
          </table:table-cell>
          <table:table-cell/>
          <table:table-cell table:formula="of:=[.A17]" office:value-type="float" office:value="150" calcext:value-type="float">
            <text:p>150</text:p>
          </table:table-cell>
          <table:table-cell table:formula="of:=LN([.B17]/[.$E17])" office:value-type="float" office:value="0.406338562676293" calcext:value-type="float">
            <text:p>0.406338562676293</text:p>
          </table:table-cell>
          <table:table-cell table:formula="of:=LN([.C17]/[.$E17])" office:value-type="float" office:value="0.270576179568606" calcext:value-type="float">
            <text:p>0.270576179568606</text:p>
          </table:table-cell>
          <table:table-cell table:formula="of:=LN([.D17]/[.$E17])" office:value-type="float" office:value="0.168343084542887" calcext:value-type="float">
            <text:p>0.168343084542887</text:p>
          </table:table-cell>
          <table:table-cell table:formula="of:=LN([.E17]/[.$E17])" office:value-type="float" office:value="0" calcext:value-type="float">
            <text:p>0</text:p>
          </table:table-cell>
          <table:table-cell table:formula="of:=LN([.F17]/[.$E17])" office:value-type="float" office:value="0.350376043727064" calcext:value-type="float">
            <text:p>0.350376043727064</text:p>
          </table:table-cell>
          <table:table-cell table:formula="of:=LN([.G17]/[.$E17])" office:value-type="float" office:value="0.786737288311302" calcext:value-type="float">
            <text:p>0.786737288311302</text:p>
          </table:table-cell>
          <table:table-cell table:formula="of:=LN([.H17]/[.$E17])" office:value-type="float" office:value="0.702924666159367" calcext:value-type="float">
            <text:p>0.7029246661593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71" calcext:value-type="float">
            <text:p>0.771</text:p>
          </table:table-cell>
          <table:table-cell office:value-type="float" office:value="0.720569" calcext:value-type="float">
            <text:p>0.720569</text:p>
          </table:table-cell>
          <table:table-cell table:style-name="Default" office:value-type="float" office:value="0.6644155" calcext:value-type="float">
            <text:p>0.6644155</text:p>
          </table:table-cell>
          <table:table-cell office:value-type="float" office:value="0.547821" calcext:value-type="float">
            <text:p>0.547821</text:p>
          </table:table-cell>
          <table:table-cell office:value-type="float" office:value="0.792731" calcext:value-type="float">
            <text:p>0.792731</text:p>
          </table:table-cell>
          <table:table-cell office:value-type="float" office:value="1.2518" calcext:value-type="float">
            <text:p>1.2518</text:p>
          </table:table-cell>
          <table:table-cell office:value-type="float" office:value="1.12014" calcext:value-type="float">
            <text:p>1.12014</text:p>
          </table:table-cell>
          <table:table-cell/>
          <table:table-cell table:formula="of:=[.A18]" office:value-type="float" office:value="160" calcext:value-type="float">
            <text:p>160</text:p>
          </table:table-cell>
          <table:table-cell table:formula="of:=LN([.B18]/[.$E18])" office:value-type="float" office:value="0.341739782310308" calcext:value-type="float">
            <text:p>0.341739782310308</text:p>
          </table:table-cell>
          <table:table-cell table:formula="of:=LN([.C18]/[.$E18])" office:value-type="float" office:value="0.274092586429797" calcext:value-type="float">
            <text:p>0.274092586429797</text:p>
          </table:table-cell>
          <table:table-cell table:formula="of:=LN([.D18]/[.$E18])" office:value-type="float" office:value="0.192959115533681" calcext:value-type="float">
            <text:p>0.192959115533681</text:p>
          </table:table-cell>
          <table:table-cell table:formula="of:=LN([.E18]/[.$E18])" office:value-type="float" office:value="0" calcext:value-type="float">
            <text:p>0</text:p>
          </table:table-cell>
          <table:table-cell table:formula="of:=LN([.F18]/[.$E18])" office:value-type="float" office:value="0.369535354675442" calcext:value-type="float">
            <text:p>0.369535354675442</text:p>
          </table:table-cell>
          <table:table-cell table:formula="of:=LN([.G18]/[.$E18])" office:value-type="float" office:value="0.82638920323758" calcext:value-type="float">
            <text:p>0.82638920323758</text:p>
          </table:table-cell>
          <table:table-cell table:formula="of:=LN([.H18]/[.$E18])" office:value-type="float" office:value="0.71526036522427" calcext:value-type="float">
            <text:p>0.715260365224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07817" calcext:value-type="float">
            <text:p>1.07817</text:p>
          </table:table-cell>
          <table:table-cell office:value-type="float" office:value="0.962274" calcext:value-type="float">
            <text:p>0.962274</text:p>
          </table:table-cell>
          <table:table-cell table:style-name="Default" office:value-type="float" office:value="0.84403555" calcext:value-type="float">
            <text:p>0.84403555</text:p>
          </table:table-cell>
          <table:table-cell office:value-type="float" office:value="0.701975" calcext:value-type="float">
            <text:p>0.701975</text:p>
          </table:table-cell>
          <table:table-cell office:value-type="float" office:value="1.01012" calcext:value-type="float">
            <text:p>1.01012</text:p>
          </table:table-cell>
          <table:table-cell office:value-type="float" office:value="1.57687" calcext:value-type="float">
            <text:p>1.57687</text:p>
          </table:table-cell>
          <table:table-cell office:value-type="float" office:value="1.45134" calcext:value-type="float">
            <text:p>1.45134</text:p>
          </table:table-cell>
          <table:table-cell/>
          <table:table-cell table:formula="of:=[.A19]" office:value-type="float" office:value="170" calcext:value-type="float">
            <text:p>170</text:p>
          </table:table-cell>
          <table:table-cell table:formula="of:=LN([.B19]/[.$E19])" office:value-type="float" office:value="0.429122647623049" calcext:value-type="float">
            <text:p>0.429122647623049</text:p>
          </table:table-cell>
          <table:table-cell table:formula="of:=LN([.C19]/[.$E19])" office:value-type="float" office:value="0.315401442540021" calcext:value-type="float">
            <text:p>0.315401442540021</text:p>
          </table:table-cell>
          <table:table-cell table:formula="of:=LN([.D19]/[.$E19])" office:value-type="float" office:value="0.184296823705922" calcext:value-type="float">
            <text:p>0.184296823705922</text:p>
          </table:table-cell>
          <table:table-cell table:formula="of:=LN([.E19]/[.$E19])" office:value-type="float" office:value="0" calcext:value-type="float">
            <text:p>0</text:p>
          </table:table-cell>
          <table:table-cell table:formula="of:=LN([.F19]/[.$E19])" office:value-type="float" office:value="0.363926623802863" calcext:value-type="float">
            <text:p>0.363926623802863</text:p>
          </table:table-cell>
          <table:table-cell table:formula="of:=LN([.G19]/[.$E19])" office:value-type="float" office:value="0.809299357705859" calcext:value-type="float">
            <text:p>0.809299357705859</text:p>
          </table:table-cell>
          <table:table-cell table:formula="of:=LN([.H19]/[.$E19])" office:value-type="float" office:value="0.726344755737038" calcext:value-type="float">
            <text:p>0.72634475573703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34569" calcext:value-type="float">
            <text:p>1.34569</text:p>
          </table:table-cell>
          <table:table-cell office:value-type="float" office:value="1.19115" calcext:value-type="float">
            <text:p>1.19115</text:p>
          </table:table-cell>
          <table:table-cell table:style-name="Default" office:value-type="float" office:value="1.0656069" calcext:value-type="float">
            <text:p>1.0656069</text:p>
          </table:table-cell>
          <table:table-cell office:value-type="float" office:value="0.873238" calcext:value-type="float">
            <text:p>0.873238</text:p>
          </table:table-cell>
          <table:table-cell office:value-type="float" office:value="1.24643" calcext:value-type="float">
            <text:p>1.24643</text:p>
          </table:table-cell>
          <table:table-cell office:value-type="float" office:value="1.97034" calcext:value-type="float">
            <text:p>1.97034</text:p>
          </table:table-cell>
          <table:table-cell office:value-type="float" office:value="1.77816" calcext:value-type="float">
            <text:p>1.77816</text:p>
          </table:table-cell>
          <table:table-cell/>
          <table:table-cell table:formula="of:=[.A20]" office:value-type="float" office:value="180" calcext:value-type="float">
            <text:p>180</text:p>
          </table:table-cell>
          <table:table-cell table:formula="of:=LN([.B20]/[.$E20])" office:value-type="float" office:value="0.432454029819853" calcext:value-type="float">
            <text:p>0.432454029819853</text:p>
          </table:table-cell>
          <table:table-cell table:formula="of:=LN([.C20]/[.$E20])" office:value-type="float" office:value="0.31046636418606" calcext:value-type="float">
            <text:p>0.31046636418606</text:p>
          </table:table-cell>
          <table:table-cell table:formula="of:=LN([.D20]/[.$E20])" office:value-type="float" office:value="0.199091633167116" calcext:value-type="float">
            <text:p>0.199091633167116</text:p>
          </table:table-cell>
          <table:table-cell table:formula="of:=LN([.E20]/[.$E20])" office:value-type="float" office:value="0" calcext:value-type="float">
            <text:p>0</text:p>
          </table:table-cell>
          <table:table-cell table:formula="of:=LN([.F20]/[.$E20])" office:value-type="float" office:value="0.355830602323193" calcext:value-type="float">
            <text:p>0.355830602323193</text:p>
          </table:table-cell>
          <table:table-cell table:formula="of:=LN([.G20]/[.$E20])" office:value-type="float" office:value="0.813753253849513" calcext:value-type="float">
            <text:p>0.813753253849513</text:p>
          </table:table-cell>
          <table:table-cell table:formula="of:=LN([.H20]/[.$E20])" office:value-type="float" office:value="0.711126258953242" calcext:value-type="float">
            <text:p>0.71112625895324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61937" calcext:value-type="float">
            <text:p>1.61937</text:p>
          </table:table-cell>
          <table:table-cell office:value-type="float" office:value="1.473" calcext:value-type="float">
            <text:p>1.473</text:p>
          </table:table-cell>
          <table:table-cell table:style-name="Default" office:value-type="float" office:value="1.3406192" calcext:value-type="float">
            <text:p>1.3406192</text:p>
          </table:table-cell>
          <table:table-cell office:value-type="float" office:value="1.07443" calcext:value-type="float">
            <text:p>1.07443</text:p>
          </table:table-cell>
          <table:table-cell office:value-type="float" office:value="1.56188" calcext:value-type="float">
            <text:p>1.56188</text:p>
          </table:table-cell>
          <table:table-cell office:value-type="float" office:value="2.4555" calcext:value-type="float">
            <text:p>2.4555</text:p>
          </table:table-cell>
          <table:table-cell office:value-type="float" office:value="2.26976" calcext:value-type="float">
            <text:p>2.26976</text:p>
          </table:table-cell>
          <table:table-cell/>
          <table:table-cell table:formula="of:=[.A21]" office:value-type="float" office:value="190" calcext:value-type="float">
            <text:p>190</text:p>
          </table:table-cell>
          <table:table-cell table:formula="of:=LN([.B21]/[.$E21])" office:value-type="float" office:value="0.410246896320017" calcext:value-type="float">
            <text:p>0.410246896320017</text:p>
          </table:table-cell>
          <table:table-cell table:formula="of:=LN([.C21]/[.$E21])" office:value-type="float" office:value="0.315510849082" calcext:value-type="float">
            <text:p>0.315510849082</text:p>
          </table:table-cell>
          <table:table-cell table:formula="of:=LN([.D21]/[.$E21])" office:value-type="float" office:value="0.221341308386067" calcext:value-type="float">
            <text:p>0.221341308386067</text:p>
          </table:table-cell>
          <table:table-cell table:formula="of:=LN([.E21]/[.$E21])" office:value-type="float" office:value="0" calcext:value-type="float">
            <text:p>0</text:p>
          </table:table-cell>
          <table:table-cell table:formula="of:=LN([.F21]/[.$E21])" office:value-type="float" office:value="0.374099935483975" calcext:value-type="float">
            <text:p>0.374099935483975</text:p>
          </table:table-cell>
          <table:table-cell table:formula="of:=LN([.G21]/[.$E21])" office:value-type="float" office:value="0.826540118098669" calcext:value-type="float">
            <text:p>0.826540118098669</text:p>
          </table:table-cell>
          <table:table-cell table:formula="of:=LN([.H21]/[.$E21])" office:value-type="float" office:value="0.747883810633092" calcext:value-type="float">
            <text:p>0.747883810633092</text:p>
          </table:table-cell>
        </table:table-row>
        <table:table-row table:style-name="ro1">
          <table:table-cell table:style-name="ce3" office:value-type="string" calcext:value-type="string" table:number-columns-spanned="8" table:number-rows-spanned="1">
            <text:p>Standard deviations for the trials</text:p>
          </table:table-cell>
          <table:covered-table-cell table:number-columns-repeated="2"/>
          <table:covered-table-cell table:style-name="Default"/>
          <table:covered-table-cell table:number-columns-repeated="4"/>
          <table:table-cell/>
          <table:table-cell table:style-name="ce3" office:value-type="string" calcext:value-type="string" table:number-columns-spanned="8" table:number-rows-spanned="1">
            <text:p>Estimated standard deviations. Formula is SQRT((stdev^2/value^2) + (C loops stdev^2/C loops value ^2))</text:p>
          </table:table-cell>
          <table:covered-table-cell table:number-columns-repeated="7"/>
        </table:table-row>
        <table:table-row table:style-name="ro1">
          <table:table-cell table:formula="of:=[.A3]" office:value-type="float" office:value="10" calcext:value-type="float">
            <text:p>10</text:p>
          </table:table-cell>
          <table:table-cell table:style-name="ce1" office:value-type="float" office:value="0.00000444143" calcext:value-type="float">
            <text:p>4.44E-06</text:p>
          </table:table-cell>
          <table:table-cell table:style-name="ce1" office:value-type="float" office:value="0.000000561951" calcext:value-type="float">
            <text:p>5.62E-07</text:p>
          </table:table-cell>
          <table:table-cell office:value-type="float" office:value="0.0000093891" calcext:value-type="float">
            <text:p>9.39E-06</text:p>
          </table:table-cell>
          <table:table-cell office:value-type="float" office:value="0.000288348" calcext:value-type="float">
            <text:p>0.000288348</text:p>
          </table:table-cell>
          <table:table-cell table:style-name="ce1" office:value-type="float" office:value="0.000000307794" calcext:value-type="float">
            <text:p>3.08E-07</text:p>
          </table:table-cell>
          <table:table-cell office:value-type="float" office:value="0.00059042" calcext:value-type="float">
            <text:p>0.00059042</text:p>
          </table:table-cell>
          <table:table-cell office:value-type="float" office:value="0.000109692" calcext:value-type="float">
            <text:p>0.000109692</text:p>
          </table:table-cell>
          <table:table-cell/>
          <table:table-cell table:formula="of:=[.A23]" office:value-type="float" office:value="10" calcext:value-type="float">
            <text:p>10</text:p>
          </table:table-cell>
          <table:table-cell table:formula="of:=SQRT(([.B23]^2/[.B3]^2) + ([.$E23]^2/[.$E3]^2))" office:value-type="float" office:value="4.01066659512656" calcext:value-type="float">
            <text:p>4.01066659512656</text:p>
          </table:table-cell>
          <table:table-cell table:formula="of:=SQRT(([.C23]^2/[.C3]^2) + ([.$E23]^2/[.$E3]^2))" office:value-type="float" office:value="4.00766308620134" calcext:value-type="float">
            <text:p>4.00766308620134</text:p>
          </table:table-cell>
          <table:table-cell table:formula="of:=SQRT(([.D23]^2/[.D3]^2) + ([.$E23]^2/[.$E3]^2))" office:value-type="float" office:value="4.01743405859252" calcext:value-type="float">
            <text:p>4.01743405859252</text:p>
          </table:table-cell>
          <table:table-cell table:formula="of:=SQRT(([.E23]^2/[.E3]^2) + ([.$E23]^2/[.$E3]^2))" office:value-type="float" office:value="5.66762546606195" calcext:value-type="float">
            <text:p>5.66762546606195</text:p>
          </table:table-cell>
          <table:table-cell table:formula="of:=SQRT(([.F23]^2/[.F3]^2) + ([.$E23]^2/[.$E3]^2))" office:value-type="float" office:value="4.00807080118105" calcext:value-type="float">
            <text:p>4.00807080118105</text:p>
          </table:table-cell>
          <table:table-cell table:formula="of:=SQRT(([.G23]^2/[.G3]^2) + ([.$E23]^2/[.$E3]^2))" office:value-type="float" office:value="5.14935975178961" calcext:value-type="float">
            <text:p>5.14935975178961</text:p>
          </table:table-cell>
          <table:table-cell table:formula="of:=SQRT(([.H23]^2/[.H3]^2) + ([.$E23]^2/[.$E3]^2))" office:value-type="float" office:value="4.32683508916468" calcext:value-type="float">
            <text:p>4.32683508916468</text:p>
          </table:table-cell>
        </table:table-row>
        <table:table-row table:style-name="ro1">
          <table:table-cell table:formula="of:=[.A4]" office:value-type="float" office:value="20" calcext:value-type="float">
            <text:p>20</text:p>
          </table:table-cell>
          <table:table-cell table:style-name="ce1" office:value-type="float" office:value="0.00000656546" calcext:value-type="float">
            <text:p>6.57E-06</text:p>
          </table:table-cell>
          <table:table-cell table:style-name="ce1" office:value-type="float" office:value="0.00000214966" calcext:value-type="float">
            <text:p>2.15E-06</text:p>
          </table:table-cell>
          <table:table-cell office:value-type="float" office:value="0.000066545" calcext:value-type="float">
            <text:p>6.65E-05</text:p>
          </table:table-cell>
          <table:table-cell office:value-type="float" office:value="0.000504724" calcext:value-type="float">
            <text:p>0.000504724</text:p>
          </table:table-cell>
          <table:table-cell table:style-name="ce1" office:value-type="float" office:value="0.0000153842" calcext:value-type="float">
            <text:p>1.54E-05</text:p>
          </table:table-cell>
          <table:table-cell office:value-type="float" office:value="0.000543639" calcext:value-type="float">
            <text:p>0.000543639</text:p>
          </table:table-cell>
          <table:table-cell table:style-name="ce1" office:value-type="float" office:value="0.0000118911" calcext:value-type="float">
            <text:p>1.19E-05</text:p>
          </table:table-cell>
          <table:table-cell/>
          <table:table-cell table:formula="of:=[.A24]" office:value-type="float" office:value="20" calcext:value-type="float">
            <text:p>20</text:p>
          </table:table-cell>
          <table:table-cell table:formula="of:=SQRT(([.B24]^2/[.B4]^2) + ([.$E24]^2/[.$E4]^2))" office:value-type="float" office:value="2.02992690561627" calcext:value-type="float">
            <text:p>2.02992690561627</text:p>
          </table:table-cell>
          <table:table-cell table:formula="of:=SQRT(([.C24]^2/[.C4]^2) + ([.$E24]^2/[.$E4]^2))" office:value-type="float" office:value="2.02913182054417" calcext:value-type="float">
            <text:p>2.02913182054417</text:p>
          </table:table-cell>
          <table:table-cell table:formula="of:=SQRT(([.D24]^2/[.D4]^2) + ([.$E24]^2/[.$E4]^2))" office:value-type="float" office:value="2.14120268402436" calcext:value-type="float">
            <text:p>2.14120268402436</text:p>
          </table:table-cell>
          <table:table-cell table:formula="of:=SQRT(([.E24]^2/[.E4]^2) + ([.$E24]^2/[.$E4]^2))" office:value-type="float" office:value="2.8694975921817" calcext:value-type="float">
            <text:p>2.8694975921817</text:p>
          </table:table-cell>
          <table:table-cell table:formula="of:=SQRT(([.F24]^2/[.F4]^2) + ([.$E24]^2/[.$E4]^2))" office:value-type="float" office:value="2.0375713613968" calcext:value-type="float">
            <text:p>2.0375713613968</text:p>
          </table:table-cell>
          <table:table-cell table:formula="of:=SQRT(([.G24]^2/[.G4]^2) + ([.$E24]^2/[.$E4]^2))" office:value-type="float" office:value="2.23860843931891" calcext:value-type="float">
            <text:p>2.23860843931891</text:p>
          </table:table-cell>
          <table:table-cell table:formula="of:=SQRT(([.H24]^2/[.H4]^2) + ([.$E24]^2/[.$E4]^2))" office:value-type="float" office:value="2.03197988368815" calcext:value-type="float">
            <text:p>2.03197988368815</text:p>
          </table:table-cell>
        </table:table-row>
        <table:table-row table:style-name="ro1">
          <table:table-cell table:formula="of:=[.A5]" office:value-type="float" office:value="30" calcext:value-type="float">
            <text:p>30</text:p>
          </table:table-cell>
          <table:table-cell table:style-name="ce1" office:value-type="float" office:value="0.0000357117" calcext:value-type="float">
            <text:p>3.57E-05</text:p>
          </table:table-cell>
          <table:table-cell table:style-name="ce1" office:value-type="float" office:value="0.00000710893" calcext:value-type="float">
            <text:p>7.11E-06</text:p>
          </table:table-cell>
          <table:table-cell office:value-type="float" office:value="0.0000390765" calcext:value-type="float">
            <text:p>3.91E-05</text:p>
          </table:table-cell>
          <table:table-cell office:value-type="float" office:value="0.000626167" calcext:value-type="float">
            <text:p>0.000626167</text:p>
          </table:table-cell>
          <table:table-cell table:style-name="ce1" office:value-type="float" office:value="0.0000332697" calcext:value-type="float">
            <text:p>3.33E-05</text:p>
          </table:table-cell>
          <table:table-cell office:value-type="float" office:value="0.000955887" calcext:value-type="float">
            <text:p>0.000955887</text:p>
          </table:table-cell>
          <table:table-cell table:style-name="ce1" office:value-type="float" office:value="0.000028391" calcext:value-type="float">
            <text:p>2.84E-05</text:p>
          </table:table-cell>
          <table:table-cell/>
          <table:table-cell table:formula="of:=[.A25]" office:value-type="float" office:value="30" calcext:value-type="float">
            <text:p>30</text:p>
          </table:table-cell>
          <table:table-cell table:formula="of:=SQRT(([.B25]^2/[.B5]^2) + ([.$E25]^2/[.$E5]^2))" office:value-type="float" office:value="1.11455178690663" calcext:value-type="float">
            <text:p>1.11455178690663</text:p>
          </table:table-cell>
          <table:table-cell table:formula="of:=SQRT(([.C25]^2/[.C5]^2) + ([.$E25]^2/[.$E5]^2))" office:value-type="float" office:value="1.11295416546615" calcext:value-type="float">
            <text:p>1.11295416546615</text:p>
          </table:table-cell>
          <table:table-cell table:formula="of:=SQRT(([.D25]^2/[.D5]^2) + ([.$E25]^2/[.$E5]^2))" office:value-type="float" office:value="1.11626946785129" calcext:value-type="float">
            <text:p>1.11626946785129</text:p>
          </table:table-cell>
          <table:table-cell table:formula="of:=SQRT(([.E25]^2/[.E5]^2) + ([.$E25]^2/[.$E5]^2))" office:value-type="float" office:value="1.5738627276468" calcext:value-type="float">
            <text:p>1.5738627276468</text:p>
          </table:table-cell>
          <table:table-cell table:formula="of:=SQRT(([.F25]^2/[.F5]^2) + ([.$E25]^2/[.$E5]^2))" office:value-type="float" office:value="1.11671639917925" calcext:value-type="float">
            <text:p>1.11671639917925</text:p>
          </table:table-cell>
          <table:table-cell table:formula="of:=SQRT(([.G25]^2/[.G5]^2) + ([.$E25]^2/[.$E5]^2))" office:value-type="float" office:value="1.20330900677533" calcext:value-type="float">
            <text:p>1.20330900677533</text:p>
          </table:table-cell>
          <table:table-cell table:formula="of:=SQRT(([.H25]^2/[.H5]^2) + ([.$E25]^2/[.$E5]^2))" office:value-type="float" office:value="1.11436869655273" calcext:value-type="float">
            <text:p>1.11436869655273</text:p>
          </table:table-cell>
        </table:table-row>
        <table:table-row table:style-name="ro1">
          <table:table-cell table:formula="of:=[.A6]" office:value-type="float" office:value="40" calcext:value-type="float">
            <text:p>40</text:p>
          </table:table-cell>
          <table:table-cell office:value-type="float" office:value="0.000169356" calcext:value-type="float">
            <text:p>0.000169356</text:p>
          </table:table-cell>
          <table:table-cell office:value-type="float" office:value="0.000102496" calcext:value-type="float">
            <text:p>0.000102496</text:p>
          </table:table-cell>
          <table:table-cell office:value-type="float" office:value="0.000346955" calcext:value-type="float">
            <text:p>3.47E-04</text:p>
          </table:table-cell>
          <table:table-cell office:value-type="float" office:value="0.00101253" calcext:value-type="float">
            <text:p>0.00101253</text:p>
          </table:table-cell>
          <table:table-cell office:value-type="float" office:value="0.000293748" calcext:value-type="float">
            <text:p>0.000293748</text:p>
          </table:table-cell>
          <table:table-cell office:value-type="float" office:value="0.00216746" calcext:value-type="float">
            <text:p>0.00216746</text:p>
          </table:table-cell>
          <table:table-cell office:value-type="float" office:value="0.000216202" calcext:value-type="float">
            <text:p>0.000216202</text:p>
          </table:table-cell>
          <table:table-cell/>
          <table:table-cell table:formula="of:=[.A26]" office:value-type="float" office:value="40" calcext:value-type="float">
            <text:p>40</text:p>
          </table:table-cell>
          <table:table-cell table:formula="of:=SQRT(([.B26]^2/[.B6]^2) + ([.$E26]^2/[.$E6]^2))" office:value-type="float" office:value="0.671319297419117" calcext:value-type="float">
            <text:p>0.671319297419117</text:p>
          </table:table-cell>
          <table:table-cell table:formula="of:=SQRT(([.C26]^2/[.C6]^2) + ([.$E26]^2/[.$E6]^2))" office:value-type="float" office:value="0.667788133049533" calcext:value-type="float">
            <text:p>0.667788133049533</text:p>
          </table:table-cell>
          <table:table-cell table:formula="of:=SQRT(([.D26]^2/[.D6]^2) + ([.$E26]^2/[.$E6]^2))" office:value-type="float" office:value="0.699714860431912" calcext:value-type="float">
            <text:p>0.699714860431912</text:p>
          </table:table-cell>
          <table:table-cell table:formula="of:=SQRT(([.E26]^2/[.E6]^2) + ([.$E26]^2/[.$E6]^2))" office:value-type="float" office:value="0.941535100969609" calcext:value-type="float">
            <text:p>0.941535100969609</text:p>
          </table:table-cell>
          <table:table-cell table:formula="of:=SQRT(([.F26]^2/[.F6]^2) + ([.$E26]^2/[.$E6]^2))" office:value-type="float" office:value="0.675378240048895" calcext:value-type="float">
            <text:p>0.675378240048895</text:p>
          </table:table-cell>
          <table:table-cell table:formula="of:=SQRT(([.G26]^2/[.G6]^2) + ([.$E26]^2/[.$E6]^2))" office:value-type="float" office:value="0.792442365442191" calcext:value-type="float">
            <text:p>0.792442365442191</text:p>
          </table:table-cell>
          <table:table-cell table:formula="of:=SQRT(([.H26]^2/[.H6]^2) + ([.$E26]^2/[.$E6]^2))" office:value-type="float" office:value="0.669188914269121" calcext:value-type="float">
            <text:p>0.669188914269121</text:p>
          </table:table-cell>
        </table:table-row>
        <table:table-row table:style-name="ro1">
          <table:table-cell table:formula="of:=[.A7]" office:value-type="float" office:value="50" calcext:value-type="float">
            <text:p>50</text:p>
          </table:table-cell>
          <table:table-cell office:value-type="float" office:value="0.000127164" calcext:value-type="float">
            <text:p>0.000127164</text:p>
          </table:table-cell>
          <table:table-cell office:value-type="float" office:value="0.00012106" calcext:value-type="float">
            <text:p>0.00012106</text:p>
          </table:table-cell>
          <table:table-cell office:value-type="float" office:value="0.000279373" calcext:value-type="float">
            <text:p>2.79E-04</text:p>
          </table:table-cell>
          <table:table-cell office:value-type="float" office:value="0.00139868" calcext:value-type="float">
            <text:p>0.00139868</text:p>
          </table:table-cell>
          <table:table-cell office:value-type="float" office:value="0.000612011" calcext:value-type="float">
            <text:p>0.000612011</text:p>
          </table:table-cell>
          <table:table-cell office:value-type="float" office:value="0.00131785" calcext:value-type="float">
            <text:p>0.00131785</text:p>
          </table:table-cell>
          <table:table-cell office:value-type="float" office:value="0.000223163" calcext:value-type="float">
            <text:p>0.000223163</text:p>
          </table:table-cell>
          <table:table-cell/>
          <table:table-cell table:formula="of:=[.A27]" office:value-type="float" office:value="50" calcext:value-type="float">
            <text:p>50</text:p>
          </table:table-cell>
          <table:table-cell table:formula="of:=SQRT(([.B27]^2/[.B7]^2) + ([.$E27]^2/[.$E7]^2))" office:value-type="float" office:value="0.273490976019438" calcext:value-type="float">
            <text:p>0.273490976019438</text:p>
          </table:table-cell>
          <table:table-cell table:formula="of:=SQRT(([.C27]^2/[.C7]^2) + ([.$E27]^2/[.$E7]^2))" office:value-type="float" office:value="0.273405454054507" calcext:value-type="float">
            <text:p>0.273405454054507</text:p>
          </table:table-cell>
          <table:table-cell table:formula="of:=SQRT(([.D27]^2/[.D7]^2) + ([.$E27]^2/[.$E7]^2))" office:value-type="float" office:value="0.275463579952981" calcext:value-type="float">
            <text:p>0.275463579952981</text:p>
          </table:table-cell>
          <table:table-cell table:formula="of:=SQRT(([.E27]^2/[.E7]^2) + ([.$E27]^2/[.$E7]^2))" office:value-type="float" office:value="0.385570056512968" calcext:value-type="float">
            <text:p>0.385570056512968</text:p>
          </table:table-cell>
          <table:table-cell table:formula="of:=SQRT(([.F27]^2/[.F7]^2) + ([.$E27]^2/[.$E7]^2))" office:value-type="float" office:value="0.284710867638644" calcext:value-type="float">
            <text:p>0.284710867638644</text:p>
          </table:table-cell>
          <table:table-cell table:formula="of:=SQRT(([.G27]^2/[.G7]^2) + ([.$E27]^2/[.$E7]^2))" office:value-type="float" office:value="0.294009768436418" calcext:value-type="float">
            <text:p>0.294009768436418</text:p>
          </table:table-cell>
          <table:table-cell table:formula="of:=SQRT(([.H27]^2/[.H7]^2) + ([.$E27]^2/[.$E7]^2))" office:value-type="float" office:value="0.273552406896171" calcext:value-type="float">
            <text:p>0.273552406896171</text:p>
          </table:table-cell>
        </table:table-row>
        <table:table-row table:style-name="ro1">
          <table:table-cell table:formula="of:=[.A8]" office:value-type="float" office:value="60" calcext:value-type="float">
            <text:p>60</text:p>
          </table:table-cell>
          <table:table-cell office:value-type="float" office:value="0.000113198" calcext:value-type="float">
            <text:p>0.000113198</text:p>
          </table:table-cell>
          <table:table-cell office:value-type="float" office:value="0.000158031" calcext:value-type="float">
            <text:p>0.000158031</text:p>
          </table:table-cell>
          <table:table-cell office:value-type="float" office:value="0.0001850431" calcext:value-type="float">
            <text:p>1.85E-04</text:p>
          </table:table-cell>
          <table:table-cell office:value-type="float" office:value="0.00100481" calcext:value-type="float">
            <text:p>0.00100481</text:p>
          </table:table-cell>
          <table:table-cell office:value-type="float" office:value="0.000472709" calcext:value-type="float">
            <text:p>0.000472709</text:p>
          </table:table-cell>
          <table:table-cell office:value-type="float" office:value="0.00186027" calcext:value-type="float">
            <text:p>0.00186027</text:p>
          </table:table-cell>
          <table:table-cell office:value-type="float" office:value="0.00119485" calcext:value-type="float">
            <text:p>0.00119485</text:p>
          </table:table-cell>
          <table:table-cell/>
          <table:table-cell table:formula="of:=[.A28]" office:value-type="float" office:value="60" calcext:value-type="float">
            <text:p>60</text:p>
          </table:table-cell>
          <table:table-cell table:formula="of:=SQRT(([.B28]^2/[.B8]^2) + ([.$E28]^2/[.$E8]^2))" office:value-type="float" office:value="0.103090620349332" calcext:value-type="float">
            <text:p>0.103090620349332</text:p>
          </table:table-cell>
          <table:table-cell table:formula="of:=SQRT(([.C28]^2/[.C8]^2) + ([.$E28]^2/[.$E8]^2))" office:value-type="float" office:value="0.103482266170938" calcext:value-type="float">
            <text:p>0.103482266170938</text:p>
          </table:table-cell>
          <table:table-cell table:formula="of:=SQRT(([.D28]^2/[.D8]^2) + ([.$E28]^2/[.$E8]^2))" office:value-type="float" office:value="0.103749957439276" calcext:value-type="float">
            <text:p>0.103749957439276</text:p>
          </table:table-cell>
          <table:table-cell table:formula="of:=SQRT(([.E28]^2/[.E8]^2) + ([.$E28]^2/[.$E8]^2))" office:value-type="float" office:value="0.14523207023472" calcext:value-type="float">
            <text:p>0.14523207023472</text:p>
          </table:table-cell>
          <table:table-cell table:formula="of:=SQRT(([.F28]^2/[.F8]^2) + ([.$E28]^2/[.$E8]^2))" office:value-type="float" office:value="0.107642590553366" calcext:value-type="float">
            <text:p>0.107642590553366</text:p>
          </table:table-cell>
          <table:table-cell table:formula="of:=SQRT(([.G28]^2/[.G8]^2) + ([.$E28]^2/[.$E8]^2))" office:value-type="float" office:value="0.126814098727281" calcext:value-type="float">
            <text:p>0.126814098727281</text:p>
          </table:table-cell>
          <table:table-cell table:formula="of:=SQRT(([.H28]^2/[.H8]^2) + ([.$E28]^2/[.$E8]^2))" office:value-type="float" office:value="0.115544290378172" calcext:value-type="float">
            <text:p>0.115544290378172</text:p>
          </table:table-cell>
        </table:table-row>
        <table:table-row table:style-name="ro1">
          <table:table-cell table:formula="of:=[.A9]" office:value-type="float" office:value="70" calcext:value-type="float">
            <text:p>70</text:p>
          </table:table-cell>
          <table:table-cell office:value-type="float" office:value="0.00171615" calcext:value-type="float">
            <text:p>0.00171615</text:p>
          </table:table-cell>
          <table:table-cell office:value-type="float" office:value="0.000178953" calcext:value-type="float">
            <text:p>0.000178953</text:p>
          </table:table-cell>
          <table:table-cell office:value-type="float" office:value="0.0003099547" calcext:value-type="float">
            <text:p>3.10E-04</text:p>
          </table:table-cell>
          <table:table-cell office:value-type="float" office:value="0.00554629" calcext:value-type="float">
            <text:p>0.00554629</text:p>
          </table:table-cell>
          <table:table-cell office:value-type="float" office:value="0.000317705" calcext:value-type="float">
            <text:p>0.000317705</text:p>
          </table:table-cell>
          <table:table-cell office:value-type="float" office:value="0.0023993" calcext:value-type="float">
            <text:p>0.0023993</text:p>
          </table:table-cell>
          <table:table-cell office:value-type="float" office:value="0.000219887" calcext:value-type="float">
            <text:p>0.000219887</text:p>
          </table:table-cell>
          <table:table-cell/>
          <table:table-cell table:formula="of:=[.A29]" office:value-type="float" office:value="70" calcext:value-type="float">
            <text:p>70</text:p>
          </table:table-cell>
          <table:table-cell table:formula="of:=SQRT(([.B29]^2/[.B9]^2) + ([.$E29]^2/[.$E9]^2))" office:value-type="float" office:value="0.315989442987877" calcext:value-type="float">
            <text:p>0.315989442987877</text:p>
          </table:table-cell>
          <table:table-cell table:formula="of:=SQRT(([.C29]^2/[.C9]^2) + ([.$E29]^2/[.$E9]^2))" office:value-type="float" office:value="0.308316602306427" calcext:value-type="float">
            <text:p>0.308316602306427</text:p>
          </table:table-cell>
          <table:table-cell table:formula="of:=SQRT(([.D29]^2/[.D9]^2) + ([.$E29]^2/[.$E9]^2))" office:value-type="float" office:value="0.308496790641837" calcext:value-type="float">
            <text:p>0.308496790641837</text:p>
          </table:table-cell>
          <table:table-cell table:formula="of:=SQRT(([.E29]^2/[.E9]^2) + ([.$E29]^2/[.$E9]^2))" office:value-type="float" office:value="0.435888463141958" calcext:value-type="float">
            <text:p>0.435888463141958</text:p>
          </table:table-cell>
          <table:table-cell table:formula="of:=SQRT(([.F29]^2/[.F9]^2) + ([.$E29]^2/[.$E9]^2))" office:value-type="float" office:value="0.30843004053377" calcext:value-type="float">
            <text:p>0.30843004053377</text:p>
          </table:table-cell>
          <table:table-cell table:formula="of:=SQRT(([.G29]^2/[.G9]^2) + ([.$E29]^2/[.$E9]^2))" office:value-type="float" office:value="0.31274833321794" calcext:value-type="float">
            <text:p>0.31274833321794</text:p>
          </table:table-cell>
          <table:table-cell table:formula="of:=SQRT(([.H29]^2/[.H9]^2) + ([.$E29]^2/[.$E9]^2))" office:value-type="float" office:value="0.308268041559747" calcext:value-type="float">
            <text:p>0.308268041559747</text:p>
          </table:table-cell>
        </table:table-row>
        <table:table-row table:style-name="ro1">
          <table:table-cell table:formula="of:=[.A10]" office:value-type="float" office:value="80" calcext:value-type="float">
            <text:p>80</text:p>
          </table:table-cell>
          <table:table-cell office:value-type="float" office:value="0.00184251" calcext:value-type="float">
            <text:p>0.00184251</text:p>
          </table:table-cell>
          <table:table-cell office:value-type="float" office:value="0.000276794" calcext:value-type="float">
            <text:p>0.000276794</text:p>
          </table:table-cell>
          <table:table-cell office:value-type="float" office:value="0.000273921" calcext:value-type="float">
            <text:p>2.74E-04</text:p>
          </table:table-cell>
          <table:table-cell office:value-type="float" office:value="0.00147523" calcext:value-type="float">
            <text:p>0.00147523</text:p>
          </table:table-cell>
          <table:table-cell office:value-type="float" office:value="0.000220102" calcext:value-type="float">
            <text:p>0.000220102</text:p>
          </table:table-cell>
          <table:table-cell office:value-type="float" office:value="0.00419079" calcext:value-type="float">
            <text:p>0.00419079</text:p>
          </table:table-cell>
          <table:table-cell office:value-type="float" office:value="0.000386967" calcext:value-type="float">
            <text:p>0.000386967</text:p>
          </table:table-cell>
          <table:table-cell/>
          <table:table-cell table:formula="of:=[.A30]" office:value-type="float" office:value="80" calcext:value-type="float">
            <text:p>80</text:p>
          </table:table-cell>
          <table:table-cell table:formula="of:=SQRT(([.B30]^2/[.B10]^2) + ([.$E30]^2/[.$E10]^2))" office:value-type="float" office:value="0.070055938834862" calcext:value-type="float">
            <text:p>0.070055938834862</text:p>
          </table:table-cell>
          <table:table-cell table:formula="of:=SQRT(([.C30]^2/[.C10]^2) + ([.$E30]^2/[.$E10]^2))" office:value-type="float" office:value="0.0561609122559514" calcext:value-type="float">
            <text:p>0.0561609122559514</text:p>
          </table:table-cell>
          <table:table-cell table:formula="of:=SQRT(([.D30]^2/[.D10]^2) + ([.$E30]^2/[.$E10]^2))" office:value-type="float" office:value="0.05613646655283" calcext:value-type="float">
            <text:p>0.05613646655283</text:p>
          </table:table-cell>
          <table:table-cell table:formula="of:=SQRT(([.E30]^2/[.E10]^2) + ([.$E30]^2/[.$E10]^2))" office:value-type="float" office:value="0.0788058485604507" calcext:value-type="float">
            <text:p>0.0788058485604507</text:p>
          </table:table-cell>
          <table:table-cell table:formula="of:=SQRT(([.F30]^2/[.F10]^2) + ([.$E30]^2/[.$E10]^2))" office:value-type="float" office:value="0.0559109784166634" calcext:value-type="float">
            <text:p>0.0559109784166634</text:p>
          </table:table-cell>
          <table:table-cell table:formula="of:=SQRT(([.G30]^2/[.G10]^2) + ([.$E30]^2/[.$E10]^2))" office:value-type="float" office:value="0.0786704681683597" calcext:value-type="float">
            <text:p>0.0786704681683597</text:p>
          </table:table-cell>
          <table:table-cell table:formula="of:=SQRT(([.H30]^2/[.H10]^2) + ([.$E30]^2/[.$E10]^2))" office:value-type="float" office:value="0.0559887742387112" calcext:value-type="float">
            <text:p>0.0559887742387112</text:p>
          </table:table-cell>
        </table:table-row>
        <table:table-row table:style-name="ro1">
          <table:table-cell table:formula="of:=[.A11]" office:value-type="float" office:value="90" calcext:value-type="float">
            <text:p>90</text:p>
          </table:table-cell>
          <table:table-cell office:value-type="float" office:value="0.00178137" calcext:value-type="float">
            <text:p>0.00178137</text:p>
          </table:table-cell>
          <table:table-cell office:value-type="float" office:value="0.000221216" calcext:value-type="float">
            <text:p>0.000221216</text:p>
          </table:table-cell>
          <table:table-cell office:value-type="float" office:value="0.005610857" calcext:value-type="float">
            <text:p>5.61E-03</text:p>
          </table:table-cell>
          <table:table-cell office:value-type="float" office:value="0.00778855" calcext:value-type="float">
            <text:p>0.00778855</text:p>
          </table:table-cell>
          <table:table-cell office:value-type="float" office:value="0.000451334" calcext:value-type="float">
            <text:p>0.000451334</text:p>
          </table:table-cell>
          <table:table-cell office:value-type="float" office:value="0.0231716" calcext:value-type="float">
            <text:p>0.0231716</text:p>
          </table:table-cell>
          <table:table-cell office:value-type="float" office:value="0.00047144" calcext:value-type="float">
            <text:p>0.00047144</text:p>
          </table:table-cell>
          <table:table-cell/>
          <table:table-cell table:formula="of:=[.A31]" office:value-type="float" office:value="90" calcext:value-type="float">
            <text:p>90</text:p>
          </table:table-cell>
          <table:table-cell table:formula="of:=SQRT(([.B31]^2/[.B11]^2) + ([.$E31]^2/[.$E11]^2))" office:value-type="float" office:value="0.168938001842797" calcext:value-type="float">
            <text:p>0.168938001842797</text:p>
          </table:table-cell>
          <table:table-cell table:formula="of:=SQRT(([.C31]^2/[.C11]^2) + ([.$E31]^2/[.$E11]^2))" office:value-type="float" office:value="0.167252567031144" calcext:value-type="float">
            <text:p>0.167252567031144</text:p>
          </table:table-cell>
          <table:table-cell table:formula="of:=SQRT(([.D31]^2/[.D11]^2) + ([.$E31]^2/[.$E11]^2))" office:value-type="float" office:value="0.186595792274968" calcext:value-type="float">
            <text:p>0.186595792274968</text:p>
          </table:table-cell>
          <table:table-cell table:formula="of:=SQRT(([.E31]^2/[.E11]^2) + ([.$E31]^2/[.$E11]^2))" office:value-type="float" office:value="0.236480047087462" calcext:value-type="float">
            <text:p>0.236480047087462</text:p>
          </table:table-cell>
          <table:table-cell table:formula="of:=SQRT(([.F31]^2/[.F11]^2) + ([.$E31]^2/[.$E11]^2))" office:value-type="float" office:value="0.167316346600351" calcext:value-type="float">
            <text:p>0.167316346600351</text:p>
          </table:table-cell>
          <table:table-cell table:formula="of:=SQRT(([.G31]^2/[.G11]^2) + ([.$E31]^2/[.$E11]^2))" office:value-type="float" office:value="0.247851145883715" calcext:value-type="float">
            <text:p>0.247851145883715</text:p>
          </table:table-cell>
          <table:table-cell table:formula="of:=SQRT(([.H31]^2/[.H11]^2) + ([.$E31]^2/[.$E11]^2))" office:value-type="float" office:value="0.167270366254442" calcext:value-type="float">
            <text:p>0.167270366254442</text:p>
          </table:table-cell>
        </table:table-row>
        <table:table-row table:style-name="ro1">
          <table:table-cell table:formula="of:=[.A12]" office:value-type="float" office:value="100" calcext:value-type="float">
            <text:p>100</text:p>
          </table:table-cell>
          <table:table-cell office:value-type="float" office:value="0.00196154" calcext:value-type="float">
            <text:p>0.00196154</text:p>
          </table:table-cell>
          <table:table-cell office:value-type="float" office:value="0.00232453" calcext:value-type="float">
            <text:p>0.00232453</text:p>
          </table:table-cell>
          <table:table-cell office:value-type="float" office:value="0.000682799" calcext:value-type="float">
            <text:p>6.83E-04</text:p>
          </table:table-cell>
          <table:table-cell office:value-type="float" office:value="0.00155997" calcext:value-type="float">
            <text:p>0.00155997</text:p>
          </table:table-cell>
          <table:table-cell office:value-type="float" office:value="0.00128535" calcext:value-type="float">
            <text:p>0.00128535</text:p>
          </table:table-cell>
          <table:table-cell office:value-type="float" office:value="0.0134661" calcext:value-type="float">
            <text:p>0.0134661</text:p>
          </table:table-cell>
          <table:table-cell office:value-type="float" office:value="0.000673676" calcext:value-type="float">
            <text:p>0.000673676</text:p>
          </table:table-cell>
          <table:table-cell/>
          <table:table-cell table:formula="of:=[.A32]" office:value-type="float" office:value="100" calcext:value-type="float">
            <text:p>100</text:p>
          </table:table-cell>
          <table:table-cell table:formula="of:=SQRT(([.B32]^2/[.B12]^2) + ([.$E32]^2/[.$E12]^2))" office:value-type="float" office:value="0.0286322586616489" calcext:value-type="float">
            <text:p>0.0286322586616489</text:p>
          </table:table-cell>
          <table:table-cell table:formula="of:=SQRT(([.C32]^2/[.C12]^2) + ([.$E32]^2/[.$E12]^2))" office:value-type="float" office:value="0.0326039061025367" calcext:value-type="float">
            <text:p>0.0326039061025367</text:p>
          </table:table-cell>
          <table:table-cell table:formula="of:=SQRT(([.D32]^2/[.D12]^2) + ([.$E32]^2/[.$E12]^2))" office:value-type="float" office:value="0.0240572593328717" calcext:value-type="float">
            <text:p>0.0240572593328717</text:p>
          </table:table-cell>
          <table:table-cell table:formula="of:=SQRT(([.E32]^2/[.E12]^2) + ([.$E32]^2/[.$E12]^2))" office:value-type="float" office:value="0.0326003958939406" calcext:value-type="float">
            <text:p>0.0326003958939406</text:p>
          </table:table-cell>
          <table:table-cell table:formula="of:=SQRT(([.F32]^2/[.F12]^2) + ([.$E32]^2/[.$E12]^2))" office:value-type="float" office:value="0.0254058916708179" calcext:value-type="float">
            <text:p>0.0254058916708179</text:p>
          </table:table-cell>
          <table:table-cell table:formula="of:=SQRT(([.G32]^2/[.G12]^2) + ([.$E32]^2/[.$E12]^2))" office:value-type="float" office:value="0.0748453814392747" calcext:value-type="float">
            <text:p>0.0748453814392747</text:p>
          </table:table-cell>
          <table:table-cell table:formula="of:=SQRT(([.H32]^2/[.H12]^2) + ([.$E32]^2/[.$E12]^2))" office:value-type="float" office:value="0.0233696944475707" calcext:value-type="float">
            <text:p>0.0233696944475707</text:p>
          </table:table-cell>
        </table:table-row>
        <table:table-row table:style-name="ro1">
          <table:table-cell table:formula="of:=[.A13]" office:value-type="float" office:value="110" calcext:value-type="float">
            <text:p>110</text:p>
          </table:table-cell>
          <table:table-cell office:value-type="float" office:value="0.00354405" calcext:value-type="float">
            <text:p>0.00354405</text:p>
          </table:table-cell>
          <table:table-cell office:value-type="float" office:value="0.00143138" calcext:value-type="float">
            <text:p>0.00143138</text:p>
          </table:table-cell>
          <table:table-cell office:value-type="float" office:value="0.0005796671" calcext:value-type="float">
            <text:p>5.80E-04</text:p>
          </table:table-cell>
          <table:table-cell office:value-type="float" office:value="0.0106467" calcext:value-type="float">
            <text:p>0.0106467</text:p>
          </table:table-cell>
          <table:table-cell office:value-type="float" office:value="0.0010132" calcext:value-type="float">
            <text:p>0.0010132</text:p>
          </table:table-cell>
          <table:table-cell office:value-type="float" office:value="0.00105388" calcext:value-type="float">
            <text:p>0.00105388</text:p>
          </table:table-cell>
          <table:table-cell office:value-type="float" office:value="0.000414367" calcext:value-type="float">
            <text:p>0.000414367</text:p>
          </table:table-cell>
          <table:table-cell/>
          <table:table-cell table:formula="of:=[.A33]" office:value-type="float" office:value="110" calcext:value-type="float">
            <text:p>110</text:p>
          </table:table-cell>
          <table:table-cell table:formula="of:=SQRT(([.B33]^2/[.B13]^2) + ([.$E33]^2/[.$E13]^2))" office:value-type="float" office:value="0.0924397099908574" calcext:value-type="float">
            <text:p>0.0924397099908574</text:p>
          </table:table-cell>
          <table:table-cell table:formula="of:=SQRT(([.C33]^2/[.C13]^2) + ([.$E33]^2/[.$E13]^2))" office:value-type="float" office:value="0.0910593193254344" calcext:value-type="float">
            <text:p>0.0910593193254344</text:p>
          </table:table-cell>
          <table:table-cell table:formula="of:=SQRT(([.D33]^2/[.D13]^2) + ([.$E33]^2/[.$E13]^2))" office:value-type="float" office:value="0.0906732010222421" calcext:value-type="float">
            <text:p>0.0906732010222421</text:p>
          </table:table-cell>
          <table:table-cell table:formula="of:=SQRT(([.E33]^2/[.E13]^2) + ([.$E33]^2/[.$E13]^2))" office:value-type="float" office:value="0.128108392973068" calcext:value-type="float">
            <text:p>0.128108392973068</text:p>
          </table:table-cell>
          <table:table-cell table:formula="of:=SQRT(([.F33]^2/[.F13]^2) + ([.$E33]^2/[.$E13]^2))" office:value-type="float" office:value="0.0907682453758303" calcext:value-type="float">
            <text:p>0.0907682453758303</text:p>
          </table:table-cell>
          <table:table-cell table:formula="of:=SQRT(([.G33]^2/[.G13]^2) + ([.$E33]^2/[.$E13]^2))" office:value-type="float" office:value="0.0906704619120032" calcext:value-type="float">
            <text:p>0.0906704619120032</text:p>
          </table:table-cell>
          <table:table-cell table:formula="of:=SQRT(([.H33]^2/[.H13]^2) + ([.$E33]^2/[.$E13]^2))" office:value-type="float" office:value="0.0906013757597325" calcext:value-type="float">
            <text:p>0.0906013757597325</text:p>
          </table:table-cell>
        </table:table-row>
        <table:table-row table:style-name="ro1">
          <table:table-cell table:formula="of:=[.A14]" office:value-type="float" office:value="120" calcext:value-type="float">
            <text:p>120</text:p>
          </table:table-cell>
          <table:table-cell office:value-type="float" office:value="0.00166343" calcext:value-type="float">
            <text:p>0.00166343</text:p>
          </table:table-cell>
          <table:table-cell office:value-type="float" office:value="0.00155619" calcext:value-type="float">
            <text:p>0.00155619</text:p>
          </table:table-cell>
          <table:table-cell office:value-type="float" office:value="0.00080703664" calcext:value-type="float">
            <text:p>8.07E-04</text:p>
          </table:table-cell>
          <table:table-cell office:value-type="float" office:value="0.00931057" calcext:value-type="float">
            <text:p>0.00931057</text:p>
          </table:table-cell>
          <table:table-cell office:value-type="float" office:value="0.00257649" calcext:value-type="float">
            <text:p>0.00257649</text:p>
          </table:table-cell>
          <table:table-cell office:value-type="float" office:value="0.0134417" calcext:value-type="float">
            <text:p>0.0134417</text:p>
          </table:table-cell>
          <table:table-cell office:value-type="float" office:value="0.00135386" calcext:value-type="float">
            <text:p>0.00135386</text:p>
          </table:table-cell>
          <table:table-cell/>
          <table:table-cell table:formula="of:=[.A34]" office:value-type="float" office:value="120" calcext:value-type="float">
            <text:p>120</text:p>
          </table:table-cell>
          <table:table-cell table:formula="of:=SQRT(([.B34]^2/[.B14]^2) + ([.$E34]^2/[.$E14]^2))" office:value-type="float" office:value="0.0547440156323425" calcext:value-type="float">
            <text:p>0.0547440156323425</text:p>
          </table:table-cell>
          <table:table-cell table:formula="of:=SQRT(([.C34]^2/[.C14]^2) + ([.$E34]^2/[.$E14]^2))" office:value-type="float" office:value="0.0548272369462862" calcext:value-type="float">
            <text:p>0.0548272369462862</text:p>
          </table:table-cell>
          <table:table-cell table:formula="of:=SQRT(([.D34]^2/[.D14]^2) + ([.$E34]^2/[.$E14]^2))" office:value-type="float" office:value="0.0545567150549694" calcext:value-type="float">
            <text:p>0.0545567150549694</text:p>
          </table:table-cell>
          <table:table-cell table:formula="of:=SQRT(([.E34]^2/[.E14]^2) + ([.$E34]^2/[.$E14]^2))" office:value-type="float" office:value="0.0769580313125694" calcext:value-type="float">
            <text:p>0.0769580313125694</text:p>
          </table:table-cell>
          <table:table-cell table:formula="of:=SQRT(([.F34]^2/[.F14]^2) + ([.$E34]^2/[.$E14]^2))" office:value-type="float" office:value="0.0553784504625502" calcext:value-type="float">
            <text:p>0.0553784504625502</text:p>
          </table:table-cell>
          <table:table-cell table:formula="of:=SQRT(([.G34]^2/[.G14]^2) + ([.$E34]^2/[.$E14]^2))" office:value-type="float" office:value="0.0642992994461432" calcext:value-type="float">
            <text:p>0.0642992994461432</text:p>
          </table:table-cell>
          <table:table-cell table:formula="of:=SQRT(([.H34]^2/[.H14]^2) + ([.$E34]^2/[.$E14]^2))" office:value-type="float" office:value="0.054548731227544" calcext:value-type="float">
            <text:p>0.054548731227544</text:p>
          </table:table-cell>
        </table:table-row>
        <table:table-row table:style-name="ro1">
          <table:table-cell table:formula="of:=[.A15]" office:value-type="float" office:value="130" calcext:value-type="float">
            <text:p>130</text:p>
          </table:table-cell>
          <table:table-cell office:value-type="float" office:value="0.00752805" calcext:value-type="float">
            <text:p>0.00752805</text:p>
          </table:table-cell>
          <table:table-cell office:value-type="float" office:value="0.00607156" calcext:value-type="float">
            <text:p>0.00607156</text:p>
          </table:table-cell>
          <table:table-cell office:value-type="float" office:value="0.002005943" calcext:value-type="float">
            <text:p>2.01E-03</text:p>
          </table:table-cell>
          <table:table-cell office:value-type="float" office:value="0.022021" calcext:value-type="float">
            <text:p>0.022021</text:p>
          </table:table-cell>
          <table:table-cell office:value-type="float" office:value="0.00802302" calcext:value-type="float">
            <text:p>0.00802302</text:p>
          </table:table-cell>
          <table:table-cell office:value-type="float" office:value="0.0269188" calcext:value-type="float">
            <text:p>0.0269188</text:p>
          </table:table-cell>
          <table:table-cell office:value-type="float" office:value="0.0045157" calcext:value-type="float">
            <text:p>0.0045157</text:p>
          </table:table-cell>
          <table:table-cell/>
          <table:table-cell table:formula="of:=[.A35]" office:value-type="float" office:value="130" calcext:value-type="float">
            <text:p>130</text:p>
          </table:table-cell>
          <table:table-cell table:formula="of:=SQRT(([.B35]^2/[.B15]^2) + ([.$E35]^2/[.$E15]^2))" office:value-type="float" office:value="0.0928259334819291" calcext:value-type="float">
            <text:p>0.0928259334819291</text:p>
          </table:table-cell>
          <table:table-cell table:formula="of:=SQRT(([.C35]^2/[.C15]^2) + ([.$E35]^2/[.$E15]^2))" office:value-type="float" office:value="0.0925616039438046" calcext:value-type="float">
            <text:p>0.0925616039438046</text:p>
          </table:table-cell>
          <table:table-cell table:formula="of:=SQRT(([.D35]^2/[.D15]^2) + ([.$E35]^2/[.$E15]^2))" office:value-type="float" office:value="0.090877241194584" calcext:value-type="float">
            <text:p>0.090877241194584</text:p>
          </table:table-cell>
          <table:table-cell table:formula="of:=SQRT(([.E35]^2/[.E15]^2) + ([.$E35]^2/[.$E15]^2))" office:value-type="float" office:value="0.128138500956718" calcext:value-type="float">
            <text:p>0.128138500956718</text:p>
          </table:table-cell>
          <table:table-cell table:formula="of:=SQRT(([.F35]^2/[.F15]^2) + ([.$E35]^2/[.$E15]^2))" office:value-type="float" office:value="0.0934704411028605" calcext:value-type="float">
            <text:p>0.0934704411028605</text:p>
          </table:table-cell>
          <table:table-cell table:formula="of:=SQRT(([.G35]^2/[.G15]^2) + ([.$E35]^2/[.$E15]^2))" office:value-type="float" office:value="0.103160558655339" calcext:value-type="float">
            <text:p>0.103160558655339</text:p>
          </table:table-cell>
          <table:table-cell table:formula="of:=SQRT(([.H35]^2/[.H15]^2) + ([.$E35]^2/[.$E15]^2))" office:value-type="float" office:value="0.0910657442499811" calcext:value-type="float">
            <text:p>0.0910657442499811</text:p>
          </table:table-cell>
        </table:table-row>
        <table:table-row table:style-name="ro1">
          <table:table-cell table:formula="of:=[.A16]" office:value-type="float" office:value="140" calcext:value-type="float">
            <text:p>140</text:p>
          </table:table-cell>
          <table:table-cell office:value-type="float" office:value="0.00142409" calcext:value-type="float">
            <text:p>0.00142409</text:p>
          </table:table-cell>
          <table:table-cell office:value-type="float" office:value="0.00675263" calcext:value-type="float">
            <text:p>0.00675263</text:p>
          </table:table-cell>
          <table:table-cell office:value-type="float" office:value="0.000911984" calcext:value-type="float">
            <text:p>9.12E-04</text:p>
          </table:table-cell>
          <table:table-cell office:value-type="float" office:value="0.00219531" calcext:value-type="float">
            <text:p>0.00219531</text:p>
          </table:table-cell>
          <table:table-cell office:value-type="float" office:value="0.00156968" calcext:value-type="float">
            <text:p>0.00156968</text:p>
          </table:table-cell>
          <table:table-cell office:value-type="float" office:value="0.0402808" calcext:value-type="float">
            <text:p>0.0402808</text:p>
          </table:table-cell>
          <table:table-cell office:value-type="float" office:value="0.00144443" calcext:value-type="float">
            <text:p>0.00144443</text:p>
          </table:table-cell>
          <table:table-cell/>
          <table:table-cell table:formula="of:=[.A36]" office:value-type="float" office:value="140" calcext:value-type="float">
            <text:p>140</text:p>
          </table:table-cell>
          <table:table-cell table:formula="of:=SQRT(([.B36]^2/[.B16]^2) + ([.$E36]^2/[.$E16]^2))" office:value-type="float" office:value="0.00729161015861803" calcext:value-type="float">
            <text:p>0.00729161015861803</text:p>
          </table:table-cell>
          <table:table-cell table:formula="of:=SQRT(([.C36]^2/[.C16]^2) + ([.$E36]^2/[.$E16]^2))" office:value-type="float" office:value="0.0171600243294458" calcext:value-type="float">
            <text:p>0.0171600243294458</text:p>
          </table:table-cell>
          <table:table-cell table:formula="of:=SQRT(([.D36]^2/[.D16]^2) + ([.$E36]^2/[.$E16]^2))" office:value-type="float" office:value="0.00713529198178478" calcext:value-type="float">
            <text:p>0.00713529198178478</text:p>
          </table:table-cell>
          <table:table-cell table:formula="of:=SQRT(([.E36]^2/[.E16]^2) + ([.$E36]^2/[.$E16]^2))" office:value-type="float" office:value="0.00951930967162448" calcext:value-type="float">
            <text:p>0.00951930967162448</text:p>
          </table:table-cell>
          <table:table-cell table:formula="of:=SQRT(([.F36]^2/[.F16]^2) + ([.$E36]^2/[.$E16]^2))" office:value-type="float" office:value="0.0075438338798044" calcext:value-type="float">
            <text:p>0.0075438338798044</text:p>
          </table:table-cell>
          <table:table-cell table:formula="of:=SQRT(([.G36]^2/[.G16]^2) + ([.$E36]^2/[.$E16]^2))" office:value-type="float" office:value="0.0554809875705552" calcext:value-type="float">
            <text:p>0.0554809875705552</text:p>
          </table:table-cell>
          <table:table-cell table:formula="of:=SQRT(([.H36]^2/[.H16]^2) + ([.$E36]^2/[.$E16]^2))" office:value-type="float" office:value="0.00708790585235479" calcext:value-type="float">
            <text:p>0.00708790585235479</text:p>
          </table:table-cell>
        </table:table-row>
        <table:table-row table:style-name="ro1">
          <table:table-cell table:formula="of:=[.A17]" office:value-type="float" office:value="150" calcext:value-type="float">
            <text:p>150</text:p>
          </table:table-cell>
          <table:table-cell office:value-type="float" office:value="0.00990015" calcext:value-type="float">
            <text:p>0.00990015</text:p>
          </table:table-cell>
          <table:table-cell office:value-type="float" office:value="0.0147427" calcext:value-type="float">
            <text:p>0.0147427</text:p>
          </table:table-cell>
          <table:table-cell office:value-type="float" office:value="0.004864032" calcext:value-type="float">
            <text:p>4.86E-03</text:p>
          </table:table-cell>
          <table:table-cell office:value-type="float" office:value="0.00655781" calcext:value-type="float">
            <text:p>0.00655781</text:p>
          </table:table-cell>
          <table:table-cell office:value-type="float" office:value="0.00458643" calcext:value-type="float">
            <text:p>0.00458643</text:p>
          </table:table-cell>
          <table:table-cell office:value-type="float" office:value="0.0220582" calcext:value-type="float">
            <text:p>0.0220582</text:p>
          </table:table-cell>
          <table:table-cell office:value-type="float" office:value="0.0184581" calcext:value-type="float">
            <text:p>0.0184581</text:p>
          </table:table-cell>
          <table:table-cell/>
          <table:table-cell table:formula="of:=[.A37]" office:value-type="float" office:value="150" calcext:value-type="float">
            <text:p>150</text:p>
          </table:table-cell>
          <table:table-cell table:formula="of:=SQRT(([.B37]^2/[.B17]^2) + ([.$E37]^2/[.$E17]^2))" office:value-type="float" office:value="0.0215561900823125" calcext:value-type="float">
            <text:p>0.0215561900823125</text:p>
          </table:table-cell>
          <table:table-cell table:formula="of:=SQRT(([.C37]^2/[.C17]^2) + ([.$E37]^2/[.$E17]^2))" office:value-type="float" office:value="0.0301783979678745" calcext:value-type="float">
            <text:p>0.0301783979678745</text:p>
          </table:table-cell>
          <table:table-cell table:formula="of:=SQRT(([.D37]^2/[.D17]^2) + ([.$E37]^2/[.$E17]^2))" office:value-type="float" office:value="0.0179392190271729" calcext:value-type="float">
            <text:p>0.0179392190271729</text:p>
          </table:table-cell>
          <table:table-cell table:formula="of:=SQRT(([.E37]^2/[.E17]^2) + ([.$E37]^2/[.$E17]^2))" office:value-type="float" office:value="0.0214962388921193" calcext:value-type="float">
            <text:p>0.0214962388921193</text:p>
          </table:table-cell>
          <table:table-cell table:formula="of:=SQRT(([.F37]^2/[.F17]^2) + ([.$E37]^2/[.$E17]^2))" office:value-type="float" office:value="0.0169446848608923" calcext:value-type="float">
            <text:p>0.0169446848608923</text:p>
          </table:table-cell>
          <table:table-cell table:formula="of:=SQRT(([.G37]^2/[.G17]^2) + ([.$E37]^2/[.$E17]^2))" office:value-type="float" office:value="0.0278029270330075" calcext:value-type="float">
            <text:p>0.0278029270330075</text:p>
          </table:table-cell>
          <table:table-cell table:formula="of:=SQRT(([.H37]^2/[.H17]^2) + ([.$E37]^2/[.$E17]^2))" office:value-type="float" office:value="0.0260727477614516" calcext:value-type="float">
            <text:p>0.0260727477614516</text:p>
          </table:table-cell>
        </table:table-row>
        <table:table-row table:style-name="ro1">
          <table:table-cell table:formula="of:=[.A18]" office:value-type="float" office:value="160" calcext:value-type="float">
            <text:p>160</text:p>
          </table:table-cell>
          <table:table-cell office:value-type="float" office:value="0.0121516" calcext:value-type="float">
            <text:p>0.0121516</text:p>
          </table:table-cell>
          <table:table-cell office:value-type="float" office:value="0.00421102" calcext:value-type="float">
            <text:p>0.00421102</text:p>
          </table:table-cell>
          <table:table-cell office:value-type="float" office:value="0.00253466" calcext:value-type="float">
            <text:p>2.53E-03</text:p>
          </table:table-cell>
          <table:table-cell office:value-type="float" office:value="0.0121766" calcext:value-type="float">
            <text:p>0.0121766</text:p>
          </table:table-cell>
          <table:table-cell office:value-type="float" office:value="0.0345004" calcext:value-type="float">
            <text:p>0.0345004</text:p>
          </table:table-cell>
          <table:table-cell office:value-type="float" office:value="0.116684" calcext:value-type="float">
            <text:p>0.116684</text:p>
          </table:table-cell>
          <table:table-cell office:value-type="float" office:value="0.00880465" calcext:value-type="float">
            <text:p>0.00880465</text:p>
          </table:table-cell>
          <table:table-cell/>
          <table:table-cell table:formula="of:=[.A38]" office:value-type="float" office:value="160" calcext:value-type="float">
            <text:p>160</text:p>
          </table:table-cell>
          <table:table-cell table:formula="of:=SQRT(([.B38]^2/[.B18]^2) + ([.$E38]^2/[.$E18]^2))" office:value-type="float" office:value="0.027248084600055" calcext:value-type="float">
            <text:p>0.027248084600055</text:p>
          </table:table-cell>
          <table:table-cell table:formula="of:=SQRT(([.C38]^2/[.C18]^2) + ([.$E38]^2/[.$E18]^2))" office:value-type="float" office:value="0.0229827527659561" calcext:value-type="float">
            <text:p>0.0229827527659561</text:p>
          </table:table-cell>
          <table:table-cell table:formula="of:=SQRT(([.D38]^2/[.D18]^2) + ([.$E38]^2/[.$E18]^2))" office:value-type="float" office:value="0.0225523301810404" calcext:value-type="float">
            <text:p>0.0225523301810404</text:p>
          </table:table-cell>
          <table:table-cell table:formula="of:=SQRT(([.E38]^2/[.E18]^2) + ([.$E38]^2/[.$E18]^2))" office:value-type="float" office:value="0.0314341963225072" calcext:value-type="float">
            <text:p>0.0314341963225072</text:p>
          </table:table-cell>
          <table:table-cell table:formula="of:=SQRT(([.F38]^2/[.F18]^2) + ([.$E38]^2/[.$E18]^2))" office:value-type="float" office:value="0.0488684638164188" calcext:value-type="float">
            <text:p>0.0488684638164188</text:p>
          </table:table-cell>
          <table:table-cell table:formula="of:=SQRT(([.G38]^2/[.G18]^2) + ([.$E38]^2/[.$E18]^2))" office:value-type="float" office:value="0.0958264720423418" calcext:value-type="float">
            <text:p>0.0958264720423418</text:p>
          </table:table-cell>
          <table:table-cell table:formula="of:=SQRT(([.H38]^2/[.H18]^2) + ([.$E38]^2/[.$E18]^2))" office:value-type="float" office:value="0.023576234974881" calcext:value-type="float">
            <text:p>0.023576234974881</text:p>
          </table:table-cell>
        </table:table-row>
        <table:table-row table:style-name="ro1">
          <table:table-cell table:formula="of:=[.A19]" office:value-type="float" office:value="170" calcext:value-type="float">
            <text:p>170</text:p>
          </table:table-cell>
          <table:table-cell office:value-type="float" office:value="0.0107944" calcext:value-type="float">
            <text:p>0.0107944</text:p>
          </table:table-cell>
          <table:table-cell office:value-type="float" office:value="0.0301688" calcext:value-type="float">
            <text:p>0.0301688</text:p>
          </table:table-cell>
          <table:table-cell office:value-type="float" office:value="0.00164575" calcext:value-type="float">
            <text:p>1.65E-03</text:p>
          </table:table-cell>
          <table:table-cell office:value-type="float" office:value="0.00483948" calcext:value-type="float">
            <text:p>0.00483948</text:p>
          </table:table-cell>
          <table:table-cell office:value-type="float" office:value="0.0113696" calcext:value-type="float">
            <text:p>0.0113696</text:p>
          </table:table-cell>
          <table:table-cell office:value-type="float" office:value="0.0239487" calcext:value-type="float">
            <text:p>0.0239487</text:p>
          </table:table-cell>
          <table:table-cell office:value-type="float" office:value="0.0131388" calcext:value-type="float">
            <text:p>0.0131388</text:p>
          </table:table-cell>
          <table:table-cell/>
          <table:table-cell table:formula="of:=[.A39]" office:value-type="float" office:value="170" calcext:value-type="float">
            <text:p>170</text:p>
          </table:table-cell>
          <table:table-cell table:formula="of:=SQRT(([.B39]^2/[.B19]^2) + ([.$E39]^2/[.$E19]^2))" office:value-type="float" office:value="0.0121558308261186" calcext:value-type="float">
            <text:p>0.0121558308261186</text:p>
          </table:table-cell>
          <table:table-cell table:formula="of:=SQRT(([.C39]^2/[.C19]^2) + ([.$E39]^2/[.$E19]^2))" office:value-type="float" office:value="0.0321006136662282" calcext:value-type="float">
            <text:p>0.0321006136662282</text:p>
          </table:table-cell>
          <table:table-cell table:formula="of:=SQRT(([.D39]^2/[.D19]^2) + ([.$E39]^2/[.$E19]^2))" office:value-type="float" office:value="0.00716452710406508" calcext:value-type="float">
            <text:p>0.00716452710406508</text:p>
          </table:table-cell>
          <table:table-cell table:formula="of:=SQRT(([.E39]^2/[.E19]^2) + ([.$E39]^2/[.$E19]^2))" office:value-type="float" office:value="0.00974971793986018" calcext:value-type="float">
            <text:p>0.00974971793986018</text:p>
          </table:table-cell>
          <table:table-cell table:formula="of:=SQRT(([.F39]^2/[.F19]^2) + ([.$E39]^2/[.$E19]^2))" office:value-type="float" office:value="0.013199208733817" calcext:value-type="float">
            <text:p>0.013199208733817</text:p>
          </table:table-cell>
          <table:table-cell table:formula="of:=SQRT(([.G39]^2/[.G19]^2) + ([.$E39]^2/[.$E19]^2))" office:value-type="float" office:value="0.0166789808854937" calcext:value-type="float">
            <text:p>0.0166789808854937</text:p>
          </table:table-cell>
          <table:table-cell table:formula="of:=SQRT(([.H39]^2/[.H19]^2) + ([.$E39]^2/[.$E19]^2))" office:value-type="float" office:value="0.0113790619419147" calcext:value-type="float">
            <text:p>0.0113790619419147</text:p>
          </table:table-cell>
        </table:table-row>
        <table:table-row table:style-name="ro1">
          <table:table-cell table:formula="of:=[.A20]" office:value-type="float" office:value="180" calcext:value-type="float">
            <text:p>180</text:p>
          </table:table-cell>
          <table:table-cell office:value-type="float" office:value="0.011578" calcext:value-type="float">
            <text:p>0.011578</text:p>
          </table:table-cell>
          <table:table-cell office:value-type="float" office:value="0.00473795" calcext:value-type="float">
            <text:p>0.00473795</text:p>
          </table:table-cell>
          <table:table-cell office:value-type="float" office:value="0.0053439596" calcext:value-type="float">
            <text:p>5.34E-03</text:p>
          </table:table-cell>
          <table:table-cell office:value-type="float" office:value="0.00950247" calcext:value-type="float">
            <text:p>0.00950247</text:p>
          </table:table-cell>
          <table:table-cell office:value-type="float" office:value="0.00540893" calcext:value-type="float">
            <text:p>0.00540893</text:p>
          </table:table-cell>
          <table:table-cell office:value-type="float" office:value="0.022369" calcext:value-type="float">
            <text:p>0.022369</text:p>
          </table:table-cell>
          <table:table-cell office:value-type="float" office:value="0.00225033" calcext:value-type="float">
            <text:p>0.00225033</text:p>
          </table:table-cell>
          <table:table-cell/>
          <table:table-cell table:formula="of:=[.A40]" office:value-type="float" office:value="180" calcext:value-type="float">
            <text:p>180</text:p>
          </table:table-cell>
          <table:table-cell table:formula="of:=SQRT(([.B40]^2/[.B20]^2) + ([.$E40]^2/[.$E20]^2))" office:value-type="float" office:value="0.013872276299318" calcext:value-type="float">
            <text:p>0.013872276299318</text:p>
          </table:table-cell>
          <table:table-cell table:formula="of:=SQRT(([.C40]^2/[.C20]^2) + ([.$E40]^2/[.$E20]^2))" office:value-type="float" office:value="0.0115860605085514" calcext:value-type="float">
            <text:p>0.0115860605085514</text:p>
          </table:table-cell>
          <table:table-cell table:formula="of:=SQRT(([.D40]^2/[.D20]^2) + ([.$E40]^2/[.$E20]^2))" office:value-type="float" office:value="0.0119818593661065" calcext:value-type="float">
            <text:p>0.0119818593661065</text:p>
          </table:table-cell>
          <table:table-cell table:formula="of:=SQRT(([.E40]^2/[.E20]^2) + ([.$E40]^2/[.$E20]^2))" office:value-type="float" office:value="0.0153893004542215" calcext:value-type="float">
            <text:p>0.0153893004542215</text:p>
          </table:table-cell>
          <table:table-cell table:formula="of:=SQRT(([.F40]^2/[.F20]^2) + ([.$E40]^2/[.$E20]^2))" office:value-type="float" office:value="0.0117152410071705" calcext:value-type="float">
            <text:p>0.0117152410071705</text:p>
          </table:table-cell>
          <table:table-cell table:formula="of:=SQRT(([.G40]^2/[.G20]^2) + ([.$E40]^2/[.$E20]^2))" office:value-type="float" office:value="0.0157258634602558" calcext:value-type="float">
            <text:p>0.0157258634602558</text:p>
          </table:table-cell>
          <table:table-cell table:formula="of:=SQRT(([.H40]^2/[.H20]^2) + ([.$E40]^2/[.$E20]^2))" office:value-type="float" office:value="0.0109552212217159" calcext:value-type="float">
            <text:p>0.0109552212217159</text:p>
          </table:table-cell>
        </table:table-row>
        <table:table-row table:style-name="ro1">
          <table:table-cell table:formula="of:=[.A21]" office:value-type="float" office:value="190" calcext:value-type="float">
            <text:p>190</text:p>
          </table:table-cell>
          <table:table-cell office:value-type="float" office:value="0.0121377" calcext:value-type="float">
            <text:p>0.0121377</text:p>
          </table:table-cell>
          <table:table-cell office:value-type="float" office:value="0.00402915" calcext:value-type="float">
            <text:p>0.00402915</text:p>
          </table:table-cell>
          <table:table-cell office:value-type="float" office:value="0.004338847" calcext:value-type="float">
            <text:p>4.34E-03</text:p>
          </table:table-cell>
          <table:table-cell office:value-type="float" office:value="0.00280889" calcext:value-type="float">
            <text:p>0.00280889</text:p>
          </table:table-cell>
          <table:table-cell office:value-type="float" office:value="0.00663328" calcext:value-type="float">
            <text:p>0.00663328</text:p>
          </table:table-cell>
          <table:table-cell office:value-type="float" office:value="0.0278559" calcext:value-type="float">
            <text:p>0.0278559</text:p>
          </table:table-cell>
          <table:table-cell office:value-type="float" office:value="0.0532936" calcext:value-type="float">
            <text:p>0.0532936</text:p>
          </table:table-cell>
          <table:table-cell/>
          <table:table-cell table:formula="of:=[.A41]" office:value-type="float" office:value="190" calcext:value-type="float">
            <text:p>190</text:p>
          </table:table-cell>
          <table:table-cell table:formula="of:=SQRT(([.B41]^2/[.B21]^2) + ([.$E41]^2/[.$E21]^2))" office:value-type="float" office:value="0.00793816461333456" calcext:value-type="float">
            <text:p>0.00793816461333456</text:p>
          </table:table-cell>
          <table:table-cell table:formula="of:=SQRT(([.C41]^2/[.C21]^2) + ([.$E41]^2/[.$E21]^2))" office:value-type="float" office:value="0.00378373691251583" calcext:value-type="float">
            <text:p>0.00378373691251583</text:p>
          </table:table-cell>
          <table:table-cell table:formula="of:=SQRT(([.D41]^2/[.D21]^2) + ([.$E41]^2/[.$E21]^2))" office:value-type="float" office:value="0.00416043390499392" calcext:value-type="float">
            <text:p>0.00416043390499392</text:p>
          </table:table-cell>
          <table:table-cell table:formula="of:=SQRT(([.E41]^2/[.E21]^2) + ([.$E41]^2/[.$E21]^2))" office:value-type="float" office:value="0.00369718858670566" calcext:value-type="float">
            <text:p>0.00369718858670566</text:p>
          </table:table-cell>
          <table:table-cell table:formula="of:=SQRT(([.F41]^2/[.F21]^2) + ([.$E41]^2/[.$E21]^2))" office:value-type="float" office:value="0.0049871312641289" calcext:value-type="float">
            <text:p>0.0049871312641289</text:p>
          </table:table-cell>
          <table:table-cell table:formula="of:=SQRT(([.G41]^2/[.G21]^2) + ([.$E41]^2/[.$E21]^2))" office:value-type="float" office:value="0.0116416270121292" calcext:value-type="float">
            <text:p>0.0116416270121292</text:p>
          </table:table-cell>
          <table:table-cell table:formula="of:=SQRT(([.H41]^2/[.H21]^2) + ([.$E41]^2/[.$E21]^2))" office:value-type="float" office:value="0.0236249328941085" calcext:value-type="float">
            <text:p>0.02362493289410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11:05:54.695711011</meta:creation-date>
    <dc:date>2025-02-24T10:42:03.624613709</dc:date>
    <meta:editing-duration>P3DT4H20M55S</meta:editing-duration>
    <meta:editing-cycles>81</meta:editing-cycles>
    <meta:generator>LibreOffice/7.4.7.2$Linux_X86_64 LibreOffice_project/40$Build-2</meta:generator>
    <meta:document-statistic meta:table-count="2" meta:cell-count="667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15cm" svg:height="12cm" xlink:href=".." xlink:type="simple" chart:class="chart:bar" chart:style-name="ch1">
        <chart:title svg:x="5.807cm" svg:y="0.376cm" chart:style-name="ch2">
          <text:p>Einsums Performance Comparison</text:p>
        </chart:title>
        <chart:legend chart:legend-position="end" svg:x="16.996cm" svg:y="5.446cm" style:legend-expansion="high" chart:style-name="ch3"/>
        <chart:plot-area chart:style-name="ch4" table:cell-range-address="Breakdown.A1:Breakdown.H3" chart:data-source-has-labels="both" svg:x="0.378cm" svg:y="1.421cm" svg:width="16.24cm" svg:height="9.368cm">
          <chart:coordinate-region svg:x="3.508cm" svg:y="1.421cm" svg:width="12.865cm" svg:height="8.715cm"/>
          <chart:axis chart:dimension="x" chart:name="primary-x" chart:style-name="ch5" chartooo:axis-type="auto">
            <chartooo:date-scale/>
            <chart:categories table:cell-range-address="Breakdown.B1:Breakdown.H1"/>
          </chart:axis>
          <chart:axis chart:dimension="y" chart:name="primary-y" chart:style-name="ch6">
            <chart:title svg:x="7.361cm" svg:y="11.029cm" chart:style-name="ch7">
              <text:p>Time (seconds)</text:p>
            </chart:title>
            <chart:grid chart:style-name="ch8" chart:class="major"/>
          </chart:axis>
          <chart:series chart:style-name="ch9" chart:values-cell-range-address="Breakdown.B2:Breakdown.H2" chart:label-cell-address="Breakdown.A2:Breakdown.A2" chart:class="chart:bar">
            <chart:data-point chart:repeated="7"/>
          </chart:series>
          <chart:series chart:style-name="ch10" chart:values-cell-range-address="Breakdown.B3:Breakdown.H3" chart:label-cell-address="Breakdown.A3:Breakdown.A3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 loops</text:p>
                <draw:g>
                  <svg:desc>Breakdown.B1:Breakdown.H1</svg:desc>
                </draw:g>
              </table:table-cell>
              <table:table-cell office:value-type="string">
                <text:p>C omp loops</text:p>
              </table:table-cell>
              <table:table-cell office:value-type="string">
                <text:p>Fortran loops</text:p>
              </table:table-cell>
              <table:table-cell office:value-type="string">
                <text:p>BLAS+loop</text:p>
              </table:table-cell>
              <table:table-cell office:value-type="string">
                <text:p>BLAS+permute</text:p>
              </table:table-cell>
              <table:table-cell office:value-type="string">
                <text:p>Einsums</text:p>
              </table:table-cell>
              <table:table-cell office:value-type="string">
                <text:p>Einsums+permute</text:p>
              </table:table-cell>
            </table:table-row>
          </table:table-header-rows>
          <table:table-rows>
            <table:table-row>
              <table:table-cell office:value-type="string">
                <text:p>Form J</text:p>
                <draw:g>
                  <svg:desc>Breakdown.A2:Breakdown.A2</svg:desc>
                </draw:g>
              </table:table-cell>
              <table:table-cell office:value-type="float" office:value="0.057055">
                <text:p>0.057055</text:p>
                <draw:g>
                  <svg:desc>Breakdown.B2:Breakdown.H2</svg:desc>
                </draw:g>
              </table:table-cell>
              <table:table-cell office:value-type="float" office:value="0.057916">
                <text:p>0.057916</text:p>
              </table:table-cell>
              <table:table-cell office:value-type="float" office:value="0.0544342">
                <text:p>0.0544342</text:p>
              </table:table-cell>
              <table:table-cell office:value-type="float" office:value="0.0239915">
                <text:p>0.0239915</text:p>
              </table:table-cell>
              <table:table-cell office:value-type="float" office:value="0.023775">
                <text:p>0.023775</text:p>
              </table:table-cell>
              <table:table-cell office:value-type="float" office:value="0.0240944">
                <text:p>0.0240944</text:p>
              </table:table-cell>
              <table:table-cell office:value-type="float" office:value="0.0239031">
                <text:p>0.0239031</text:p>
              </table:table-cell>
            </table:table-row>
            <table:table-row>
              <table:table-cell office:value-type="string">
                <text:p>Form K</text:p>
                <draw:g>
                  <svg:desc>Breakdown.A3:Breakdown.A3</svg:desc>
                </draw:g>
              </table:table-cell>
              <table:table-cell office:value-type="float" office:value="0.043549">
                <text:p>0.043549</text:p>
                <draw:g>
                  <svg:desc>Breakdown.B3:Breakdown.H3</svg:desc>
                </draw:g>
              </table:table-cell>
              <table:table-cell office:value-type="float" office:value="0.048029">
                <text:p>0.048029</text:p>
              </table:table-cell>
              <table:table-cell office:value-type="float" office:value="0.0453861">
                <text:p>0.0453861</text:p>
              </table:table-cell>
              <table:table-cell office:value-type="float" office:value="0.0436565">
                <text:p>0.0436565</text:p>
              </table:table-cell>
              <table:table-cell office:value-type="float" office:value="0.0965574">
                <text:p>0.0965574</text:p>
              </table:table-cell>
              <table:table-cell office:value-type="float" office:value="0.164999">
                <text:p>0.164999</text:p>
              </table:table-cell>
              <table:table-cell office:value-type="float" office:value="0.151493">
                <text:p>0.1514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264cm" svg:height="17.525cm" xlink:href=".." xlink:type="simple" chart:class="chart:scatter" chart:style-name="ch1">
        <chart:title svg:x="10.297cm" svg:y="0.486cm" chart:style-name="ch2">
          <text:p>Runtime versus Dimension</text:p>
        </chart:title>
        <chart:legend chart:legend-position="end" svg:x="21.999cm" svg:y="6.948cm" style:legend-expansion="high" chart:style-name="ch3"/>
        <chart:plot-area chart:style-name="ch4" table:cell-range-address="Growth.A3:Growth.H22 Growth.B2:Growth.H2" chart:data-source-has-labels="row" svg:x="1.526cm" svg:y="1.641cm" svg:width="19.948cm" svg:height="14.563cm">
          <chart:coordinate-region svg:x="3.28cm" svg:y="1.844cm" svg:width="17.906cm" svg:height="13.707cm"/>
          <chart:axis chart:dimension="x" chart:name="primary-x" chart:style-name="ch5">
            <chart:title svg:x="10.056cm" svg:y="16.554cm" chart:style-name="ch6">
              <text:p>Elements along axis</text:p>
            </chart:title>
          </chart:axis>
          <chart:axis chart:dimension="y" chart:name="primary-y" chart:style-name="ch7">
            <chart:title svg:x="0.451cm" svg:y="9.551cm" chart:style-name="ch8">
              <text:p>Time (s)</text:p>
            </chart:title>
            <chart:grid chart:style-name="ch9" chart:class="major"/>
          </chart:axis>
          <chart:series chart:style-name="ch10" chart:values-cell-range-address="Growth.B3:Growth.B22" chart:label-cell-address="Growth.B2:Growth.B2" chart:class="chart:scatter">
            <chart:domain table:cell-range-address="Growth.A3:Growth.A22"/>
            <chart:data-point chart:repeated="20"/>
          </chart:series>
          <chart:series chart:style-name="ch11" chart:values-cell-range-address="Growth.C3:Growth.C22" chart:label-cell-address="Growth.C2:Growth.C2" chart:class="chart:scatter">
            <chart:data-point chart:repeated="20"/>
          </chart:series>
          <chart:series chart:style-name="ch12" chart:values-cell-range-address="Growth.D3:Growth.D22" chart:label-cell-address="Growth.D2:Growth.D2" chart:class="chart:scatter">
            <chart:data-point chart:repeated="20"/>
          </chart:series>
          <chart:series chart:style-name="ch13" chart:values-cell-range-address="Growth.E3:Growth.E22" chart:label-cell-address="Growth.E2:Growth.E2" chart:class="chart:scatter">
            <chart:data-point chart:repeated="20"/>
          </chart:series>
          <chart:series chart:style-name="ch14" chart:values-cell-range-address="Growth.F3:Growth.F22" chart:label-cell-address="Growth.F2:Growth.F2" chart:class="chart:scatter">
            <chart:data-point chart:repeated="20"/>
          </chart:series>
          <chart:series chart:style-name="ch15" chart:values-cell-range-address="Growth.G3:Growth.G22" chart:label-cell-address="Growth.G2:Growth.G2" chart:class="chart:scatter">
            <chart:data-point chart:repeated="20"/>
          </chart:series>
          <chart:series chart:style-name="ch16" chart:values-cell-range-address="Growth.H3:Growth.H22" chart:label-cell-address="Growth.H2:Growth.H2" chart:class="chart:scatter">
            <chart:data-point chart:repeated="20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B2:Growth.B2</svg:desc>
                </draw:g>
              </table:table-cell>
              <table:table-cell office:value-type="string">
                <text:p>C Loops + OMP</text:p>
                <draw:g>
                  <svg:desc>Growth.C2:Growth.C2</svg:desc>
                </draw:g>
              </table:table-cell>
              <table:table-cell office:value-type="string">
                <text:p>Fortran Loops</text:p>
                <draw:g>
                  <svg:desc>Growth.D2:Growth.D2</svg:desc>
                </draw:g>
              </table:table-cell>
              <table:table-cell office:value-type="string">
                <text:p>BLAS + Loop</text:p>
                <draw:g>
                  <svg:desc>Growth.E2:Growth.E2</svg:desc>
                </draw:g>
              </table:table-cell>
              <table:table-cell office:value-type="string">
                <text:p>BLAS + Permute</text:p>
                <draw:g>
                  <svg:desc>Growth.F2:Growth.F2</svg:desc>
                </draw:g>
              </table:table-cell>
              <table:table-cell office:value-type="string">
                <text:p>Einsums Unsorted</text:p>
                <draw:g>
                  <svg:desc>Growth.G2:Growth.G2</svg:desc>
                </draw:g>
              </table:table-cell>
              <table:table-cell office:value-type="string">
                <text:p>Einsums Sorted</text:p>
                <draw:g>
                  <svg:desc>Growth.H2:Growth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2</svg:desc>
                </draw:g>
              </table:table-cell>
              <table:table-cell office:value-type="float" office:value="0.0000284">
                <text:p>0.0000284</text:p>
                <draw:g>
                  <svg:desc>Growth.B3:Growth.B22</svg:desc>
                </draw:g>
              </table:table-cell>
              <table:table-cell office:value-type="float" office:value="0.00002905">
                <text:p>0.00002905</text:p>
                <draw:g>
                  <svg:desc>Growth.C3:Growth.C22</svg:desc>
                </draw:g>
              </table:table-cell>
              <table:table-cell office:value-type="float" office:value="0.00003345">
                <text:p>0.00003345</text:p>
                <draw:g>
                  <svg:desc>Growth.D3:Growth.D22</svg:desc>
                </draw:g>
              </table:table-cell>
              <table:table-cell office:value-type="float" office:value="0.00007195">
                <text:p>0.00007195</text:p>
                <draw:g>
                  <svg:desc>Growth.E3:Growth.E22</svg:desc>
                </draw:g>
              </table:table-cell>
              <table:table-cell office:value-type="float" office:value="0.0000051">
                <text:p>0.0000051</text:p>
                <draw:g>
                  <svg:desc>Growth.F3:Growth.F22</svg:desc>
                </draw:g>
              </table:table-cell>
              <table:table-cell office:value-type="float" office:value="0.0001826">
                <text:p>0.0001826</text:p>
                <draw:g>
                  <svg:desc>Growth.G3:Growth.G22</svg:desc>
                </draw:g>
              </table:table-cell>
              <table:table-cell office:value-type="float" office:value="0.00006725">
                <text:p>0.00006725</text:p>
                <draw:g>
                  <svg:desc>Growth.H3:Growth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1095">
                <text:p>0.0001095</text:p>
              </table:table-cell>
              <table:table-cell office:value-type="float" office:value="0.0001121">
                <text:p>0.0001121</text:p>
              </table:table-cell>
              <table:table-cell office:value-type="float" office:value="0.0000973">
                <text:p>0.0000973</text:p>
              </table:table-cell>
              <table:table-cell office:value-type="float" office:value="0.00024875">
                <text:p>0.00024875</text:p>
              </table:table-cell>
              <table:table-cell office:value-type="float" office:value="0.0000826">
                <text:p>0.0000826</text:p>
              </table:table-cell>
              <table:table-cell office:value-type="float" office:value="0.00057485">
                <text:p>0.00057485</text:p>
              </table:table-cell>
              <table:table-cell office:value-type="float" office:value="0.00010885">
                <text:p>0.000108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005868">
                <text:p>0.0005868</text:p>
              </table:table-cell>
              <table:table-cell office:value-type="float" office:value="0.0005903">
                <text:p>0.0005903</text:p>
              </table:table-cell>
              <table:table-cell office:value-type="float" office:value="0.00045015">
                <text:p>0.00045015</text:p>
              </table:table-cell>
              <table:table-cell office:value-type="float" office:value="0.00056265">
                <text:p>0.00056265</text:p>
              </table:table-cell>
              <table:table-cell office:value-type="float" office:value="0.00036015">
                <text:p>0.00036015</text:p>
              </table:table-cell>
              <table:table-cell office:value-type="float" office:value="0.00208875">
                <text:p>0.00208875</text:p>
              </table:table-cell>
              <table:table-cell office:value-type="float" office:value="0.00049455">
                <text:p>0.00049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00196535">
                <text:p>0.00196535</text:p>
              </table:table-cell>
              <table:table-cell office:value-type="float" office:value="0.0019737">
                <text:p>0.0019737</text:p>
              </table:table-cell>
              <table:table-cell office:value-type="float" office:value="0.00161145">
                <text:p>0.00161145</text:p>
              </table:table-cell>
              <table:table-cell office:value-type="float" office:value="0.00152085">
                <text:p>0.00152085</text:p>
              </table:table-cell>
              <table:table-cell office:value-type="float" office:value="0.00258715">
                <text:p>0.00258715</text:p>
              </table:table-cell>
              <table:table-cell office:value-type="float" office:value="0.00504305">
                <text:p>0.00504305</text:p>
              </table:table-cell>
              <table:table-cell office:value-type="float" office:value="0.0031983">
                <text:p>0.0031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00589595">
                <text:p>0.00589595</text:p>
              </table:table-cell>
              <table:table-cell office:value-type="float" office:value="0.00591835">
                <text:p>0.00591835</text:p>
              </table:table-cell>
              <table:table-cell office:value-type="float" office:value="0.00710055">
                <text:p>0.00710055</text:p>
              </table:table-cell>
              <table:table-cell office:value-type="float" office:value="0.00513015">
                <text:p>0.00513015</text:p>
              </table:table-cell>
              <table:table-cell office:value-type="float" office:value="0.00746125">
                <text:p>0.00746125</text:p>
              </table:table-cell>
              <table:table-cell office:value-type="float" office:value="0.0119757">
                <text:p>0.0119757</text:p>
              </table:table-cell>
              <table:table-cell office:value-type="float" office:value="0.0099923">
                <text:p>0.00999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012539">
                <text:p>0.012539</text:p>
              </table:table-cell>
              <table:table-cell office:value-type="float" office:value="0.0124007">
                <text:p>0.0124007</text:p>
              </table:table-cell>
              <table:table-cell office:value-type="float" office:value="0.01253625">
                <text:p>0.01253625</text:p>
              </table:table-cell>
              <table:table-cell office:value-type="float" office:value="0.00978445">
                <text:p>0.00978445</text:p>
              </table:table-cell>
              <table:table-cell office:value-type="float" office:value="0.0146528">
                <text:p>0.0146528</text:p>
              </table:table-cell>
              <table:table-cell office:value-type="float" office:value="0.025003">
                <text:p>0.025003</text:p>
              </table:table-cell>
              <table:table-cell office:value-type="float" office:value="0.0225632">
                <text:p>0.0225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0246426">
                <text:p>0.0246426</text:p>
              </table:table-cell>
              <table:table-cell office:value-type="float" office:value="0.0231508">
                <text:p>0.0231508</text:p>
              </table:table-cell>
              <table:table-cell office:value-type="float" office:value="0.0237102">
                <text:p>0.0237102</text:p>
              </table:table-cell>
              <table:table-cell office:value-type="float" office:value="0.0179946">
                <text:p>0.0179946</text:p>
              </table:table-cell>
              <table:table-cell office:value-type="float" office:value="0.0278953">
                <text:p>0.0278953</text:p>
              </table:table-cell>
              <table:table-cell office:value-type="float" office:value="0.0452445">
                <text:p>0.0452445</text:p>
              </table:table-cell>
              <table:table-cell office:value-type="float" office:value="0.0402739">
                <text:p>0.04027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0433964">
                <text:p>0.0433964</text:p>
              </table:table-cell>
              <table:table-cell office:value-type="float" office:value="0.0395957">
                <text:p>0.0395957</text:p>
              </table:table-cell>
              <table:table-cell office:value-type="float" office:value="0.040334">
                <text:p>0.040334</text:p>
              </table:table-cell>
              <table:table-cell office:value-type="float" office:value="0.0264738">
                <text:p>0.0264738</text:p>
              </table:table-cell>
              <table:table-cell office:value-type="float" office:value="0.048195">
                <text:p>0.048195</text:p>
              </table:table-cell>
              <table:table-cell office:value-type="float" office:value="0.0754655">
                <text:p>0.0754655</text:p>
              </table:table-cell>
              <table:table-cell office:value-type="float" office:value="0.0711717">
                <text:p>0.07117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0740541">
                <text:p>0.0740541</text:p>
              </table:table-cell>
              <table:table-cell office:value-type="float" office:value="0.0638201">
                <text:p>0.0638201</text:p>
              </table:table-cell>
              <table:table-cell office:value-type="float" office:value="0.0677603">
                <text:p>0.0677603</text:p>
              </table:table-cell>
              <table:table-cell office:value-type="float" office:value="0.0465776">
                <text:p>0.0465776</text:p>
              </table:table-cell>
              <table:table-cell office:value-type="float" office:value="0.0781497">
                <text:p>0.0781497</text:p>
              </table:table-cell>
              <table:table-cell office:value-type="float" office:value="0.126659">
                <text:p>0.126659</text:p>
              </table:table-cell>
              <table:table-cell office:value-type="float" office:value="0.111215">
                <text:p>0.1112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115502">
                <text:p>0.115502</text:p>
              </table:table-cell>
              <table:table-cell office:value-type="float" office:value="0.100817">
                <text:p>0.100817</text:p>
              </table:table-cell>
              <table:table-cell office:value-type="float" office:value="0.09921845">
                <text:p>0.09921845</text:p>
              </table:table-cell>
              <table:table-cell office:value-type="float" office:value="0.0676719">
                <text:p>0.0676719</text:p>
              </table:table-cell>
              <table:table-cell office:value-type="float" office:value="0.120349">
                <text:p>0.120349</text:p>
              </table:table-cell>
              <table:table-cell office:value-type="float" office:value="0.189112">
                <text:p>0.189112</text:p>
              </table:table-cell>
              <table:table-cell office:value-type="float" office:value="0.175412">
                <text:p>0.175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192424">
                <text:p>0.192424</text:p>
              </table:table-cell>
              <table:table-cell office:value-type="float" office:value="0.154422">
                <text:p>0.154422</text:p>
              </table:table-cell>
              <table:table-cell office:value-type="float" office:value="0.14606605">
                <text:p>0.14606605</text:p>
              </table:table-cell>
              <table:table-cell office:value-type="float" office:value="0.117531">
                <text:p>0.117531</text:p>
              </table:table-cell>
              <table:table-cell office:value-type="float" office:value="0.176391">
                <text:p>0.176391</text:p>
              </table:table-cell>
              <table:table-cell office:value-type="float" office:value="0.269849">
                <text:p>0.269849</text:p>
              </table:table-cell>
              <table:table-cell office:value-type="float" office:value="0.250827">
                <text:p>0.2508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278643">
                <text:p>0.278643</text:p>
              </table:table-cell>
              <table:table-cell office:value-type="float" office:value="0.232613">
                <text:p>0.232613</text:p>
              </table:table-cell>
              <table:table-cell office:value-type="float" office:value="0.20723335">
                <text:p>0.20723335</text:p>
              </table:table-cell>
              <table:table-cell office:value-type="float" office:value="0.171095">
                <text:p>0.171095</text:p>
              </table:table-cell>
              <table:table-cell office:value-type="float" office:value="0.250839">
                <text:p>0.250839</text:p>
              </table:table-cell>
              <table:table-cell office:value-type="float" office:value="0.392447">
                <text:p>0.392447</text:p>
              </table:table-cell>
              <table:table-cell office:value-type="float" office:value="0.358084">
                <text:p>0.3580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37319">
                <text:p>0.37319</text:p>
              </table:table-cell>
              <table:table-cell office:value-type="float" office:value="0.320931">
                <text:p>0.320931</text:p>
              </table:table-cell>
              <table:table-cell office:value-type="float" office:value="0.2867528">
                <text:p>0.2867528</text:p>
              </table:table-cell>
              <table:table-cell office:value-type="float" office:value="0.243037">
                <text:p>0.243037</text:p>
              </table:table-cell>
              <table:table-cell office:value-type="float" office:value="0.349493">
                <text:p>0.349493</text:p>
              </table:table-cell>
              <table:table-cell office:value-type="float" office:value="0.54581">
                <text:p>0.54581</text:p>
              </table:table-cell>
              <table:table-cell office:value-type="float" office:value="0.494971">
                <text:p>0.4949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50799">
                <text:p>0.50799</text:p>
              </table:table-cell>
              <table:table-cell office:value-type="float" office:value="0.427795">
                <text:p>0.427795</text:p>
              </table:table-cell>
              <table:table-cell office:value-type="float" office:value="0.38525415">
                <text:p>0.38525415</text:p>
              </table:table-cell>
              <table:table-cell office:value-type="float" office:value="0.326141">
                <text:p>0.326141</text:p>
              </table:table-cell>
              <table:table-cell office:value-type="float" office:value="0.460858">
                <text:p>0.460858</text:p>
              </table:table-cell>
              <table:table-cell office:value-type="float" office:value="0.731432">
                <text:p>0.731432</text:p>
              </table:table-cell>
              <table:table-cell office:value-type="float" office:value="0.650553">
                <text:p>0.6505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647712">
                <text:p>0.647712</text:p>
              </table:table-cell>
              <table:table-cell office:value-type="float" office:value="0.565485">
                <text:p>0.565485</text:p>
              </table:table-cell>
              <table:table-cell office:value-type="float" office:value="0.51053065">
                <text:p>0.51053065</text:p>
              </table:table-cell>
              <table:table-cell office:value-type="float" office:value="0.431431">
                <text:p>0.431431</text:p>
              </table:table-cell>
              <table:table-cell office:value-type="float" office:value="0.61246">
                <text:p>0.61246</text:p>
              </table:table-cell>
              <table:table-cell office:value-type="float" office:value="0.947517">
                <text:p>0.947517</text:p>
              </table:table-cell>
              <table:table-cell office:value-type="float" office:value="0.87134">
                <text:p>0.87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771">
                <text:p>0.771</text:p>
              </table:table-cell>
              <table:table-cell office:value-type="float" office:value="0.720569">
                <text:p>0.720569</text:p>
              </table:table-cell>
              <table:table-cell office:value-type="float" office:value="0.6644155">
                <text:p>0.6644155</text:p>
              </table:table-cell>
              <table:table-cell office:value-type="float" office:value="0.547821">
                <text:p>0.547821</text:p>
              </table:table-cell>
              <table:table-cell office:value-type="float" office:value="0.792731">
                <text:p>0.792731</text:p>
              </table:table-cell>
              <table:table-cell office:value-type="float" office:value="1.2518">
                <text:p>1.2518</text:p>
              </table:table-cell>
              <table:table-cell office:value-type="float" office:value="1.12014">
                <text:p>1.120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.07817">
                <text:p>1.07817</text:p>
              </table:table-cell>
              <table:table-cell office:value-type="float" office:value="0.962274">
                <text:p>0.962274</text:p>
              </table:table-cell>
              <table:table-cell office:value-type="float" office:value="0.84403555">
                <text:p>0.84403555</text:p>
              </table:table-cell>
              <table:table-cell office:value-type="float" office:value="0.701975">
                <text:p>0.701975</text:p>
              </table:table-cell>
              <table:table-cell office:value-type="float" office:value="1.01012">
                <text:p>1.01012</text:p>
              </table:table-cell>
              <table:table-cell office:value-type="float" office:value="1.57687">
                <text:p>1.57687</text:p>
              </table:table-cell>
              <table:table-cell office:value-type="float" office:value="1.45134">
                <text:p>1.45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.34569">
                <text:p>1.34569</text:p>
              </table:table-cell>
              <table:table-cell office:value-type="float" office:value="1.19115">
                <text:p>1.19115</text:p>
              </table:table-cell>
              <table:table-cell office:value-type="float" office:value="1.0656069">
                <text:p>1.0656069</text:p>
              </table:table-cell>
              <table:table-cell office:value-type="float" office:value="0.873238">
                <text:p>0.873238</text:p>
              </table:table-cell>
              <table:table-cell office:value-type="float" office:value="1.24643">
                <text:p>1.24643</text:p>
              </table:table-cell>
              <table:table-cell office:value-type="float" office:value="1.97034">
                <text:p>1.97034</text:p>
              </table:table-cell>
              <table:table-cell office:value-type="float" office:value="1.77816">
                <text:p>1.778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.61937">
                <text:p>1.61937</text:p>
              </table:table-cell>
              <table:table-cell office:value-type="float" office:value="1.473">
                <text:p>1.473</text:p>
              </table:table-cell>
              <table:table-cell office:value-type="float" office:value="1.3406192">
                <text:p>1.3406192</text:p>
              </table:table-cell>
              <table:table-cell office:value-type="float" office:value="1.07443">
                <text:p>1.07443</text:p>
              </table:table-cell>
              <table:table-cell office:value-type="float" office:value="1.56188">
                <text:p>1.56188</text:p>
              </table:table-cell>
              <table:table-cell office:value-type="float" office:value="2.4555">
                <text:p>2.4555</text:p>
              </table:table-cell>
              <table:table-cell office:value-type="float" office:value="2.26976">
                <text:p>2.269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Growth.K23:Growth.K41" chart:error-lower-range="Growth.K23:Growth.K41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Growth.K23:Growth.K41" chart:error-lower-range="Growth.K23:Growth.K41" loext:std-weight="1"/>
      <style:graphic-properties draw:stroke="solid" svg:stroke-width="0cm" svg:stroke-color="#004586" svg:stroke-opacity="100%" draw:stroke-linejoin="round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Growth.L23:Growth.L41" chart:error-lower-range="Growth.L23:Growth.L41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Growth.L23:Growth.L41" chart:error-lower-range="Growth.L23:Growth.L41" loext:std-weight="1"/>
      <style:graphic-properties draw:stroke="solid" svg:stroke-width="0cm" svg:stroke-color="#ff420e" svg:stroke-opacity="100%" draw:stroke-linejoin="round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 chart:error-category="cell-range" chart:error-upper-range="Growth.M23:Growth.M41" chart:error-lower-range="Growth.M23:Growth.M41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Growth.M23:Growth.M41" chart:error-lower-range="Growth.M23:Growth.M41" loext:std-weight="1"/>
      <style:graphic-properties draw:stroke="solid" svg:stroke-width="0cm" svg:stroke-color="#ffd320" svg:stroke-opacity="100%" draw:stroke-linejoin="round"/>
    </style:style>
    <style:style style:name="ch17" style:family="chart" style:data-style-name="N0">
      <style:chart-properties chart:symbol-type="named-symbol" chart:symbol-name="arrow-up" chart:symbol-width="0.25cm" chart:symbol-height="0.25cm" chart:link-data-style-to-source="true" chart:error-category="cell-range" chart:error-upper-range="Growth.N23:Growth.N41" chart:error-lower-range="Growth.N23:Growth.N41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Growth.N23:Growth.N41" chart:error-lower-range="Growth.N23:Growth.N41" loext:std-weight="1"/>
      <style:graphic-properties draw:stroke="solid" svg:stroke-width="0cm" svg:stroke-color="#579d1c" svg:stroke-opacity="100%" draw:stroke-linejoin="round"/>
    </style:style>
    <style:style style:name="ch19" style:family="chart" style:data-style-name="N0">
      <style:chart-properties chart:symbol-type="named-symbol" chart:symbol-name="arrow-right" chart:symbol-width="0.25cm" chart:symbol-height="0.25cm" chart:link-data-style-to-source="true" chart:error-category="cell-range" chart:error-upper-range="Growth.O23:Growth.O41" chart:error-lower-range="Growth.O23:Growth.O41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Growth.O23:Growth.O41" chart:error-lower-range="Growth.O23:Growth.O41" loext:std-weight="1"/>
      <style:graphic-properties draw:stroke="solid" svg:stroke-width="0cm" svg:stroke-color="#7e0021" svg:stroke-opacity="100%" draw:stroke-linejoin="round"/>
    </style:style>
    <style:style style:name="ch21" style:family="chart">
      <style:chart-properties chart:solid-type="cuboid" chart:symbol-type="named-symbol" chart:symbol-name="arrow-right" chart:symbol-width="0.25cm" chart:symbol-height="0.25cm"/>
    </style:style>
    <style:style style:name="ch22" style:family="chart" style:data-style-name="N0">
      <style:chart-properties chart:symbol-type="named-symbol" chart:symbol-name="arrow-left" chart:symbol-width="0.25cm" chart:symbol-height="0.25cm" chart:link-data-style-to-source="true" chart:error-category="cell-range" chart:error-upper-range="Growth.P23:Growth.P41" chart:error-lower-range="Growth.P23:Growth.P41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chart-properties chart:error-upper-indicator="true" chart:error-lower-indicator="true" chart:error-category="cell-range" chart:error-upper-range="Growth.P23:Growth.P41" chart:error-lower-range="Growth.P23:Growth.P41" loext:std-weight="1"/>
      <style:graphic-properties draw:stroke="solid" svg:stroke-width="0cm" svg:stroke-color="#83caff" svg:stroke-opacity="100%" draw:stroke-linejoin="round"/>
    </style:style>
    <style:style style:name="ch24" style:family="chart" style:data-style-name="N0">
      <style:chart-properties chart:symbol-type="named-symbol" chart:symbol-name="bow-tie" chart:symbol-width="0.25cm" chart:symbol-height="0.25cm" chart:link-data-style-to-source="true" chart:error-category="cell-range" chart:error-upper-range="Growth.Q23:Growth.Q41" chart:error-lower-range="Growth.Q23:Growth.Q41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>
      <style:chart-properties chart:error-upper-indicator="true" chart:error-lower-indicator="true" chart:error-category="cell-range" chart:error-upper-range="Growth.Q23:Growth.Q41" chart:error-lower-range="Growth.Q23:Growth.Q41" loext:std-weight="1"/>
      <style:graphic-properties draw:stroke="solid" svg:stroke-width="0cm" svg:stroke-color="#314004" svg:stroke-opacity="100%" draw:stroke-linejoin="round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0.545cm" svg:height="14.795cm" xlink:href=".." xlink:type="simple" chart:class="chart:scatter" chart:style-name="ch1">
        <chart:title svg:x="12.479cm" svg:y="0.431cm" chart:style-name="ch2">
          <text:p>Runtime versus dimension</text:p>
        </chart:title>
        <chart:legend chart:legend-position="end" svg:x="26.28cm" svg:y="5.583cm" style:legend-expansion="high" chart:style-name="ch3"/>
        <chart:plot-area chart:style-name="ch4" table:cell-range-address="Growth.A3:Growth.A21 Growth.K2:Growth.Q21" chart:data-source-has-labels="row" svg:x="1.567cm" svg:y="1.53cm" svg:width="24.058cm" svg:height="11.997cm">
          <chart:coordinate-region svg:x="2.432cm" svg:y="1.732cm" svg:width="22.905cm" svg:height="11.593cm"/>
          <chart:axis chart:dimension="x" chart:name="primary-x" chart:style-name="ch5">
            <chart:title svg:x="12.152cm" svg:y="13.822cm" chart:style-name="ch6">
              <text:p>Elements along axis</text:p>
            </chart:title>
          </chart:axis>
          <chart:axis chart:dimension="y" chart:name="primary-y" chart:style-name="ch5">
            <chart:title svg:x="0.407cm" svg:y="9.046cm" chart:style-name="ch7">
              <text:p>Log Normalized Time</text:p>
            </chart:title>
            <chart:grid chart:style-name="ch8" chart:class="major"/>
          </chart:axis>
          <chart:series chart:style-name="ch9" chart:values-cell-range-address="Growth.K3:Growth.K21" chart:label-cell-address="Growth.K2:Growth.K2" chart:class="chart:scatter">
            <chart:domain table:cell-range-address="Growth.A3:Growth.A21"/>
            <chart:error-indicator chart:style-name="ch10" chart:dimension="y"/>
            <chart:data-point chart:repeated="6"/>
            <chart:data-point chart:style-name="ch11"/>
            <chart:data-point chart:repeated="12"/>
          </chart:series>
          <chart:series chart:style-name="ch12" chart:values-cell-range-address="Growth.L3:Growth.L21" chart:label-cell-address="Growth.L2:Growth.L2" chart:class="chart:scatter">
            <chart:domain table:cell-range-address="Growth.J3:Growth.J21"/>
            <chart:error-indicator chart:style-name="ch13" chart:dimension="y"/>
            <chart:data-point chart:style-name="ch14"/>
            <chart:data-point chart:repeated="18"/>
          </chart:series>
          <chart:series chart:style-name="ch15" chart:values-cell-range-address="Growth.M3:Growth.M21" chart:label-cell-address="Growth.M2:Growth.M2" chart:class="chart:scatter">
            <chart:domain table:cell-range-address="Growth.J3:Growth.J21"/>
            <chart:error-indicator chart:style-name="ch16" chart:dimension="y"/>
            <chart:data-point chart:repeated="19"/>
          </chart:series>
          <chart:series chart:style-name="ch17" chart:values-cell-range-address="Growth.N3:Growth.N21" chart:label-cell-address="Growth.N2:Growth.N2" chart:class="chart:scatter">
            <chart:domain table:cell-range-address="Growth.J3:Growth.J21"/>
            <chart:error-indicator chart:style-name="ch18" chart:dimension="y"/>
            <chart:data-point chart:repeated="19"/>
          </chart:series>
          <chart:series chart:style-name="ch19" chart:values-cell-range-address="Growth.O3:Growth.O21" chart:label-cell-address="Growth.O2:Growth.O2" chart:class="chart:scatter">
            <chart:domain table:cell-range-address="Growth.J3:Growth.J21"/>
            <chart:error-indicator chart:style-name="ch20" chart:dimension="y"/>
            <chart:data-point chart:repeated="10"/>
            <chart:data-point chart:style-name="ch21"/>
            <chart:data-point chart:repeated="8"/>
          </chart:series>
          <chart:series chart:style-name="ch22" chart:values-cell-range-address="Growth.P3:Growth.P21" chart:label-cell-address="Growth.P2:Growth.P2" chart:class="chart:scatter">
            <chart:domain table:cell-range-address="Growth.J3:Growth.J21"/>
            <chart:error-indicator chart:style-name="ch23" chart:dimension="y"/>
            <chart:data-point chart:repeated="19"/>
          </chart:series>
          <chart:series chart:style-name="ch24" chart:values-cell-range-address="Growth.Q3:Growth.Q21" chart:label-cell-address="Growth.Q2:Growth.Q2" chart:class="chart:scatter">
            <chart:domain table:cell-range-address="Growth.J3:Growth.J21"/>
            <chart:error-indicator chart:style-name="ch25" chart:dimension="y"/>
            <chart:data-point chart:repeated="19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 Loops</text:p>
                <draw:g>
                  <svg:desc>Growth.K2:Growth.K2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  <table:table-cell office:value-type="string">
                <text:p>Column J</text:p>
              </table:table-cell>
              <table:table-cell office:value-type="string">
                <text:p>C Loops + OMP</text:p>
                <draw:g>
                  <svg:desc>Growth.L2:Growth.L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Fortran Loops</text:p>
                <draw:g>
                  <svg:desc>Growth.M2:Growth.M2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J</text:p>
              </table:table-cell>
              <table:table-cell office:value-type="string">
                <text:p>BLAS + Loop</text:p>
                <draw:g>
                  <svg:desc>Growth.N2:Growth.N2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Column J</text:p>
              </table:table-cell>
              <table:table-cell office:value-type="string">
                <text:p>BLAS + Permute</text:p>
                <draw:g>
                  <svg:desc>Growth.O2:Growth.O2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Column J</text:p>
              </table:table-cell>
              <table:table-cell office:value-type="string">
                <text:p>Einsums Unsorted</text:p>
                <draw:g>
                  <svg:desc>Growth.P2:Growth.P2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  <table:table-cell office:value-type="string">
                <text:p>Column J</text:p>
              </table:table-cell>
              <table:table-cell office:value-type="string">
                <text:p>Einsums Sorted</text:p>
                <draw:g>
                  <svg:desc>Growth.Q2:Growth.Q2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Growth.A3:Growth.A21</svg:desc>
                </draw:g>
              </table:table-cell>
              <table:table-cell office:value-type="float" office:value="-0.929582288166217">
                <text:p>-0.929582288166217</text:p>
                <draw:g>
                  <svg:desc>Growth.K3:Growth.K2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4.01066659512656">
                <text:p>4.01066659512656</text:p>
                <draw:g>
                  <svg:desc>Growth.K23:Growth.K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906952950035457">
                <text:p>-0.906952950035457</text:p>
                <draw:g>
                  <svg:desc>Growth.L3:Growth.L2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4.00766308620134">
                <text:p>4.00766308620134</text:p>
                <draw:g>
                  <svg:desc>Growth.L23:Growth.L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765919646759139">
                <text:p>-0.765919646759139</text:p>
                <draw:g>
                  <svg:desc>Growth.M3:Growth.M2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4.01743405859252">
                <text:p>4.01743405859252</text:p>
                <draw:g>
                  <svg:desc>Growth.M23:Growth.M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">
                <text:p>0</text:p>
                <draw:g>
                  <svg:desc>Growth.N3:Growth.N21</svg:desc>
                </draw:g>
              </table:table-cell>
              <table:table-cell office:value-type="float" office:value="5.66762546606195">
                <text:p>5.66762546606195</text:p>
                <draw:g>
                  <svg:desc>Growth.N23:Growth.N41</svg:desc>
                </draw:g>
              </table:table-cell>
              <table:table-cell office:value-type="float" office:value="5.66762546606195">
                <text:p>5.66762546606195</text:p>
                <draw:g>
                  <svg:desc>Growth.N23:Growth.N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2.6467308936031">
                <text:p>-2.6467308936031</text:p>
                <draw:g>
                  <svg:desc>Growth.O3:Growth.O2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4.00807080118105">
                <text:p>4.00807080118105</text:p>
                <draw:g>
                  <svg:desc>Growth.O23:Growth.O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0.931326534827491">
                <text:p>0.931326534827491</text:p>
                <draw:g>
                  <svg:desc>Growth.P3:Growth.P21</svg:desc>
                </draw:g>
              </table:table-cell>
              <table:table-cell office:value-type="float" office:value="5.14935975178961">
                <text:p>5.14935975178961</text:p>
                <draw:g>
                  <svg:desc>Growth.P23:Growth.P41</svg:desc>
                </draw:g>
              </table:table-cell>
              <table:table-cell office:value-type="float" office:value="5.14935975178961">
                <text:p>5.14935975178961</text:p>
                <draw:g>
                  <svg:desc>Growth.P23:Growth.P41</svg:desc>
                </draw:g>
              </table:table-cell>
              <table:table-cell office:value-type="float" office:value="10">
                <text:p>10</text:p>
                <draw:g>
                  <svg:desc>Growth.J3:Growth.J21</svg:desc>
                </draw:g>
              </table:table-cell>
              <table:table-cell office:value-type="float" office:value="-0.0675544148514284">
                <text:p>-0.0675544148514284</text:p>
                <draw:g>
                  <svg:desc>Growth.Q3:Growth.Q21</svg:desc>
                </draw:g>
              </table:table-cell>
              <table:table-cell office:value-type="float" office:value="4.32683508916468">
                <text:p>4.32683508916468</text:p>
                <draw:g>
                  <svg:desc>Growth.Q23:Growth.Q41</svg:desc>
                </draw:g>
              </table:table-cell>
              <table:table-cell office:value-type="float" office:value="4.32683508916468">
                <text:p>4.32683508916468</text:p>
                <draw:g>
                  <svg:desc>Growth.Q23:Growth.Q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-0.820523826782147">
                <text:p>-0.82052382678214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.02992690561627">
                <text:p>2.02992690561627</text:p>
              </table:table-cell>
              <table:table-cell office:value-type="float" office:value="20">
                <text:p>20</text:p>
              </table:table-cell>
              <table:table-cell office:value-type="float" office:value="-0.797057045960588">
                <text:p>-0.797057045960588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.02913182054417">
                <text:p>2.02913182054417</text:p>
              </table:table-cell>
              <table:table-cell office:value-type="float" office:value="20">
                <text:p>20</text:p>
              </table:table-cell>
              <table:table-cell office:value-type="float" office:value="-0.938649386846743">
                <text:p>-0.938649386846743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.14120268402436">
                <text:p>2.1412026840243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.8694975921817">
                <text:p>2.8694975921817</text:p>
              </table:table-cell>
              <table:table-cell office:value-type="float" office:value="2.8694975921817">
                <text:p>2.8694975921817</text:p>
              </table:table-cell>
              <table:table-cell office:value-type="float" office:value="20">
                <text:p>20</text:p>
              </table:table-cell>
              <table:table-cell office:value-type="float" office:value="-1.10243869551177">
                <text:p>-1.10243869551177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.0375713613968">
                <text:p>2.0375713613968</text:p>
              </table:table-cell>
              <table:table-cell office:value-type="float" office:value="20">
                <text:p>20</text:p>
              </table:table-cell>
              <table:table-cell office:value-type="float" office:value="0.837660761161047">
                <text:p>0.837660761161047</text:p>
              </table:table-cell>
              <table:table-cell office:value-type="float" office:value="2.23860843931891">
                <text:p>2.23860843931891</text:p>
              </table:table-cell>
              <table:table-cell office:value-type="float" office:value="2.23860843931891">
                <text:p>2.23860843931891</text:p>
              </table:table-cell>
              <table:table-cell office:value-type="float" office:value="20">
                <text:p>20</text:p>
              </table:table-cell>
              <table:table-cell office:value-type="float" office:value="-0.826477588358146">
                <text:p>-0.826477588358146</text:p>
              </table:table-cell>
              <table:table-cell office:value-type="float" office:value="2.03197988368815">
                <text:p>2.03197988368815</text:p>
              </table:table-cell>
              <table:table-cell office:value-type="float" office:value="2.03197988368815">
                <text:p>2.03197988368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420262810728206">
                <text:p>0.0420262810728206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1.11455178690663">
                <text:p>1.11455178690663</text:p>
              </table:table-cell>
              <table:table-cell office:value-type="float" office:value="30">
                <text:p>30</text:p>
              </table:table-cell>
              <table:table-cell office:value-type="float" office:value="0.0479731170506375">
                <text:p>0.047973117050637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1.11295416546615">
                <text:p>1.11295416546615</text:p>
              </table:table-cell>
              <table:table-cell office:value-type="float" office:value="30">
                <text:p>30</text:p>
              </table:table-cell>
              <table:table-cell office:value-type="float" office:value="-0.22307690464152">
                <text:p>-0.22307690464152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1.11626946785129">
                <text:p>1.11626946785129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.5738627276468">
                <text:p>1.5738627276468</text:p>
              </table:table-cell>
              <table:table-cell office:value-type="float" office:value="1.5738627276468">
                <text:p>1.5738627276468</text:p>
              </table:table-cell>
              <table:table-cell office:value-type="float" office:value="30">
                <text:p>30</text:p>
              </table:table-cell>
              <table:table-cell office:value-type="float" office:value="-0.446137153860634">
                <text:p>-0.446137153860634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1.11671639917925">
                <text:p>1.11671639917925</text:p>
              </table:table-cell>
              <table:table-cell office:value-type="float" office:value="30">
                <text:p>30</text:p>
              </table:table-cell>
              <table:table-cell office:value-type="float" office:value="1.3116633147136">
                <text:p>1.3116633147136</text:p>
              </table:table-cell>
              <table:table-cell office:value-type="float" office:value="1.20330900677533">
                <text:p>1.20330900677533</text:p>
              </table:table-cell>
              <table:table-cell office:value-type="float" office:value="1.20330900677533">
                <text:p>1.20330900677533</text:p>
              </table:table-cell>
              <table:table-cell office:value-type="float" office:value="30">
                <text:p>30</text:p>
              </table:table-cell>
              <table:table-cell office:value-type="float" office:value="-0.129009507010156">
                <text:p>-0.129009507010156</text:p>
              </table:table-cell>
              <table:table-cell office:value-type="float" office:value="1.11436869655273">
                <text:p>1.11436869655273</text:p>
              </table:table-cell>
              <table:table-cell office:value-type="float" office:value="1.11436869655273">
                <text:p>1.114368696552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56400957424051">
                <text:p>0.256400957424051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0.671319297419117">
                <text:p>0.671319297419117</text:p>
              </table:table-cell>
              <table:table-cell office:value-type="float" office:value="40">
                <text:p>40</text:p>
              </table:table-cell>
              <table:table-cell office:value-type="float" office:value="0.260640564693363">
                <text:p>0.26064056469336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0.667788133049533">
                <text:p>0.667788133049533</text:p>
              </table:table-cell>
              <table:table-cell office:value-type="float" office:value="40">
                <text:p>40</text:p>
              </table:table-cell>
              <table:table-cell office:value-type="float" office:value="0.0578650057139627">
                <text:p>0.0578650057139627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0.699714860431912">
                <text:p>0.69971486043191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941535100969609">
                <text:p>0.941535100969609</text:p>
              </table:table-cell>
              <table:table-cell office:value-type="float" office:value="0.941535100969609">
                <text:p>0.941535100969609</text:p>
              </table:table-cell>
              <table:table-cell office:value-type="float" office:value="40">
                <text:p>40</text:p>
              </table:table-cell>
              <table:table-cell office:value-type="float" office:value="0.531287494657213">
                <text:p>0.531287494657213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0.675378240048895">
                <text:p>0.675378240048895</text:p>
              </table:table-cell>
              <table:table-cell office:value-type="float" office:value="40">
                <text:p>40</text:p>
              </table:table-cell>
              <table:table-cell office:value-type="float" office:value="1.19874166869417">
                <text:p>1.19874166869417</text:p>
              </table:table-cell>
              <table:table-cell office:value-type="float" office:value="0.792442365442191">
                <text:p>0.792442365442191</text:p>
              </table:table-cell>
              <table:table-cell office:value-type="float" office:value="0.792442365442191">
                <text:p>0.792442365442191</text:p>
              </table:table-cell>
              <table:table-cell office:value-type="float" office:value="40">
                <text:p>40</text:p>
              </table:table-cell>
              <table:table-cell office:value-type="float" office:value="0.743350029557841">
                <text:p>0.743350029557841</text:p>
              </table:table-cell>
              <table:table-cell office:value-type="float" office:value="0.669188914269121">
                <text:p>0.669188914269121</text:p>
              </table:table-cell>
              <table:table-cell office:value-type="float" office:value="0.669188914269121">
                <text:p>0.6691889142691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139130776004146">
                <text:p>0.139130776004146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0.273490976019438">
                <text:p>0.273490976019438</text:p>
              </table:table-cell>
              <table:table-cell office:value-type="float" office:value="50">
                <text:p>50</text:p>
              </table:table-cell>
              <table:table-cell office:value-type="float" office:value="0.142922795309828">
                <text:p>0.142922795309828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0.273405454054507">
                <text:p>0.273405454054507</text:p>
              </table:table-cell>
              <table:table-cell office:value-type="float" office:value="50">
                <text:p>50</text:p>
              </table:table-cell>
              <table:table-cell office:value-type="float" office:value="0.325037347314474">
                <text:p>0.325037347314474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0.275463579952981">
                <text:p>0.27546357995298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385570056512968">
                <text:p>0.385570056512968</text:p>
              </table:table-cell>
              <table:table-cell office:value-type="float" office:value="0.385570056512968">
                <text:p>0.385570056512968</text:p>
              </table:table-cell>
              <table:table-cell office:value-type="float" office:value="50">
                <text:p>50</text:p>
              </table:table-cell>
              <table:table-cell office:value-type="float" office:value="0.374588061979436">
                <text:p>0.374588061979436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0.284710867638644">
                <text:p>0.284710867638644</text:p>
              </table:table-cell>
              <table:table-cell office:value-type="float" office:value="50">
                <text:p>50</text:p>
              </table:table-cell>
              <table:table-cell office:value-type="float" office:value="0.847744698182082">
                <text:p>0.847744698182082</text:p>
              </table:table-cell>
              <table:table-cell office:value-type="float" office:value="0.294009768436418">
                <text:p>0.294009768436418</text:p>
              </table:table-cell>
              <table:table-cell office:value-type="float" office:value="0.294009768436418">
                <text:p>0.294009768436418</text:p>
              </table:table-cell>
              <table:table-cell office:value-type="float" office:value="50">
                <text:p>50</text:p>
              </table:table-cell>
              <table:table-cell office:value-type="float" office:value="0.666679897870494">
                <text:p>0.666679897870494</text:p>
              </table:table-cell>
              <table:table-cell office:value-type="float" office:value="0.273552406896171">
                <text:p>0.273552406896171</text:p>
              </table:table-cell>
              <table:table-cell office:value-type="float" office:value="0.273552406896171">
                <text:p>0.273552406896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48049396422488">
                <text:p>0.248049396422488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0.103090620349332">
                <text:p>0.103090620349332</text:p>
              </table:table-cell>
              <table:table-cell office:value-type="float" office:value="60">
                <text:p>60</text:p>
              </table:table-cell>
              <table:table-cell office:value-type="float" office:value="0.236958531844649">
                <text:p>0.236958531844649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0.103482266170938">
                <text:p>0.103482266170938</text:p>
              </table:table-cell>
              <table:table-cell office:value-type="float" office:value="60">
                <text:p>60</text:p>
              </table:table-cell>
              <table:table-cell office:value-type="float" office:value="0.247830056634368">
                <text:p>0.247830056634368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0.103749957439276">
                <text:p>0.10374995743927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4523207023472">
                <text:p>0.14523207023472</text:p>
              </table:table-cell>
              <table:table-cell office:value-type="float" office:value="0.14523207023472">
                <text:p>0.14523207023472</text:p>
              </table:table-cell>
              <table:table-cell office:value-type="float" office:value="60">
                <text:p>60</text:p>
              </table:table-cell>
              <table:table-cell office:value-type="float" office:value="0.403837052694727">
                <text:p>0.403837052694727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0.107642590553366">
                <text:p>0.107642590553366</text:p>
              </table:table-cell>
              <table:table-cell office:value-type="float" office:value="60">
                <text:p>60</text:p>
              </table:table-cell>
              <table:table-cell office:value-type="float" office:value="0.938201426882864">
                <text:p>0.938201426882864</text:p>
              </table:table-cell>
              <table:table-cell office:value-type="float" office:value="0.126814098727281">
                <text:p>0.126814098727281</text:p>
              </table:table-cell>
              <table:table-cell office:value-type="float" office:value="0.126814098727281">
                <text:p>0.126814098727281</text:p>
              </table:table-cell>
              <table:table-cell office:value-type="float" office:value="60">
                <text:p>60</text:p>
              </table:table-cell>
              <table:table-cell office:value-type="float" office:value="0.835525869756672">
                <text:p>0.835525869756672</text:p>
              </table:table-cell>
              <table:table-cell office:value-type="float" office:value="0.115544290378172">
                <text:p>0.115544290378172</text:p>
              </table:table-cell>
              <table:table-cell office:value-type="float" office:value="0.115544290378172">
                <text:p>0.115544290378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314404939691887">
                <text:p>0.31440493969188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0.315989442987877">
                <text:p>0.315989442987877</text:p>
              </table:table-cell>
              <table:table-cell office:value-type="float" office:value="70">
                <text:p>70</text:p>
              </table:table-cell>
              <table:table-cell office:value-type="float" office:value="0.251957624283414">
                <text:p>0.251957624283414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0.308316602306427">
                <text:p>0.308316602306427</text:p>
              </table:table-cell>
              <table:table-cell office:value-type="float" office:value="70">
                <text:p>70</text:p>
              </table:table-cell>
              <table:table-cell office:value-type="float" office:value="0.275833622413959">
                <text:p>0.275833622413959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0.308496790641837">
                <text:p>0.308496790641837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435888463141958">
                <text:p>0.435888463141958</text:p>
              </table:table-cell>
              <table:table-cell office:value-type="float" office:value="0.435888463141958">
                <text:p>0.435888463141958</text:p>
              </table:table-cell>
              <table:table-cell office:value-type="float" office:value="70">
                <text:p>70</text:p>
              </table:table-cell>
              <table:table-cell office:value-type="float" office:value="0.438386502968021">
                <text:p>0.438386502968021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0.30843004053377">
                <text:p>0.30843004053377</text:p>
              </table:table-cell>
              <table:table-cell office:value-type="float" office:value="70">
                <text:p>70</text:p>
              </table:table-cell>
              <table:table-cell office:value-type="float" office:value="0.922009402910016">
                <text:p>0.922009402910016</text:p>
              </table:table-cell>
              <table:table-cell office:value-type="float" office:value="0.31274833321794">
                <text:p>0.31274833321794</text:p>
              </table:table-cell>
              <table:table-cell office:value-type="float" office:value="0.31274833321794">
                <text:p>0.31274833321794</text:p>
              </table:table-cell>
              <table:table-cell office:value-type="float" office:value="70">
                <text:p>70</text:p>
              </table:table-cell>
              <table:table-cell office:value-type="float" office:value="0.80563190357446">
                <text:p>0.80563190357446</text:p>
              </table:table-cell>
              <table:table-cell office:value-type="float" office:value="0.308268041559747">
                <text:p>0.308268041559747</text:p>
              </table:table-cell>
              <table:table-cell office:value-type="float" office:value="0.308268041559747">
                <text:p>0.308268041559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49422092367593">
                <text:p>0.49422092367593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0.070055938834862">
                <text:p>0.070055938834862</text:p>
              </table:table-cell>
              <table:table-cell office:value-type="float" office:value="80">
                <text:p>80</text:p>
              </table:table-cell>
              <table:table-cell office:value-type="float" office:value="0.402564961824789">
                <text:p>0.402564961824789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0.0561609122559514">
                <text:p>0.0561609122559514</text:p>
              </table:table-cell>
              <table:table-cell office:value-type="float" office:value="80">
                <text:p>80</text:p>
              </table:table-cell>
              <table:table-cell office:value-type="float" office:value="0.421039221036461">
                <text:p>0.421039221036461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0.05613646655283">
                <text:p>0.05613646655283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0788058485604507">
                <text:p>0.0788058485604507</text:p>
              </table:table-cell>
              <table:table-cell office:value-type="float" office:value="0.0788058485604507">
                <text:p>0.0788058485604507</text:p>
              </table:table-cell>
              <table:table-cell office:value-type="float" office:value="80">
                <text:p>80</text:p>
              </table:table-cell>
              <table:table-cell office:value-type="float" office:value="0.599099716554742">
                <text:p>0.599099716554742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0.0559109784166634">
                <text:p>0.0559109784166634</text:p>
              </table:table-cell>
              <table:table-cell office:value-type="float" office:value="80">
                <text:p>80</text:p>
              </table:table-cell>
              <table:table-cell office:value-type="float" office:value="1.04752003349627">
                <text:p>1.04752003349627</text:p>
              </table:table-cell>
              <table:table-cell office:value-type="float" office:value="0.0786704681683597">
                <text:p>0.0786704681683597</text:p>
              </table:table-cell>
              <table:table-cell office:value-type="float" office:value="0.0786704681683597">
                <text:p>0.0786704681683597</text:p>
              </table:table-cell>
              <table:table-cell office:value-type="float" office:value="80">
                <text:p>80</text:p>
              </table:table-cell>
              <table:table-cell office:value-type="float" office:value="0.988939702813731">
                <text:p>0.988939702813731</text:p>
              </table:table-cell>
              <table:table-cell office:value-type="float" office:value="0.0559887742387112">
                <text:p>0.0559887742387112</text:p>
              </table:table-cell>
              <table:table-cell office:value-type="float" office:value="0.0559887742387112">
                <text:p>0.05598877423871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463676168306219">
                <text:p>0.463676168306219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0.168938001842797">
                <text:p>0.168938001842797</text:p>
              </table:table-cell>
              <table:table-cell office:value-type="float" office:value="90">
                <text:p>90</text:p>
              </table:table-cell>
              <table:table-cell office:value-type="float" office:value="0.31494844888636">
                <text:p>0.31494844888636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0.167252567031144">
                <text:p>0.167252567031144</text:p>
              </table:table-cell>
              <table:table-cell office:value-type="float" office:value="90">
                <text:p>90</text:p>
              </table:table-cell>
              <table:table-cell office:value-type="float" office:value="0.374856738855353">
                <text:p>0.374856738855353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0.186595792274968">
                <text:p>0.18659579227496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236480047087462">
                <text:p>0.236480047087462</text:p>
              </table:table-cell>
              <table:table-cell office:value-type="float" office:value="0.236480047087462">
                <text:p>0.236480047087462</text:p>
              </table:table-cell>
              <table:table-cell office:value-type="float" office:value="90">
                <text:p>90</text:p>
              </table:table-cell>
              <table:table-cell office:value-type="float" office:value="0.517506479219089">
                <text:p>0.517506479219089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0.167316346600351">
                <text:p>0.167316346600351</text:p>
              </table:table-cell>
              <table:table-cell office:value-type="float" office:value="90">
                <text:p>90</text:p>
              </table:table-cell>
              <table:table-cell office:value-type="float" office:value="1.00037869703531">
                <text:p>1.00037869703531</text:p>
              </table:table-cell>
              <table:table-cell office:value-type="float" office:value="0.247851145883715">
                <text:p>0.247851145883715</text:p>
              </table:table-cell>
              <table:table-cell office:value-type="float" office:value="0.247851145883715">
                <text:p>0.247851145883715</text:p>
              </table:table-cell>
              <table:table-cell office:value-type="float" office:value="90">
                <text:p>90</text:p>
              </table:table-cell>
              <table:table-cell office:value-type="float" office:value="0.870345525936258">
                <text:p>0.870345525936258</text:p>
              </table:table-cell>
              <table:table-cell office:value-type="float" office:value="0.167270366254442">
                <text:p>0.167270366254442</text:p>
              </table:table-cell>
              <table:table-cell office:value-type="float" office:value="0.167270366254442">
                <text:p>0.167270366254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0.534616818544664">
                <text:p>0.534616818544664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0.0286322586616489">
                <text:p>0.0286322586616489</text:p>
              </table:table-cell>
              <table:table-cell office:value-type="float" office:value="100">
                <text:p>100</text:p>
              </table:table-cell>
              <table:table-cell office:value-type="float" office:value="0.398635964926393">
                <text:p>0.398635964926393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0.0326039061025367">
                <text:p>0.0326039061025367</text:p>
              </table:table-cell>
              <table:table-cell office:value-type="float" office:value="100">
                <text:p>100</text:p>
              </table:table-cell>
              <table:table-cell office:value-type="float" office:value="0.382652957615868">
                <text:p>0.382652957615868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0.0240572593328717">
                <text:p>0.02405725933287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0326003958939406">
                <text:p>0.0326003958939406</text:p>
              </table:table-cell>
              <table:table-cell office:value-type="float" office:value="0.0326003958939406">
                <text:p>0.0326003958939406</text:p>
              </table:table-cell>
              <table:table-cell office:value-type="float" office:value="100">
                <text:p>100</text:p>
              </table:table-cell>
              <table:table-cell office:value-type="float" office:value="0.575724827811518">
                <text:p>0.575724827811518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0.0254058916708179">
                <text:p>0.0254058916708179</text:p>
              </table:table-cell>
              <table:table-cell office:value-type="float" office:value="100">
                <text:p>100</text:p>
              </table:table-cell>
              <table:table-cell office:value-type="float" office:value="1.027668404854">
                <text:p>1.027668404854</text:p>
              </table:table-cell>
              <table:table-cell office:value-type="float" office:value="0.0748453814392747">
                <text:p>0.0748453814392747</text:p>
              </table:table-cell>
              <table:table-cell office:value-type="float" office:value="0.0748453814392747">
                <text:p>0.0748453814392747</text:p>
              </table:table-cell>
              <table:table-cell office:value-type="float" office:value="100">
                <text:p>100</text:p>
              </table:table-cell>
              <table:table-cell office:value-type="float" office:value="0.952466465364612">
                <text:p>0.952466465364612</text:p>
              </table:table-cell>
              <table:table-cell office:value-type="float" office:value="0.0233696944475707">
                <text:p>0.0233696944475707</text:p>
              </table:table-cell>
              <table:table-cell office:value-type="float" office:value="0.0233696944475707">
                <text:p>0.0233696944475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0.492999142002454">
                <text:p>0.49299914200245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0.0924397099908574">
                <text:p>0.0924397099908574</text:p>
              </table:table-cell>
              <table:table-cell office:value-type="float" office:value="110">
                <text:p>110</text:p>
              </table:table-cell>
              <table:table-cell office:value-type="float" office:value="0.272986985912503">
                <text:p>0.272986985912503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0.0910593193254344">
                <text:p>0.0910593193254344</text:p>
              </table:table-cell>
              <table:table-cell office:value-type="float" office:value="110">
                <text:p>110</text:p>
              </table:table-cell>
              <table:table-cell office:value-type="float" office:value="0.217356788093333">
                <text:p>0.217356788093333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0.0906732010222421">
                <text:p>0.0906732010222421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.128108392973068">
                <text:p>0.128108392973068</text:p>
              </table:table-cell>
              <table:table-cell office:value-type="float" office:value="0.128108392973068">
                <text:p>0.128108392973068</text:p>
              </table:table-cell>
              <table:table-cell office:value-type="float" office:value="110">
                <text:p>110</text:p>
              </table:table-cell>
              <table:table-cell office:value-type="float" office:value="0.406000993288453">
                <text:p>0.40600099328845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0.0907682453758303">
                <text:p>0.0907682453758303</text:p>
              </table:table-cell>
              <table:table-cell office:value-type="float" office:value="110">
                <text:p>110</text:p>
              </table:table-cell>
              <table:table-cell office:value-type="float" office:value="0.831160414720835">
                <text:p>0.831160414720835</text:p>
              </table:table-cell>
              <table:table-cell office:value-type="float" office:value="0.0906704619120032">
                <text:p>0.0906704619120032</text:p>
              </table:table-cell>
              <table:table-cell office:value-type="float" office:value="0.0906704619120032">
                <text:p>0.0906704619120032</text:p>
              </table:table-cell>
              <table:table-cell office:value-type="float" office:value="110">
                <text:p>110</text:p>
              </table:table-cell>
              <table:table-cell office:value-type="float" office:value="0.758061329892231">
                <text:p>0.758061329892231</text:p>
              </table:table-cell>
              <table:table-cell office:value-type="float" office:value="0.0906013757597325">
                <text:p>0.0906013757597325</text:p>
              </table:table-cell>
              <table:table-cell office:value-type="float" office:value="0.0906013757597325">
                <text:p>0.09060137575973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487712434785961">
                <text:p>0.487712434785961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0.0547440156323425">
                <text:p>0.0547440156323425</text:p>
              </table:table-cell>
              <table:table-cell office:value-type="float" office:value="120">
                <text:p>120</text:p>
              </table:table-cell>
              <table:table-cell office:value-type="float" office:value="0.30715717066823">
                <text:p>0.30715717066823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0.0548272369462862">
                <text:p>0.0548272369462862</text:p>
              </table:table-cell>
              <table:table-cell office:value-type="float" office:value="120">
                <text:p>120</text:p>
              </table:table-cell>
              <table:table-cell office:value-type="float" office:value="0.191626495237461">
                <text:p>0.191626495237461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0.0545567150549694">
                <text:p>0.0545567150549694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.0769580313125694">
                <text:p>0.0769580313125694</text:p>
              </table:table-cell>
              <table:table-cell office:value-type="float" office:value="0.0769580313125694">
                <text:p>0.0769580313125694</text:p>
              </table:table-cell>
              <table:table-cell office:value-type="float" office:value="120">
                <text:p>120</text:p>
              </table:table-cell>
              <table:table-cell office:value-type="float" office:value="0.382592341267506">
                <text:p>0.382592341267506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0.0553784504625502">
                <text:p>0.0553784504625502</text:p>
              </table:table-cell>
              <table:table-cell office:value-type="float" office:value="120">
                <text:p>120</text:p>
              </table:table-cell>
              <table:table-cell office:value-type="float" office:value="0.830182538463349">
                <text:p>0.830182538463349</text:p>
              </table:table-cell>
              <table:table-cell office:value-type="float" office:value="0.0642992994461432">
                <text:p>0.0642992994461432</text:p>
              </table:table-cell>
              <table:table-cell office:value-type="float" office:value="0.0642992994461432">
                <text:p>0.0642992994461432</text:p>
              </table:table-cell>
              <table:table-cell office:value-type="float" office:value="120">
                <text:p>120</text:p>
              </table:table-cell>
              <table:table-cell office:value-type="float" office:value="0.738548637954923">
                <text:p>0.738548637954923</text:p>
              </table:table-cell>
              <table:table-cell office:value-type="float" office:value="0.054548731227544">
                <text:p>0.054548731227544</text:p>
              </table:table-cell>
              <table:table-cell office:value-type="float" office:value="0.054548731227544">
                <text:p>0.054548731227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0.428873978206016">
                <text:p>0.428873978206016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0.0928259334819291">
                <text:p>0.0928259334819291</text:p>
              </table:table-cell>
              <table:table-cell office:value-type="float" office:value="130">
                <text:p>130</text:p>
              </table:table-cell>
              <table:table-cell office:value-type="float" office:value="0.278012451629079">
                <text:p>0.278012451629079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0.0925616039438046">
                <text:p>0.0925616039438046</text:p>
              </table:table-cell>
              <table:table-cell office:value-type="float" office:value="130">
                <text:p>130</text:p>
              </table:table-cell>
              <table:table-cell office:value-type="float" office:value="0.165406825440977">
                <text:p>0.165406825440977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0.090877241194584">
                <text:p>0.090877241194584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.128138500956718">
                <text:p>0.128138500956718</text:p>
              </table:table-cell>
              <table:table-cell office:value-type="float" office:value="0.128138500956718">
                <text:p>0.128138500956718</text:p>
              </table:table-cell>
              <table:table-cell office:value-type="float" office:value="130">
                <text:p>130</text:p>
              </table:table-cell>
              <table:table-cell office:value-type="float" office:value="0.363269837736843">
                <text:p>0.363269837736843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0.0934704411028605">
                <text:p>0.0934704411028605</text:p>
              </table:table-cell>
              <table:table-cell office:value-type="float" office:value="130">
                <text:p>130</text:p>
              </table:table-cell>
              <table:table-cell office:value-type="float" office:value="0.809057234711826">
                <text:p>0.809057234711826</text:p>
              </table:table-cell>
              <table:table-cell office:value-type="float" office:value="0.103160558655339">
                <text:p>0.103160558655339</text:p>
              </table:table-cell>
              <table:table-cell office:value-type="float" office:value="0.103160558655339">
                <text:p>0.103160558655339</text:p>
              </table:table-cell>
              <table:table-cell office:value-type="float" office:value="130">
                <text:p>130</text:p>
              </table:table-cell>
              <table:table-cell office:value-type="float" office:value="0.711285479869743">
                <text:p>0.711285479869743</text:p>
              </table:table-cell>
              <table:table-cell office:value-type="float" office:value="0.0910657442499811">
                <text:p>0.0910657442499811</text:p>
              </table:table-cell>
              <table:table-cell office:value-type="float" office:value="0.0910657442499811">
                <text:p>0.0910657442499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0.443131959149025">
                <text:p>0.443131959149025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0.00729161015861803">
                <text:p>0.00729161015861803</text:p>
              </table:table-cell>
              <table:table-cell office:value-type="float" office:value="140">
                <text:p>140</text:p>
              </table:table-cell>
              <table:table-cell office:value-type="float" office:value="0.271314305679135">
                <text:p>0.271314305679135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0.0171600243294458">
                <text:p>0.0171600243294458</text:p>
              </table:table-cell>
              <table:table-cell office:value-type="float" office:value="140">
                <text:p>140</text:p>
              </table:table-cell>
              <table:table-cell office:value-type="float" office:value="0.166573443171699">
                <text:p>0.166573443171699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0.00713529198178478">
                <text:p>0.00713529198178478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.00951930967162448">
                <text:p>0.00951930967162448</text:p>
              </table:table-cell>
              <table:table-cell office:value-type="float" office:value="0.00951930967162448">
                <text:p>0.00951930967162448</text:p>
              </table:table-cell>
              <table:table-cell office:value-type="float" office:value="140">
                <text:p>140</text:p>
              </table:table-cell>
              <table:table-cell office:value-type="float" office:value="0.345760166320184">
                <text:p>0.34576016632018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0.0075438338798044">
                <text:p>0.0075438338798044</text:p>
              </table:table-cell>
              <table:table-cell office:value-type="float" office:value="140">
                <text:p>140</text:p>
              </table:table-cell>
              <table:table-cell office:value-type="float" office:value="0.80767445327092">
                <text:p>0.80767445327092</text:p>
              </table:table-cell>
              <table:table-cell office:value-type="float" office:value="0.0554809875705552">
                <text:p>0.0554809875705552</text:p>
              </table:table-cell>
              <table:table-cell office:value-type="float" office:value="0.0554809875705552">
                <text:p>0.0554809875705552</text:p>
              </table:table-cell>
              <table:table-cell office:value-type="float" office:value="140">
                <text:p>140</text:p>
              </table:table-cell>
              <table:table-cell office:value-type="float" office:value="0.69049296722511">
                <text:p>0.69049296722511</text:p>
              </table:table-cell>
              <table:table-cell office:value-type="float" office:value="0.00708790585235479">
                <text:p>0.00708790585235479</text:p>
              </table:table-cell>
              <table:table-cell office:value-type="float" office:value="0.00708790585235479">
                <text:p>0.00708790585235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0.406338562676293">
                <text:p>0.406338562676293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0.0215561900823125">
                <text:p>0.0215561900823125</text:p>
              </table:table-cell>
              <table:table-cell office:value-type="float" office:value="150">
                <text:p>150</text:p>
              </table:table-cell>
              <table:table-cell office:value-type="float" office:value="0.270576179568606">
                <text:p>0.270576179568606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0.0301783979678745">
                <text:p>0.0301783979678745</text:p>
              </table:table-cell>
              <table:table-cell office:value-type="float" office:value="150">
                <text:p>150</text:p>
              </table:table-cell>
              <table:table-cell office:value-type="float" office:value="0.168343084542887">
                <text:p>0.168343084542887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0.0179392190271729">
                <text:p>0.0179392190271729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.0214962388921193">
                <text:p>0.0214962388921193</text:p>
              </table:table-cell>
              <table:table-cell office:value-type="float" office:value="0.0214962388921193">
                <text:p>0.0214962388921193</text:p>
              </table:table-cell>
              <table:table-cell office:value-type="float" office:value="150">
                <text:p>150</text:p>
              </table:table-cell>
              <table:table-cell office:value-type="float" office:value="0.350376043727064">
                <text:p>0.350376043727064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0.0169446848608923">
                <text:p>0.0169446848608923</text:p>
              </table:table-cell>
              <table:table-cell office:value-type="float" office:value="150">
                <text:p>150</text:p>
              </table:table-cell>
              <table:table-cell office:value-type="float" office:value="0.786737288311302">
                <text:p>0.786737288311302</text:p>
              </table:table-cell>
              <table:table-cell office:value-type="float" office:value="0.0278029270330075">
                <text:p>0.0278029270330075</text:p>
              </table:table-cell>
              <table:table-cell office:value-type="float" office:value="0.0278029270330075">
                <text:p>0.0278029270330075</text:p>
              </table:table-cell>
              <table:table-cell office:value-type="float" office:value="150">
                <text:p>150</text:p>
              </table:table-cell>
              <table:table-cell office:value-type="float" office:value="0.702924666159367">
                <text:p>0.702924666159367</text:p>
              </table:table-cell>
              <table:table-cell office:value-type="float" office:value="0.0260727477614516">
                <text:p>0.0260727477614516</text:p>
              </table:table-cell>
              <table:table-cell office:value-type="float" office:value="0.0260727477614516">
                <text:p>0.0260727477614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0.341739782310308">
                <text:p>0.341739782310308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0.027248084600055">
                <text:p>0.027248084600055</text:p>
              </table:table-cell>
              <table:table-cell office:value-type="float" office:value="160">
                <text:p>160</text:p>
              </table:table-cell>
              <table:table-cell office:value-type="float" office:value="0.274092586429797">
                <text:p>0.274092586429797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0.0229827527659561">
                <text:p>0.0229827527659561</text:p>
              </table:table-cell>
              <table:table-cell office:value-type="float" office:value="160">
                <text:p>160</text:p>
              </table:table-cell>
              <table:table-cell office:value-type="float" office:value="0.192959115533681">
                <text:p>0.192959115533681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0.0225523301810404">
                <text:p>0.0225523301810404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.0314341963225072">
                <text:p>0.0314341963225072</text:p>
              </table:table-cell>
              <table:table-cell office:value-type="float" office:value="0.0314341963225072">
                <text:p>0.0314341963225072</text:p>
              </table:table-cell>
              <table:table-cell office:value-type="float" office:value="160">
                <text:p>160</text:p>
              </table:table-cell>
              <table:table-cell office:value-type="float" office:value="0.369535354675442">
                <text:p>0.369535354675442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0.0488684638164188">
                <text:p>0.0488684638164188</text:p>
              </table:table-cell>
              <table:table-cell office:value-type="float" office:value="160">
                <text:p>160</text:p>
              </table:table-cell>
              <table:table-cell office:value-type="float" office:value="0.82638920323758">
                <text:p>0.82638920323758</text:p>
              </table:table-cell>
              <table:table-cell office:value-type="float" office:value="0.0958264720423418">
                <text:p>0.0958264720423418</text:p>
              </table:table-cell>
              <table:table-cell office:value-type="float" office:value="0.0958264720423418">
                <text:p>0.0958264720423418</text:p>
              </table:table-cell>
              <table:table-cell office:value-type="float" office:value="160">
                <text:p>160</text:p>
              </table:table-cell>
              <table:table-cell office:value-type="float" office:value="0.71526036522427">
                <text:p>0.71526036522427</text:p>
              </table:table-cell>
              <table:table-cell office:value-type="float" office:value="0.023576234974881">
                <text:p>0.023576234974881</text:p>
              </table:table-cell>
              <table:table-cell office:value-type="float" office:value="0.023576234974881">
                <text:p>0.0235762349748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0.429122647623049">
                <text:p>0.429122647623049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0.0121558308261186">
                <text:p>0.0121558308261186</text:p>
              </table:table-cell>
              <table:table-cell office:value-type="float" office:value="170">
                <text:p>170</text:p>
              </table:table-cell>
              <table:table-cell office:value-type="float" office:value="0.315401442540021">
                <text:p>0.315401442540021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0.0321006136662282">
                <text:p>0.0321006136662282</text:p>
              </table:table-cell>
              <table:table-cell office:value-type="float" office:value="170">
                <text:p>170</text:p>
              </table:table-cell>
              <table:table-cell office:value-type="float" office:value="0.184296823705922">
                <text:p>0.184296823705922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0.00716452710406508">
                <text:p>0.00716452710406508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.00974971793986018">
                <text:p>0.00974971793986018</text:p>
              </table:table-cell>
              <table:table-cell office:value-type="float" office:value="0.00974971793986018">
                <text:p>0.00974971793986018</text:p>
              </table:table-cell>
              <table:table-cell office:value-type="float" office:value="170">
                <text:p>170</text:p>
              </table:table-cell>
              <table:table-cell office:value-type="float" office:value="0.363926623802863">
                <text:p>0.363926623802863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0.013199208733817">
                <text:p>0.013199208733817</text:p>
              </table:table-cell>
              <table:table-cell office:value-type="float" office:value="170">
                <text:p>170</text:p>
              </table:table-cell>
              <table:table-cell office:value-type="float" office:value="0.809299357705859">
                <text:p>0.809299357705859</text:p>
              </table:table-cell>
              <table:table-cell office:value-type="float" office:value="0.0166789808854937">
                <text:p>0.0166789808854937</text:p>
              </table:table-cell>
              <table:table-cell office:value-type="float" office:value="0.0166789808854937">
                <text:p>0.0166789808854937</text:p>
              </table:table-cell>
              <table:table-cell office:value-type="float" office:value="170">
                <text:p>170</text:p>
              </table:table-cell>
              <table:table-cell office:value-type="float" office:value="0.726344755737038">
                <text:p>0.726344755737038</text:p>
              </table:table-cell>
              <table:table-cell office:value-type="float" office:value="0.0113790619419147">
                <text:p>0.0113790619419147</text:p>
              </table:table-cell>
              <table:table-cell office:value-type="float" office:value="0.0113790619419147">
                <text:p>0.0113790619419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0.432454029819853">
                <text:p>0.432454029819853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0.013872276299318">
                <text:p>0.013872276299318</text:p>
              </table:table-cell>
              <table:table-cell office:value-type="float" office:value="180">
                <text:p>180</text:p>
              </table:table-cell>
              <table:table-cell office:value-type="float" office:value="0.31046636418606">
                <text:p>0.31046636418606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0.0115860605085514">
                <text:p>0.0115860605085514</text:p>
              </table:table-cell>
              <table:table-cell office:value-type="float" office:value="180">
                <text:p>180</text:p>
              </table:table-cell>
              <table:table-cell office:value-type="float" office:value="0.199091633167116">
                <text:p>0.199091633167116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0.0119818593661065">
                <text:p>0.0119818593661065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.0153893004542215">
                <text:p>0.0153893004542215</text:p>
              </table:table-cell>
              <table:table-cell office:value-type="float" office:value="0.0153893004542215">
                <text:p>0.0153893004542215</text:p>
              </table:table-cell>
              <table:table-cell office:value-type="float" office:value="180">
                <text:p>180</text:p>
              </table:table-cell>
              <table:table-cell office:value-type="float" office:value="0.355830602323193">
                <text:p>0.355830602323193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0.0117152410071705">
                <text:p>0.0117152410071705</text:p>
              </table:table-cell>
              <table:table-cell office:value-type="float" office:value="180">
                <text:p>180</text:p>
              </table:table-cell>
              <table:table-cell office:value-type="float" office:value="0.813753253849513">
                <text:p>0.813753253849513</text:p>
              </table:table-cell>
              <table:table-cell office:value-type="float" office:value="0.0157258634602558">
                <text:p>0.0157258634602558</text:p>
              </table:table-cell>
              <table:table-cell office:value-type="float" office:value="0.0157258634602558">
                <text:p>0.0157258634602558</text:p>
              </table:table-cell>
              <table:table-cell office:value-type="float" office:value="180">
                <text:p>180</text:p>
              </table:table-cell>
              <table:table-cell office:value-type="float" office:value="0.711126258953242">
                <text:p>0.711126258953242</text:p>
              </table:table-cell>
              <table:table-cell office:value-type="float" office:value="0.0109552212217159">
                <text:p>0.0109552212217159</text:p>
              </table:table-cell>
              <table:table-cell office:value-type="float" office:value="0.0109552212217159">
                <text:p>0.0109552212217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0.410246896320017">
                <text:p>0.410246896320017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0.00793816461333456">
                <text:p>0.00793816461333456</text:p>
              </table:table-cell>
              <table:table-cell office:value-type="float" office:value="190">
                <text:p>190</text:p>
              </table:table-cell>
              <table:table-cell office:value-type="float" office:value="0.315510849082">
                <text:p>0.315510849082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0.00378373691251583">
                <text:p>0.00378373691251583</text:p>
              </table:table-cell>
              <table:table-cell office:value-type="float" office:value="190">
                <text:p>190</text:p>
              </table:table-cell>
              <table:table-cell office:value-type="float" office:value="0.221341308386067">
                <text:p>0.221341308386067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0.00416043390499392">
                <text:p>0.00416043390499392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.00369718858670566">
                <text:p>0.00369718858670566</text:p>
              </table:table-cell>
              <table:table-cell office:value-type="float" office:value="0.00369718858670566">
                <text:p>0.00369718858670566</text:p>
              </table:table-cell>
              <table:table-cell office:value-type="float" office:value="190">
                <text:p>190</text:p>
              </table:table-cell>
              <table:table-cell office:value-type="float" office:value="0.374099935483975">
                <text:p>0.374099935483975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0.0049871312641289">
                <text:p>0.0049871312641289</text:p>
              </table:table-cell>
              <table:table-cell office:value-type="float" office:value="190">
                <text:p>190</text:p>
              </table:table-cell>
              <table:table-cell office:value-type="float" office:value="0.826540118098669">
                <text:p>0.826540118098669</text:p>
              </table:table-cell>
              <table:table-cell office:value-type="float" office:value="0.0116416270121292">
                <text:p>0.0116416270121292</text:p>
              </table:table-cell>
              <table:table-cell office:value-type="float" office:value="0.0116416270121292">
                <text:p>0.0116416270121292</text:p>
              </table:table-cell>
              <table:table-cell office:value-type="float" office:value="190">
                <text:p>190</text:p>
              </table:table-cell>
              <table:table-cell office:value-type="float" office:value="0.747883810633092">
                <text:p>0.747883810633092</text:p>
              </table:table-cell>
              <table:table-cell office:value-type="float" office:value="0.0236249328941085">
                <text:p>0.0236249328941085</text:p>
              </table:table-cell>
              <table:table-cell office:value-type="float" office:value="0.0236249328941085">
                <text:p>0.0236249328941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